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79078.37928" calcext:value-type="float">
            <text:p>1442779078.37928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779078.68831" calcext:value-type="float">
            <text:p>1442779078.68831</text:p>
          </table:table-cell>
          <table:table-cell table:formula="of:=[.G2]-[.$B2]" office:value-type="float" office:value="0.309037923812866" calcext:value-type="float">
            <text:p>0.3090379238</text:p>
          </table:table-cell>
          <table:table-cell table:formula="of:=MAX([.H2:.H2000])" office:value-type="float" office:value="8.72871804237366" calcext:value-type="float">
            <text:p>8.7287180424</text:p>
          </table:table-cell>
          <table:table-cell office:value-type="float" office:value="1442779078.68906" calcext:value-type="float">
            <text:p>1442779078.68906</text:p>
          </table:table-cell>
          <table:table-cell table:formula="of:=[.J2]-[.$B2]" office:value-type="float" office:value="0.309787750244141" calcext:value-type="float">
            <text:p>0.3097877502</text:p>
          </table:table-cell>
          <table:table-cell table:formula="of:=MAX([.K2:.K2000])" office:value-type="float" office:value="9.61496591567993" calcext:value-type="float">
            <text:p>9.6149659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79080.08281" calcext:value-type="float">
            <text:p>1442779080.08281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1.70353317260742" calcext:value-type="float">
            <text:p>1.7035331726</text:p>
          </table:table-cell>
          <table:table-cell table:formula="of:=[.C3]/([.D3]-[.D2])" office:value-type="float" office:value="38526.9867680615" calcext:value-type="float">
            <text:p>38526.9867680615</text:p>
          </table:table-cell>
          <table:table-cell/>
          <table:table-cell office:value-type="float" office:value="1442779080.55628" calcext:value-type="float">
            <text:p>1442779080.55628</text:p>
          </table:table-cell>
          <table:table-cell table:formula="of:=[.G3]-[.B3]" office:value-type="float" office:value="0.473467588424683" calcext:value-type="float">
            <text:p>0.4734675884</text:p>
          </table:table-cell>
          <table:table-cell/>
          <table:table-cell office:value-type="float" office:value="1442779080.55636" calcext:value-type="float">
            <text:p>1442779080.55636</text:p>
          </table:table-cell>
          <table:table-cell table:formula="of:=[.J3]-[.$B3]" office:value-type="float" office:value="0.473551273345947" calcext:value-type="float">
            <text:p>0.47355127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79080.1654" calcext:value-type="float">
            <text:p>1442779080.1654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1.78611898422241" calcext:value-type="float">
            <text:p>1.7861189842</text:p>
          </table:table-cell>
          <table:table-cell table:formula="of:=[.C4]/([.D4]-[.D3])" office:value-type="float" office:value="794712.780761569" calcext:value-type="float">
            <text:p>794712.780761569</text:p>
          </table:table-cell>
          <table:table-cell/>
          <table:table-cell office:value-type="float" office:value="1442779080.75717" calcext:value-type="float">
            <text:p>1442779080.75717</text:p>
          </table:table-cell>
          <table:table-cell table:formula="of:=[.G4]-[.B4]" office:value-type="float" office:value="0.591778516769409" calcext:value-type="float">
            <text:p>0.5917785168</text:p>
          </table:table-cell>
          <table:table-cell/>
          <table:table-cell office:value-type="float" office:value="1442779080.75728" calcext:value-type="float">
            <text:p>1442779080.75728</text:p>
          </table:table-cell>
          <table:table-cell table:formula="of:=[.J4]-[.$B4]" office:value-type="float" office:value="0.59188723564148" calcext:value-type="float">
            <text:p>0.59188723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79080.24781" calcext:value-type="float">
            <text:p>1442779080.24781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1.86853003501892" calcext:value-type="float">
            <text:p>1.868530035</text:p>
          </table:table-cell>
          <table:table-cell table:formula="of:=[.C5]/([.D5]-[.D4])" office:value-type="float" office:value="796398.048145994" calcext:value-type="float">
            <text:p>796398.048145994</text:p>
          </table:table-cell>
          <table:table-cell/>
          <table:table-cell office:value-type="float" office:value="1442779086.63664" calcext:value-type="float">
            <text:p>1442779086.63664</text:p>
          </table:table-cell>
          <table:table-cell table:formula="of:=[.G5]-[.B5]" office:value-type="float" office:value="6.3888373374939" calcext:value-type="float">
            <text:p>6.3888373375</text:p>
          </table:table-cell>
          <table:table-cell/>
          <table:table-cell office:value-type="float" office:value="1442779086.63682" calcext:value-type="float">
            <text:p>1442779086.63682</text:p>
          </table:table-cell>
          <table:table-cell table:formula="of:=[.J5]-[.$B5]" office:value-type="float" office:value="6.38901209831238" calcext:value-type="float">
            <text:p>6.38901209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79080.33016" calcext:value-type="float">
            <text:p>1442779080.33016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1.95088505744934" calcext:value-type="float">
            <text:p>1.9508850574</text:p>
          </table:table-cell>
          <table:table-cell table:formula="of:=[.C6]/([.D6]-[.D5])" office:value-type="float" office:value="796939.859441495" calcext:value-type="float">
            <text:p>796939.859441495</text:p>
          </table:table-cell>
          <table:table-cell/>
          <table:table-cell office:value-type="float" office:value="1442779087.12005" calcext:value-type="float">
            <text:p>1442779087.12005</text:p>
          </table:table-cell>
          <table:table-cell table:formula="of:=[.G6]-[.B6]" office:value-type="float" office:value="6.78988933563232" calcext:value-type="float">
            <text:p>6.7898893356</text:p>
          </table:table-cell>
          <table:table-cell/>
          <table:table-cell office:value-type="float" office:value="1442779087.12012" calcext:value-type="float">
            <text:p>1442779087.12012</text:p>
          </table:table-cell>
          <table:table-cell table:formula="of:=[.J6]-[.$B6]" office:value-type="float" office:value="6.7899603843689" calcext:value-type="float">
            <text:p>6.78996038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79080.4126" calcext:value-type="float">
            <text:p>1442779080.4126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2.03332376480103" calcext:value-type="float">
            <text:p>2.0333237648</text:p>
          </table:table-cell>
          <table:table-cell table:formula="of:=[.C7]/([.D7]-[.D6])" office:value-type="float" office:value="796130.872358455" calcext:value-type="float">
            <text:p>796130.872358455</text:p>
          </table:table-cell>
          <table:table-cell/>
          <table:table-cell office:value-type="float" office:value="1442779088.18495" calcext:value-type="float">
            <text:p>1442779088.18495</text:p>
          </table:table-cell>
          <table:table-cell table:formula="of:=[.G7]-[.B7]" office:value-type="float" office:value="7.77234721183777" calcext:value-type="float">
            <text:p>7.7723472118</text:p>
          </table:table-cell>
          <table:table-cell/>
          <table:table-cell office:value-type="float" office:value="1442779090.02757" calcext:value-type="float">
            <text:p>1442779090.02757</text:p>
          </table:table-cell>
          <table:table-cell table:formula="of:=[.J7]-[.$B7]" office:value-type="float" office:value="9.61496591567993" calcext:value-type="float">
            <text:p>9.61496591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79080.49493" calcext:value-type="float">
            <text:p>1442779080.49493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2.11565661430359" calcext:value-type="float">
            <text:p>2.1156566143</text:p>
          </table:table-cell>
          <table:table-cell table:formula="of:=[.C8]/([.D8]-[.D7])" office:value-type="float" office:value="797154.482038867" calcext:value-type="float">
            <text:p>797154.482038867</text:p>
          </table:table-cell>
          <table:table-cell/>
          <table:table-cell office:value-type="float" office:value="1442779088.26576" calcext:value-type="float">
            <text:p>1442779088.26576</text:p>
          </table:table-cell>
          <table:table-cell table:formula="of:=[.G8]-[.B8]" office:value-type="float" office:value="7.7708261013031" calcext:value-type="float">
            <text:p>7.7708261013</text:p>
          </table:table-cell>
          <table:table-cell/>
          <table:table-cell office:value-type="float" office:value="1442779090.05509" calcext:value-type="float">
            <text:p>1442779090.05509</text:p>
          </table:table-cell>
          <table:table-cell table:formula="of:=[.J8]-[.$B8]" office:value-type="float" office:value="9.56016111373901" calcext:value-type="float">
            <text:p>9.56016111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79080.57729" calcext:value-type="float">
            <text:p>1442779080.57729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2.19801139831543" calcext:value-type="float">
            <text:p>2.1980113983</text:p>
          </table:table-cell>
          <table:table-cell table:formula="of:=[.C9]/([.D9]-[.D8])" office:value-type="float" office:value="796942.166596704" calcext:value-type="float">
            <text:p>796942.166596704</text:p>
          </table:table-cell>
          <table:table-cell/>
          <table:table-cell office:value-type="float" office:value="1442779088.38589" calcext:value-type="float">
            <text:p>1442779088.38589</text:p>
          </table:table-cell>
          <table:table-cell table:formula="of:=[.G9]-[.B9]" office:value-type="float" office:value="7.8086051940918" calcext:value-type="float">
            <text:p>7.8086051941</text:p>
          </table:table-cell>
          <table:table-cell/>
          <table:table-cell office:value-type="float" office:value="1442779090.08271" calcext:value-type="float">
            <text:p>1442779090.08271</text:p>
          </table:table-cell>
          <table:table-cell table:formula="of:=[.J9]-[.$B9]" office:value-type="float" office:value="9.50542283058167" calcext:value-type="float">
            <text:p>9.50542283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79080.65967" calcext:value-type="float">
            <text:p>1442779080.65967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2.28039026260376" calcext:value-type="float">
            <text:p>2.2803902626</text:p>
          </table:table-cell>
          <table:table-cell table:formula="of:=[.C10]/([.D10]-[.D9])" office:value-type="float" office:value="796709.211361361" calcext:value-type="float">
            <text:p>796709.211361361</text:p>
          </table:table-cell>
          <table:table-cell/>
          <table:table-cell office:value-type="float" office:value="1442779088.47038" calcext:value-type="float">
            <text:p>1442779088.47038</text:p>
          </table:table-cell>
          <table:table-cell table:formula="of:=[.G10]-[.B10]" office:value-type="float" office:value="7.81071782112122" calcext:value-type="float">
            <text:p>7.8107178211</text:p>
          </table:table-cell>
          <table:table-cell/>
          <table:table-cell office:value-type="float" office:value="1442779090.11029" calcext:value-type="float">
            <text:p>1442779090.11029</text:p>
          </table:table-cell>
          <table:table-cell table:formula="of:=[.J10]-[.$B10]" office:value-type="float" office:value="9.45061850547791" calcext:value-type="float">
            <text:p>9.45061850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79080.74209" calcext:value-type="float">
            <text:p>1442779080.74209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2.36281824111938" calcext:value-type="float">
            <text:p>2.3628182411</text:p>
          </table:table-cell>
          <table:table-cell table:formula="of:=[.C11]/([.D11]-[.D10])" office:value-type="float" office:value="796234.496853017" calcext:value-type="float">
            <text:p>796234.496853017</text:p>
          </table:table-cell>
          <table:table-cell/>
          <table:table-cell office:value-type="float" office:value="1442779088.58691" calcext:value-type="float">
            <text:p>1442779088.58691</text:p>
          </table:table-cell>
          <table:table-cell table:formula="of:=[.G11]-[.B11]" office:value-type="float" office:value="7.84481930732727" calcext:value-type="float">
            <text:p>7.8448193073</text:p>
          </table:table-cell>
          <table:table-cell/>
          <table:table-cell office:value-type="float" office:value="1442779090.13786" calcext:value-type="float">
            <text:p>1442779090.13786</text:p>
          </table:table-cell>
          <table:table-cell table:formula="of:=[.J11]-[.$B11]" office:value-type="float" office:value="9.39576983451843" calcext:value-type="float">
            <text:p>9.39576983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79080.82439" calcext:value-type="float">
            <text:p>1442779080.82439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2.44510912895203" calcext:value-type="float">
            <text:p>2.445109129</text:p>
          </table:table-cell>
          <table:table-cell table:formula="of:=[.C12]/([.D12]-[.D11])" office:value-type="float" office:value="797560.966087503" calcext:value-type="float">
            <text:p>797560.966087503</text:p>
          </table:table-cell>
          <table:table-cell/>
          <table:table-cell office:value-type="float" office:value="1442779088.67142" calcext:value-type="float">
            <text:p>1442779088.67142</text:p>
          </table:table-cell>
          <table:table-cell table:formula="of:=[.G12]-[.B12]" office:value-type="float" office:value="7.84703683853149" calcext:value-type="float">
            <text:p>7.8470368385</text:p>
          </table:table-cell>
          <table:table-cell/>
          <table:table-cell office:value-type="float" office:value="1442779090.16538" calcext:value-type="float">
            <text:p>1442779090.16538</text:p>
          </table:table-cell>
          <table:table-cell table:formula="of:=[.J12]-[.$B12]" office:value-type="float" office:value="9.34098982810974" calcext:value-type="float">
            <text:p>9.340989828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79080.90669" calcext:value-type="float">
            <text:p>1442779080.90669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2.52741003036499" calcext:value-type="float">
            <text:p>2.5274100304</text:p>
          </table:table-cell>
          <table:table-cell table:formula="of:=[.C13]/([.D13]-[.D12])" office:value-type="float" office:value="797463.926557453" calcext:value-type="float">
            <text:p>797463.926557453</text:p>
          </table:table-cell>
          <table:table-cell/>
          <table:table-cell office:value-type="float" office:value="1442779088.78773" calcext:value-type="float">
            <text:p>1442779088.78773</text:p>
          </table:table-cell>
          <table:table-cell table:formula="of:=[.G13]-[.B13]" office:value-type="float" office:value="7.88104152679443" calcext:value-type="float">
            <text:p>7.8810415268</text:p>
          </table:table-cell>
          <table:table-cell/>
          <table:table-cell office:value-type="float" office:value="1442779090.19291" calcext:value-type="float">
            <text:p>1442779090.19291</text:p>
          </table:table-cell>
          <table:table-cell table:formula="of:=[.J13]-[.$B13]" office:value-type="float" office:value="9.28621912002564" calcext:value-type="float">
            <text:p>9.286219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79080.98898" calcext:value-type="float">
            <text:p>1442779080.98898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2.60970735549927" calcext:value-type="float">
            <text:p>2.6097073555</text:p>
          </table:table-cell>
          <table:table-cell table:formula="of:=[.C14]/([.D14]-[.D13])" office:value-type="float" office:value="797498.5808216" calcext:value-type="float">
            <text:p>797498.5808216</text:p>
          </table:table-cell>
          <table:table-cell/>
          <table:table-cell office:value-type="float" office:value="1442779088.8724" calcext:value-type="float">
            <text:p>1442779088.8724</text:p>
          </table:table-cell>
          <table:table-cell table:formula="of:=[.G14]-[.B14]" office:value-type="float" office:value="7.88341307640076" calcext:value-type="float">
            <text:p>7.8834130764</text:p>
          </table:table-cell>
          <table:table-cell/>
          <table:table-cell office:value-type="float" office:value="1442779090.22041" calcext:value-type="float">
            <text:p>1442779090.22041</text:p>
          </table:table-cell>
          <table:table-cell table:formula="of:=[.J14]-[.$B14]" office:value-type="float" office:value="9.23142218589783" calcext:value-type="float">
            <text:p>9.23142218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79081.06744" calcext:value-type="float">
            <text:p>1442779081.06744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2.68815898895264" calcext:value-type="float">
            <text:p>2.688158989</text:p>
          </table:table-cell>
          <table:table-cell table:formula="of:=[.C15]/([.D15]-[.D14])" office:value-type="float" office:value="836591.88612065" calcext:value-type="float">
            <text:p>836591.88612065</text:p>
          </table:table-cell>
          <table:table-cell/>
          <table:table-cell office:value-type="float" office:value="1442779088.97647" calcext:value-type="float">
            <text:p>1442779088.97647</text:p>
          </table:table-cell>
          <table:table-cell table:formula="of:=[.G15]-[.B15]" office:value-type="float" office:value="7.90903639793396" calcext:value-type="float">
            <text:p>7.9090363979</text:p>
          </table:table-cell>
          <table:table-cell/>
          <table:table-cell office:value-type="float" office:value="1442779090.24794" calcext:value-type="float">
            <text:p>1442779090.24794</text:p>
          </table:table-cell>
          <table:table-cell table:formula="of:=[.J15]-[.$B15]" office:value-type="float" office:value="9.18050456047058" calcext:value-type="float">
            <text:p>9.18050456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79081.14592" calcext:value-type="float">
            <text:p>1442779081.14592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2.76664805412292" calcext:value-type="float">
            <text:p>2.7666480541</text:p>
          </table:table-cell>
          <table:table-cell table:formula="of:=[.C16]/([.D16]-[.D15])" office:value-type="float" office:value="836192.912447184" calcext:value-type="float">
            <text:p>836192.912447184</text:p>
          </table:table-cell>
          <table:table-cell/>
          <table:table-cell office:value-type="float" office:value="1442779089.07331" calcext:value-type="float">
            <text:p>1442779089.07331</text:p>
          </table:table-cell>
          <table:table-cell table:formula="of:=[.G16]-[.B16]" office:value-type="float" office:value="7.92738842964172" calcext:value-type="float">
            <text:p>7.9273884296</text:p>
          </table:table-cell>
          <table:table-cell/>
          <table:table-cell office:value-type="float" office:value="1442779090.27556" calcext:value-type="float">
            <text:p>1442779090.27556</text:p>
          </table:table-cell>
          <table:table-cell table:formula="of:=[.J16]-[.$B16]" office:value-type="float" office:value="9.12963342666626" calcext:value-type="float">
            <text:p>9.12963342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79081.22442" calcext:value-type="float">
            <text:p>1442779081.22442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2.84514594078064" calcext:value-type="float">
            <text:p>2.8451459408</text:p>
          </table:table-cell>
          <table:table-cell table:formula="of:=[.C17]/([.D17]-[.D16])" office:value-type="float" office:value="836098.942206995" calcext:value-type="float">
            <text:p>836098.942206995</text:p>
          </table:table-cell>
          <table:table-cell/>
          <table:table-cell office:value-type="float" office:value="1442779089.17741" calcext:value-type="float">
            <text:p>1442779089.17741</text:p>
          </table:table-cell>
          <table:table-cell table:formula="of:=[.G17]-[.B17]" office:value-type="float" office:value="7.95298767089844" calcext:value-type="float">
            <text:p>7.9529876709</text:p>
          </table:table-cell>
          <table:table-cell/>
          <table:table-cell office:value-type="float" office:value="1442779090.3031" calcext:value-type="float">
            <text:p>1442779090.3031</text:p>
          </table:table-cell>
          <table:table-cell table:formula="of:=[.J17]-[.$B17]" office:value-type="float" office:value="9.07867980003357" calcext:value-type="float">
            <text:p>9.07867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79081.30289" calcext:value-type="float">
            <text:p>1442779081.30289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2.92361497879028" calcext:value-type="float">
            <text:p>2.9236149788</text:p>
          </table:table-cell>
          <table:table-cell table:formula="of:=[.C18]/([.D18]-[.D17])" office:value-type="float" office:value="836406.328722089" calcext:value-type="float">
            <text:p>836406.328722089</text:p>
          </table:table-cell>
          <table:table-cell/>
          <table:table-cell office:value-type="float" office:value="1442779089.24398" calcext:value-type="float">
            <text:p>1442779089.24398</text:p>
          </table:table-cell>
          <table:table-cell table:formula="of:=[.G18]-[.B18]" office:value-type="float" office:value="7.9410936832428" calcext:value-type="float">
            <text:p>7.9410936832</text:p>
          </table:table-cell>
          <table:table-cell/>
          <table:table-cell office:value-type="float" office:value="1442779090.33061" calcext:value-type="float">
            <text:p>1442779090.33061</text:p>
          </table:table-cell>
          <table:table-cell table:formula="of:=[.J18]-[.$B18]" office:value-type="float" office:value="9.02771830558777" calcext:value-type="float">
            <text:p>9.02771830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79081.38138" calcext:value-type="float">
            <text:p>1442779081.38138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3.00210785865784" calcext:value-type="float">
            <text:p>3.0021078587</text:p>
          </table:table-cell>
          <table:table-cell table:formula="of:=[.C19]/([.D19]-[.D18])" office:value-type="float" office:value="836152.274075627" calcext:value-type="float">
            <text:p>836152.274075627</text:p>
          </table:table-cell>
          <table:table-cell/>
          <table:table-cell office:value-type="float" office:value="1442779089.37863" calcext:value-type="float">
            <text:p>1442779089.37863</text:p>
          </table:table-cell>
          <table:table-cell table:formula="of:=[.G19]-[.B19]" office:value-type="float" office:value="7.9972448348999" calcext:value-type="float">
            <text:p>7.9972448349</text:p>
          </table:table-cell>
          <table:table-cell/>
          <table:table-cell office:value-type="float" office:value="1442779090.35812" calcext:value-type="float">
            <text:p>1442779090.35812</text:p>
          </table:table-cell>
          <table:table-cell table:formula="of:=[.J19]-[.$B19]" office:value-type="float" office:value="8.97673511505127" calcext:value-type="float">
            <text:p>8.97673511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79081.45987" calcext:value-type="float">
            <text:p>1442779081.45987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3.08058977127075" calcext:value-type="float">
            <text:p>3.0805897713</text:p>
          </table:table-cell>
          <table:table-cell table:formula="of:=[.C20]/([.D20]-[.D19])" office:value-type="float" office:value="836269.120041801" calcext:value-type="float">
            <text:p>836269.120041801</text:p>
          </table:table-cell>
          <table:table-cell/>
          <table:table-cell office:value-type="float" office:value="1442779089.44498" calcext:value-type="float">
            <text:p>1442779089.44498</text:p>
          </table:table-cell>
          <table:table-cell table:formula="of:=[.G20]-[.B20]" office:value-type="float" office:value="7.98510909080505" calcext:value-type="float">
            <text:p>7.9851090908</text:p>
          </table:table-cell>
          <table:table-cell/>
          <table:table-cell office:value-type="float" office:value="1442779090.38566" calcext:value-type="float">
            <text:p>1442779090.38566</text:p>
          </table:table-cell>
          <table:table-cell table:formula="of:=[.J20]-[.$B20]" office:value-type="float" office:value="8.92579650878906" calcext:value-type="float">
            <text:p>8.92579650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79081.53838" calcext:value-type="float">
            <text:p>1442779081.53838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3.15910005569458" calcext:value-type="float">
            <text:p>3.1591000557</text:p>
          </table:table-cell>
          <table:table-cell table:formula="of:=[.C21]/([.D21]-[.D20])" office:value-type="float" office:value="835966.911617511" calcext:value-type="float">
            <text:p>835966.911617511</text:p>
          </table:table-cell>
          <table:table-cell/>
          <table:table-cell office:value-type="float" office:value="1442779089.57955" calcext:value-type="float">
            <text:p>1442779089.57955</text:p>
          </table:table-cell>
          <table:table-cell table:formula="of:=[.G21]-[.B21]" office:value-type="float" office:value="8.04117703437805" calcext:value-type="float">
            <text:p>8.0411770344</text:p>
          </table:table-cell>
          <table:table-cell/>
          <table:table-cell office:value-type="float" office:value="1442779090.4132" calcext:value-type="float">
            <text:p>1442779090.4132</text:p>
          </table:table-cell>
          <table:table-cell table:formula="of:=[.J21]-[.$B21]" office:value-type="float" office:value="8.87482118606567" calcext:value-type="float">
            <text:p>8.87482118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79081.61578" calcext:value-type="float">
            <text:p>1442779081.61578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3.23650693893433" calcext:value-type="float">
            <text:p>3.2365069389</text:p>
          </table:table-cell>
          <table:table-cell table:formula="of:=[.C22]/([.D22]-[.D21])" office:value-type="float" office:value="847883.253440438" calcext:value-type="float">
            <text:p>847883.253440438</text:p>
          </table:table-cell>
          <table:table-cell/>
          <table:table-cell office:value-type="float" office:value="1442779089.64593" calcext:value-type="float">
            <text:p>1442779089.64593</text:p>
          </table:table-cell>
          <table:table-cell table:formula="of:=[.G22]-[.B22]" office:value-type="float" office:value="8.03014326095581" calcext:value-type="float">
            <text:p>8.030143261</text:p>
          </table:table-cell>
          <table:table-cell/>
          <table:table-cell office:value-type="float" office:value="1442779090.44075" calcext:value-type="float">
            <text:p>1442779090.44075</text:p>
          </table:table-cell>
          <table:table-cell table:formula="of:=[.J22]-[.$B22]" office:value-type="float" office:value="8.82497143745422" calcext:value-type="float">
            <text:p>8.82497143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79081.69424" calcext:value-type="float">
            <text:p>1442779081.69424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3.31495904922485" calcext:value-type="float">
            <text:p>3.3149590492</text:p>
          </table:table-cell>
          <table:table-cell table:formula="of:=[.C23]/([.D23]-[.D22])" office:value-type="float" office:value="836586.801259375" calcext:value-type="float">
            <text:p>836586.801259375</text:p>
          </table:table-cell>
          <table:table-cell/>
          <table:table-cell office:value-type="float" office:value="1442779089.78061" calcext:value-type="float">
            <text:p>1442779089.78061</text:p>
          </table:table-cell>
          <table:table-cell table:formula="of:=[.G23]-[.B23]" office:value-type="float" office:value="8.08637094497681" calcext:value-type="float">
            <text:p>8.086370945</text:p>
          </table:table-cell>
          <table:table-cell/>
          <table:table-cell office:value-type="float" office:value="1442779090.46828" calcext:value-type="float">
            <text:p>1442779090.46828</text:p>
          </table:table-cell>
          <table:table-cell table:formula="of:=[.J23]-[.$B23]" office:value-type="float" office:value="8.77404284477234" calcext:value-type="float">
            <text:p>8.77404284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79081.77271" calcext:value-type="float">
            <text:p>1442779081.77271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3.3934383392334" calcext:value-type="float">
            <text:p>3.3934383392</text:p>
          </table:table-cell>
          <table:table-cell table:formula="of:=[.C24]/([.D24]-[.D23])" office:value-type="float" office:value="836297.06630697" calcext:value-type="float">
            <text:p>836297.06630697</text:p>
          </table:table-cell>
          <table:table-cell/>
          <table:table-cell office:value-type="float" office:value="1442779089.81988" calcext:value-type="float">
            <text:p>1442779089.81988</text:p>
          </table:table-cell>
          <table:table-cell table:formula="of:=[.G24]-[.B24]" office:value-type="float" office:value="8.04716086387634" calcext:value-type="float">
            <text:p>8.0471608639</text:p>
          </table:table-cell>
          <table:table-cell/>
          <table:table-cell office:value-type="float" office:value="1442779090.49587" calcext:value-type="float">
            <text:p>1442779090.49587</text:p>
          </table:table-cell>
          <table:table-cell table:formula="of:=[.J24]-[.$B24]" office:value-type="float" office:value="8.72315049171448" calcext:value-type="float">
            <text:p>8.723150491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79081.85124" calcext:value-type="float">
            <text:p>1442779081.85124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3.47196578979492" calcext:value-type="float">
            <text:p>3.4719657898</text:p>
          </table:table-cell>
          <table:table-cell table:formula="of:=[.C25]/([.D25]-[.D24])" office:value-type="float" office:value="835784.16885672" calcext:value-type="float">
            <text:p>835784.16885672</text:p>
          </table:table-cell>
          <table:table-cell/>
          <table:table-cell office:value-type="float" office:value="1442779089.918" calcext:value-type="float">
            <text:p>1442779089.918</text:p>
          </table:table-cell>
          <table:table-cell table:formula="of:=[.G25]-[.B25]" office:value-type="float" office:value="8.06675291061401" calcext:value-type="float">
            <text:p>8.0667529106</text:p>
          </table:table-cell>
          <table:table-cell/>
          <table:table-cell office:value-type="float" office:value="1442779090.5234" calcext:value-type="float">
            <text:p>1442779090.5234</text:p>
          </table:table-cell>
          <table:table-cell table:formula="of:=[.J25]-[.$B25]" office:value-type="float" office:value="8.67215657234192" calcext:value-type="float">
            <text:p>8.67215657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79081.92967" calcext:value-type="float">
            <text:p>1442779081.92967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3.55039811134338" calcext:value-type="float">
            <text:p>3.5503981113</text:p>
          </table:table-cell>
          <table:table-cell table:formula="of:=[.C26]/([.D26]-[.D25])" office:value-type="float" office:value="836797.874960863" calcext:value-type="float">
            <text:p>836797.874960863</text:p>
          </table:table-cell>
          <table:table-cell/>
          <table:table-cell office:value-type="float" office:value="1442779089.98204" calcext:value-type="float">
            <text:p>1442779089.98204</text:p>
          </table:table-cell>
          <table:table-cell table:formula="of:=[.G26]-[.B26]" office:value-type="float" office:value="8.0523681640625" calcext:value-type="float">
            <text:p>8.0523681641</text:p>
          </table:table-cell>
          <table:table-cell/>
          <table:table-cell office:value-type="float" office:value="1442779090.55092" calcext:value-type="float">
            <text:p>1442779090.55092</text:p>
          </table:table-cell>
          <table:table-cell table:formula="of:=[.J26]-[.$B26]" office:value-type="float" office:value="8.62124681472778" calcext:value-type="float">
            <text:p>8.62124681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79082.00607" calcext:value-type="float">
            <text:p>1442779082.00607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3.62679266929626" calcext:value-type="float">
            <text:p>3.6267926693</text:p>
          </table:table-cell>
          <table:table-cell table:formula="of:=[.C27]/([.D27]-[.D26])" office:value-type="float" office:value="859118.787498986" calcext:value-type="float">
            <text:p>859118.787498986</text:p>
          </table:table-cell>
          <table:table-cell/>
          <table:table-cell office:value-type="float" office:value="1442779090.04787" calcext:value-type="float">
            <text:p>1442779090.04787</text:p>
          </table:table-cell>
          <table:table-cell table:formula="of:=[.G27]-[.B27]" office:value-type="float" office:value="8.04180145263672" calcext:value-type="float">
            <text:p>8.0418014526</text:p>
          </table:table-cell>
          <table:table-cell/>
          <table:table-cell office:value-type="float" office:value="1442779090.57847" calcext:value-type="float">
            <text:p>1442779090.57847</text:p>
          </table:table-cell>
          <table:table-cell table:formula="of:=[.J27]-[.$B27]" office:value-type="float" office:value="8.57239866256714" calcext:value-type="float">
            <text:p>8.57239866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79082.07041" calcext:value-type="float">
            <text:p>1442779082.07041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3.69113373756409" calcext:value-type="float">
            <text:p>3.6911337376</text:p>
          </table:table-cell>
          <table:table-cell table:formula="of:=[.C28]/([.D28]-[.D27])" office:value-type="float" office:value="1020063.88403133" calcext:value-type="float">
            <text:p>1020063.88403133</text:p>
          </table:table-cell>
          <table:table-cell/>
          <table:table-cell office:value-type="float" office:value="1442779090.11929" calcext:value-type="float">
            <text:p>1442779090.11929</text:p>
          </table:table-cell>
          <table:table-cell table:formula="of:=[.G28]-[.B28]" office:value-type="float" office:value="8.0488760471344" calcext:value-type="float">
            <text:p>8.0488760471</text:p>
          </table:table-cell>
          <table:table-cell/>
          <table:table-cell office:value-type="float" office:value="1442779090.60601" calcext:value-type="float">
            <text:p>1442779090.60601</text:p>
          </table:table-cell>
          <table:table-cell table:formula="of:=[.J28]-[.$B28]" office:value-type="float" office:value="8.53560400009155" calcext:value-type="float">
            <text:p>8.535604000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79082.13484" calcext:value-type="float">
            <text:p>1442779082.13484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3.75556230545044" calcext:value-type="float">
            <text:p>3.7555623055</text:p>
          </table:table-cell>
          <table:table-cell table:formula="of:=[.C29]/([.D29]-[.D28])" office:value-type="float" office:value="1018678.5482454" calcext:value-type="float">
            <text:p>1018678.5482454</text:p>
          </table:table-cell>
          <table:table-cell/>
          <table:table-cell office:value-type="float" office:value="1442779090.18269" calcext:value-type="float">
            <text:p>1442779090.18269</text:p>
          </table:table-cell>
          <table:table-cell table:formula="of:=[.G29]-[.B29]" office:value-type="float" office:value="8.04785299301147" calcext:value-type="float">
            <text:p>8.047852993</text:p>
          </table:table-cell>
          <table:table-cell/>
          <table:table-cell office:value-type="float" office:value="1442779090.63359" calcext:value-type="float">
            <text:p>1442779090.63359</text:p>
          </table:table-cell>
          <table:table-cell table:formula="of:=[.J29]-[.$B29]" office:value-type="float" office:value="8.49875116348267" calcext:value-type="float">
            <text:p>8.49875116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79082.19921" calcext:value-type="float">
            <text:p>1442779082.19921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3.8199315071106" calcext:value-type="float">
            <text:p>3.8199315071</text:p>
          </table:table-cell>
          <table:table-cell table:formula="of:=[.C30]/([.D30]-[.D29])" office:value-type="float" office:value="1019618.05191419" calcext:value-type="float">
            <text:p>1019618.05191419</text:p>
          </table:table-cell>
          <table:table-cell/>
          <table:table-cell office:value-type="float" office:value="1442779090.24894" calcext:value-type="float">
            <text:p>1442779090.24894</text:p>
          </table:table-cell>
          <table:table-cell table:formula="of:=[.G30]-[.B30]" office:value-type="float" office:value="8.04973411560059" calcext:value-type="float">
            <text:p>8.0497341156</text:p>
          </table:table-cell>
          <table:table-cell/>
          <table:table-cell office:value-type="float" office:value="1442779090.66115" calcext:value-type="float">
            <text:p>1442779090.66115</text:p>
          </table:table-cell>
          <table:table-cell table:formula="of:=[.J30]-[.$B30]" office:value-type="float" office:value="8.46193957328796" calcext:value-type="float">
            <text:p>8.46193957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79082.26355" calcext:value-type="float">
            <text:p>1442779082.26355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3.88427138328552" calcext:value-type="float">
            <text:p>3.8842713833</text:p>
          </table:table-cell>
          <table:table-cell table:formula="of:=[.C31]/([.D31]-[.D30])" office:value-type="float" office:value="1020082.78383316" calcext:value-type="float">
            <text:p>1020082.78383316</text:p>
          </table:table-cell>
          <table:table-cell/>
          <table:table-cell office:value-type="float" office:value="1442779090.36288" calcext:value-type="float">
            <text:p>1442779090.36288</text:p>
          </table:table-cell>
          <table:table-cell table:formula="of:=[.G31]-[.B31]" office:value-type="float" office:value="8.09933495521545" calcext:value-type="float">
            <text:p>8.0993349552</text:p>
          </table:table-cell>
          <table:table-cell/>
          <table:table-cell office:value-type="float" office:value="1442779090.68865" calcext:value-type="float">
            <text:p>1442779090.68865</text:p>
          </table:table-cell>
          <table:table-cell table:formula="of:=[.J31]-[.$B31]" office:value-type="float" office:value="8.42510581016541" calcext:value-type="float">
            <text:p>8.42510581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79082.32788" calcext:value-type="float">
            <text:p>1442779082.32788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3.94860172271729" calcext:value-type="float">
            <text:p>3.9486017227</text:p>
          </table:table-cell>
          <table:table-cell table:formula="of:=[.C32]/([.D32]-[.D31])" office:value-type="float" office:value="1020234.00746421" calcext:value-type="float">
            <text:p>1020234.00746421</text:p>
          </table:table-cell>
          <table:table-cell/>
          <table:table-cell office:value-type="float" office:value="1442779090.42182" calcext:value-type="float">
            <text:p>1442779090.42182</text:p>
          </table:table-cell>
          <table:table-cell table:formula="of:=[.G32]-[.B32]" office:value-type="float" office:value="8.09393811225891" calcext:value-type="float">
            <text:p>8.0939381123</text:p>
          </table:table-cell>
          <table:table-cell/>
          <table:table-cell office:value-type="float" office:value="1442779090.71616" calcext:value-type="float">
            <text:p>1442779090.71616</text:p>
          </table:table-cell>
          <table:table-cell table:formula="of:=[.J32]-[.$B32]" office:value-type="float" office:value="8.38828682899475" calcext:value-type="float">
            <text:p>8.3882868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79082.3922" calcext:value-type="float">
            <text:p>1442779082.3922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4.01292204856873" calcext:value-type="float">
            <text:p>4.0129220486</text:p>
          </table:table-cell>
          <table:table-cell table:formula="of:=[.C33]/([.D33]-[.D32])" office:value-type="float" office:value="1020392.84053985" calcext:value-type="float">
            <text:p>1020392.84053985</text:p>
          </table:table-cell>
          <table:table-cell/>
          <table:table-cell office:value-type="float" office:value="1442779090.4803" calcext:value-type="float">
            <text:p>1442779090.4803</text:p>
          </table:table-cell>
          <table:table-cell table:formula="of:=[.G33]-[.B33]" office:value-type="float" office:value="8.08810377120972" calcext:value-type="float">
            <text:p>8.0881037712</text:p>
          </table:table-cell>
          <table:table-cell/>
          <table:table-cell office:value-type="float" office:value="1442779090.74366" calcext:value-type="float">
            <text:p>1442779090.74366</text:p>
          </table:table-cell>
          <table:table-cell table:formula="of:=[.J33]-[.$B33]" office:value-type="float" office:value="8.35145783424377" calcext:value-type="float">
            <text:p>8.35145783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79082.45652" calcext:value-type="float">
            <text:p>1442779082.45652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4.07724213600159" calcext:value-type="float">
            <text:p>4.077242136</text:p>
          </table:table-cell>
          <table:table-cell table:formula="of:=[.C34]/([.D34]-[.D33])" office:value-type="float" office:value="1020396.62288252" calcext:value-type="float">
            <text:p>1020396.62288252</text:p>
          </table:table-cell>
          <table:table-cell/>
          <table:table-cell office:value-type="float" office:value="1442779090.56393" calcext:value-type="float">
            <text:p>1442779090.56393</text:p>
          </table:table-cell>
          <table:table-cell table:formula="of:=[.G34]-[.B34]" office:value-type="float" office:value="8.10740733146668" calcext:value-type="float">
            <text:p>8.1074073315</text:p>
          </table:table-cell>
          <table:table-cell/>
          <table:table-cell office:value-type="float" office:value="1442779090.77116" calcext:value-type="float">
            <text:p>1442779090.77116</text:p>
          </table:table-cell>
          <table:table-cell table:formula="of:=[.J34]-[.$B34]" office:value-type="float" office:value="8.31464004516602" calcext:value-type="float">
            <text:p>8.31464004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79082.5209" calcext:value-type="float">
            <text:p>1442779082.5209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4.14162397384644" calcext:value-type="float">
            <text:p>4.1416239738</text:p>
          </table:table-cell>
          <table:table-cell table:formula="of:=[.C35]/([.D35]-[.D34])" office:value-type="float" office:value="1019417.93209079" calcext:value-type="float">
            <text:p>1019417.93209079</text:p>
          </table:table-cell>
          <table:table-cell/>
          <table:table-cell office:value-type="float" office:value="1442779090.65127" calcext:value-type="float">
            <text:p>1442779090.65127</text:p>
          </table:table-cell>
          <table:table-cell table:formula="of:=[.G35]-[.B35]" office:value-type="float" office:value="8.13037157058716" calcext:value-type="float">
            <text:p>8.1303715706</text:p>
          </table:table-cell>
          <table:table-cell/>
          <table:table-cell office:value-type="float" office:value="1442779090.79867" calcext:value-type="float">
            <text:p>1442779090.79867</text:p>
          </table:table-cell>
          <table:table-cell table:formula="of:=[.J35]-[.$B35]" office:value-type="float" office:value="8.27777051925659" calcext:value-type="float">
            <text:p>8.27777051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79082.58524" calcext:value-type="float">
            <text:p>1442779082.58524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4.20596790313721" calcext:value-type="float">
            <text:p>4.2059679031</text:p>
          </table:table-cell>
          <table:table-cell table:formula="of:=[.C36]/([.D36]-[.D35])" office:value-type="float" office:value="1020018.52736422" calcext:value-type="float">
            <text:p>1020018.52736422</text:p>
          </table:table-cell>
          <table:table-cell/>
          <table:table-cell office:value-type="float" office:value="1442779090.72215" calcext:value-type="float">
            <text:p>1442779090.72215</text:p>
          </table:table-cell>
          <table:table-cell table:formula="of:=[.G36]-[.B36]" office:value-type="float" office:value="8.13690376281738" calcext:value-type="float">
            <text:p>8.1369037628</text:p>
          </table:table-cell>
          <table:table-cell/>
          <table:table-cell office:value-type="float" office:value="1442779090.82618" calcext:value-type="float">
            <text:p>1442779090.82618</text:p>
          </table:table-cell>
          <table:table-cell table:formula="of:=[.J36]-[.$B36]" office:value-type="float" office:value="8.24093675613403" calcext:value-type="float">
            <text:p>8.240936756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79082.64957" calcext:value-type="float">
            <text:p>1442779082.64957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4.27029156684876" calcext:value-type="float">
            <text:p>4.2702915668</text:p>
          </table:table-cell>
          <table:table-cell table:formula="of:=[.C37]/([.D37]-[.D36])" office:value-type="float" office:value="1020339.89068656" calcext:value-type="float">
            <text:p>1020339.89068656</text:p>
          </table:table-cell>
          <table:table-cell/>
          <table:table-cell office:value-type="float" office:value="1442779090.78576" calcext:value-type="float">
            <text:p>1442779090.78576</text:p>
          </table:table-cell>
          <table:table-cell table:formula="of:=[.G37]-[.B37]" office:value-type="float" office:value="8.13618731498718" calcext:value-type="float">
            <text:p>8.136187315</text:p>
          </table:table-cell>
          <table:table-cell/>
          <table:table-cell office:value-type="float" office:value="1442779090.85371" calcext:value-type="float">
            <text:p>1442779090.85371</text:p>
          </table:table-cell>
          <table:table-cell table:formula="of:=[.J37]-[.$B37]" office:value-type="float" office:value="8.20413780212402" calcext:value-type="float">
            <text:p>8.20413780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79082.71388" calcext:value-type="float">
            <text:p>1442779082.71388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4.3346049785614" calcext:value-type="float">
            <text:p>4.3346049786</text:p>
          </table:table-cell>
          <table:table-cell table:formula="of:=[.C38]/([.D38]-[.D37])" office:value-type="float" office:value="1020502.53986284" calcext:value-type="float">
            <text:p>1020502.53986284</text:p>
          </table:table-cell>
          <table:table-cell/>
          <table:table-cell office:value-type="float" office:value="1442779090.88239" calcext:value-type="float">
            <text:p>1442779090.88239</text:p>
          </table:table-cell>
          <table:table-cell table:formula="of:=[.G38]-[.B38]" office:value-type="float" office:value="8.16850638389587" calcext:value-type="float">
            <text:p>8.1685063839</text:p>
          </table:table-cell>
          <table:table-cell/>
          <table:table-cell office:value-type="float" office:value="1442779090.88244" calcext:value-type="float">
            <text:p>1442779090.88244</text:p>
          </table:table-cell>
          <table:table-cell table:formula="of:=[.J38]-[.$B38]" office:value-type="float" office:value="8.16856002807617" calcext:value-type="float">
            <text:p>8.168560028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79082.77817" calcext:value-type="float">
            <text:p>1442779082.77817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4.39889550209045" calcext:value-type="float">
            <text:p>4.3988955021</text:p>
          </table:table-cell>
          <table:table-cell table:formula="of:=[.C39]/([.D39]-[.D38])" office:value-type="float" office:value="1020865.85078656" calcext:value-type="float">
            <text:p>1020865.85078656</text:p>
          </table:table-cell>
          <table:table-cell/>
          <table:table-cell office:value-type="float" office:value="1442779090.96563" calcext:value-type="float">
            <text:p>1442779090.96563</text:p>
          </table:table-cell>
          <table:table-cell table:formula="of:=[.G39]-[.B39]" office:value-type="float" office:value="8.18746018409729" calcext:value-type="float">
            <text:p>8.1874601841</text:p>
          </table:table-cell>
          <table:table-cell/>
          <table:table-cell office:value-type="float" office:value="1442779090.96569" calcext:value-type="float">
            <text:p>1442779090.96569</text:p>
          </table:table-cell>
          <table:table-cell table:formula="of:=[.J39]-[.$B39]" office:value-type="float" office:value="8.18751907348633" calcext:value-type="float">
            <text:p>8.187519073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79082.84252" calcext:value-type="float">
            <text:p>1442779082.84252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4.4632408618927" calcext:value-type="float">
            <text:p>4.4632408619</text:p>
          </table:table-cell>
          <table:table-cell table:formula="of:=[.C40]/([.D40]-[.D39])" office:value-type="float" office:value="1019995.8505432" calcext:value-type="float">
            <text:p>1019995.8505432</text:p>
          </table:table-cell>
          <table:table-cell/>
          <table:table-cell office:value-type="float" office:value="1442779091.02349" calcext:value-type="float">
            <text:p>1442779091.02349</text:p>
          </table:table-cell>
          <table:table-cell table:formula="of:=[.G40]-[.B40]" office:value-type="float" office:value="8.1809732913971" calcext:value-type="float">
            <text:p>8.1809732914</text:p>
          </table:table-cell>
          <table:table-cell/>
          <table:table-cell office:value-type="float" office:value="1442779091.02353" calcext:value-type="float">
            <text:p>1442779091.02353</text:p>
          </table:table-cell>
          <table:table-cell table:formula="of:=[.J40]-[.$B40]" office:value-type="float" office:value="8.18101024627686" calcext:value-type="float">
            <text:p>8.181010246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79082.90694" calcext:value-type="float">
            <text:p>1442779082.90694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4.52766346931458" calcext:value-type="float">
            <text:p>4.5276634693</text:p>
          </table:table-cell>
          <table:table-cell table:formula="of:=[.C41]/([.D41]-[.D40])" office:value-type="float" office:value="1018772.7977262" calcext:value-type="float">
            <text:p>1018772.7977262</text:p>
          </table:table-cell>
          <table:table-cell/>
          <table:table-cell office:value-type="float" office:value="1442779091.08323" calcext:value-type="float">
            <text:p>1442779091.08323</text:p>
          </table:table-cell>
          <table:table-cell table:formula="of:=[.G41]-[.B41]" office:value-type="float" office:value="8.17629432678223" calcext:value-type="float">
            <text:p>8.1762943268</text:p>
          </table:table-cell>
          <table:table-cell/>
          <table:table-cell office:value-type="float" office:value="1442779091.08327" calcext:value-type="float">
            <text:p>1442779091.08327</text:p>
          </table:table-cell>
          <table:table-cell table:formula="of:=[.J41]-[.$B41]" office:value-type="float" office:value="8.17632961273193" calcext:value-type="float">
            <text:p>8.17632961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79082.97136" calcext:value-type="float">
            <text:p>1442779082.97136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4.59208607673645" calcext:value-type="float">
            <text:p>4.5920860767</text:p>
          </table:table-cell>
          <table:table-cell table:formula="of:=[.C42]/([.D42]-[.D41])" office:value-type="float" office:value="1018772.7977262" calcext:value-type="float">
            <text:p>1018772.7977262</text:p>
          </table:table-cell>
          <table:table-cell/>
          <table:table-cell office:value-type="float" office:value="1442779091.16637" calcext:value-type="float">
            <text:p>1442779091.16637</text:p>
          </table:table-cell>
          <table:table-cell table:formula="of:=[.G42]-[.B42]" office:value-type="float" office:value="8.19500708580017" calcext:value-type="float">
            <text:p>8.1950070858</text:p>
          </table:table-cell>
          <table:table-cell/>
          <table:table-cell office:value-type="float" office:value="1442779091.16649" calcext:value-type="float">
            <text:p>1442779091.16649</text:p>
          </table:table-cell>
          <table:table-cell table:formula="of:=[.J42]-[.$B42]" office:value-type="float" office:value="8.19513034820557" calcext:value-type="float">
            <text:p>8.19513034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79083.03687" calcext:value-type="float">
            <text:p>1442779083.03687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4.65759181976318" calcext:value-type="float">
            <text:p>4.6575918198</text:p>
          </table:table-cell>
          <table:table-cell table:formula="of:=[.C43]/([.D43]-[.D42])" office:value-type="float" office:value="1001927.41838246" calcext:value-type="float">
            <text:p>1001927.41838246</text:p>
          </table:table-cell>
          <table:table-cell/>
          <table:table-cell office:value-type="float" office:value="1442779091.22397" calcext:value-type="float">
            <text:p>1442779091.22397</text:p>
          </table:table-cell>
          <table:table-cell table:formula="of:=[.G43]-[.B43]" office:value-type="float" office:value="8.18710398674011" calcext:value-type="float">
            <text:p>8.1871039867</text:p>
          </table:table-cell>
          <table:table-cell/>
          <table:table-cell office:value-type="float" office:value="1442779091.224" calcext:value-type="float">
            <text:p>1442779091.224</text:p>
          </table:table-cell>
          <table:table-cell table:formula="of:=[.J43]-[.$B43]" office:value-type="float" office:value="8.18712902069092" calcext:value-type="float">
            <text:p>8.18712902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79083.10336" calcext:value-type="float">
            <text:p>1442779083.10336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4.72408580780029" calcext:value-type="float">
            <text:p>4.7240858078</text:p>
          </table:table-cell>
          <table:table-cell table:formula="of:=[.C44]/([.D44]-[.D43])" office:value-type="float" office:value="987036.601916127" calcext:value-type="float">
            <text:p>987036.601916127</text:p>
          </table:table-cell>
          <table:table-cell/>
          <table:table-cell office:value-type="float" office:value="1442779091.32476" calcext:value-type="float">
            <text:p>1442779091.32476</text:p>
          </table:table-cell>
          <table:table-cell table:formula="of:=[.G44]-[.B44]" office:value-type="float" office:value="8.22139692306519" calcext:value-type="float">
            <text:p>8.2213969231</text:p>
          </table:table-cell>
          <table:table-cell/>
          <table:table-cell office:value-type="float" office:value="1442779091.3248" calcext:value-type="float">
            <text:p>1442779091.3248</text:p>
          </table:table-cell>
          <table:table-cell table:formula="of:=[.J44]-[.$B44]" office:value-type="float" office:value="8.22143316268921" calcext:value-type="float">
            <text:p>8.221433162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79083.16995" calcext:value-type="float">
            <text:p>1442779083.16995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4.79066896438599" calcext:value-type="float">
            <text:p>4.7906689644</text:p>
          </table:table-cell>
          <table:table-cell table:formula="of:=[.C45]/([.D45]-[.D44])" office:value-type="float" office:value="985714.756787338" calcext:value-type="float">
            <text:p>985714.756787338</text:p>
          </table:table-cell>
          <table:table-cell/>
          <table:table-cell office:value-type="float" office:value="1442779091.38806" calcext:value-type="float">
            <text:p>1442779091.38806</text:p>
          </table:table-cell>
          <table:table-cell table:formula="of:=[.G45]-[.B45]" office:value-type="float" office:value="8.21811437606812" calcext:value-type="float">
            <text:p>8.2181143761</text:p>
          </table:table-cell>
          <table:table-cell/>
          <table:table-cell office:value-type="float" office:value="1442779091.3881" calcext:value-type="float">
            <text:p>1442779091.3881</text:p>
          </table:table-cell>
          <table:table-cell table:formula="of:=[.J45]-[.$B45]" office:value-type="float" office:value="8.21815061569214" calcext:value-type="float">
            <text:p>8.21815061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79083.23662" calcext:value-type="float">
            <text:p>1442779083.23662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4.85734748840332" calcext:value-type="float">
            <text:p>4.8573474884</text:p>
          </table:table-cell>
          <table:table-cell table:formula="of:=[.C46]/([.D46]-[.D45])" office:value-type="float" office:value="984304.931268996" calcext:value-type="float">
            <text:p>984304.931268996</text:p>
          </table:table-cell>
          <table:table-cell/>
          <table:table-cell office:value-type="float" office:value="1442779091.45466" calcext:value-type="float">
            <text:p>1442779091.45466</text:p>
          </table:table-cell>
          <table:table-cell table:formula="of:=[.G46]-[.B46]" office:value-type="float" office:value="8.2180323600769" calcext:value-type="float">
            <text:p>8.2180323601</text:p>
          </table:table-cell>
          <table:table-cell/>
          <table:table-cell office:value-type="float" office:value="1442779091.4547" calcext:value-type="float">
            <text:p>1442779091.4547</text:p>
          </table:table-cell>
          <table:table-cell table:formula="of:=[.J46]-[.$B46]" office:value-type="float" office:value="8.21807622909546" calcext:value-type="float">
            <text:p>8.21807622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79083.30314" calcext:value-type="float">
            <text:p>1442779083.30314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4.9238612651825" calcext:value-type="float">
            <text:p>4.9238612652</text:p>
          </table:table-cell>
          <table:table-cell table:formula="of:=[.C47]/([.D47]-[.D46])" office:value-type="float" office:value="986742.945268282" calcext:value-type="float">
            <text:p>986742.945268282</text:p>
          </table:table-cell>
          <table:table-cell/>
          <table:table-cell office:value-type="float" office:value="1442779091.52556" calcext:value-type="float">
            <text:p>1442779091.52556</text:p>
          </table:table-cell>
          <table:table-cell table:formula="of:=[.G47]-[.B47]" office:value-type="float" office:value="8.22242522239685" calcext:value-type="float">
            <text:p>8.2224252224</text:p>
          </table:table-cell>
          <table:table-cell/>
          <table:table-cell office:value-type="float" office:value="1442779091.5256" calcext:value-type="float">
            <text:p>1442779091.5256</text:p>
          </table:table-cell>
          <table:table-cell table:formula="of:=[.J47]-[.$B47]" office:value-type="float" office:value="8.22246503829956" calcext:value-type="float">
            <text:p>8.222465038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79083.36964" calcext:value-type="float">
            <text:p>1442779083.36964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4.99036049842835" calcext:value-type="float">
            <text:p>4.9903604984</text:p>
          </table:table-cell>
          <table:table-cell table:formula="of:=[.C48]/([.D48]-[.D47])" office:value-type="float" office:value="986958.748191225" calcext:value-type="float">
            <text:p>986958.748191225</text:p>
          </table:table-cell>
          <table:table-cell/>
          <table:table-cell office:value-type="float" office:value="1442779091.62579" calcext:value-type="float">
            <text:p>1442779091.62579</text:p>
          </table:table-cell>
          <table:table-cell table:formula="of:=[.G48]-[.B48]" office:value-type="float" office:value="8.25615429878235" calcext:value-type="float">
            <text:p>8.2561542988</text:p>
          </table:table-cell>
          <table:table-cell/>
          <table:table-cell office:value-type="float" office:value="1442779091.62585" calcext:value-type="float">
            <text:p>1442779091.62585</text:p>
          </table:table-cell>
          <table:table-cell table:formula="of:=[.J48]-[.$B48]" office:value-type="float" office:value="8.25621557235718" calcext:value-type="float">
            <text:p>8.25621557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79083.43609" calcext:value-type="float">
            <text:p>1442779083.43609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5.05681109428406" calcext:value-type="float">
            <text:p>5.0568110943</text:p>
          </table:table-cell>
          <table:table-cell table:formula="of:=[.C49]/([.D49]-[.D48])" office:value-type="float" office:value="987681.13596016" calcext:value-type="float">
            <text:p>987681.13596016</text:p>
          </table:table-cell>
          <table:table-cell/>
          <table:table-cell office:value-type="float" office:value="1442779091.72627" calcext:value-type="float">
            <text:p>1442779091.72627</text:p>
          </table:table-cell>
          <table:table-cell table:formula="of:=[.G49]-[.B49]" office:value-type="float" office:value="8.29018568992615" calcext:value-type="float">
            <text:p>8.2901856899</text:p>
          </table:table-cell>
          <table:table-cell/>
          <table:table-cell office:value-type="float" office:value="1442779091.72633" calcext:value-type="float">
            <text:p>1442779091.72633</text:p>
          </table:table-cell>
          <table:table-cell table:formula="of:=[.J49]-[.$B49]" office:value-type="float" office:value="8.29023790359497" calcext:value-type="float">
            <text:p>8.290237903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79083.50261" calcext:value-type="float">
            <text:p>1442779083.50261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5.1233344078064" calcext:value-type="float">
            <text:p>5.1233344078</text:p>
          </table:table-cell>
          <table:table-cell table:formula="of:=[.C50]/([.D50]-[.D49])" office:value-type="float" office:value="986601.486379064" calcext:value-type="float">
            <text:p>986601.486379064</text:p>
          </table:table-cell>
          <table:table-cell/>
          <table:table-cell office:value-type="float" office:value="1442779091.76344" calcext:value-type="float">
            <text:p>1442779091.76344</text:p>
          </table:table-cell>
          <table:table-cell table:formula="of:=[.G50]-[.B50]" office:value-type="float" office:value="8.26083183288574" calcext:value-type="float">
            <text:p>8.2608318329</text:p>
          </table:table-cell>
          <table:table-cell/>
          <table:table-cell office:value-type="float" office:value="1442779091.76348" calcext:value-type="float">
            <text:p>1442779091.76348</text:p>
          </table:table-cell>
          <table:table-cell table:formula="of:=[.J50]-[.$B50]" office:value-type="float" office:value="8.26086735725403" calcext:value-type="float">
            <text:p>8.260867357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79083.56917" calcext:value-type="float">
            <text:p>1442779083.56917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5.1898934841156" calcext:value-type="float">
            <text:p>5.1898934841</text:p>
          </table:table-cell>
          <table:table-cell table:formula="of:=[.C51]/([.D51]-[.D50])" office:value-type="float" office:value="986071.376578345" calcext:value-type="float">
            <text:p>986071.376578345</text:p>
          </table:table-cell>
          <table:table-cell/>
          <table:table-cell office:value-type="float" office:value="1442779091.85671" calcext:value-type="float">
            <text:p>1442779091.85671</text:p>
          </table:table-cell>
          <table:table-cell table:formula="of:=[.G51]-[.B51]" office:value-type="float" office:value="8.28754472732544" calcext:value-type="float">
            <text:p>8.2875447273</text:p>
          </table:table-cell>
          <table:table-cell/>
          <table:table-cell office:value-type="float" office:value="1442779091.85675" calcext:value-type="float">
            <text:p>1442779091.85675</text:p>
          </table:table-cell>
          <table:table-cell table:formula="of:=[.J51]-[.$B51]" office:value-type="float" office:value="8.28757929801941" calcext:value-type="float">
            <text:p>8.28757929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79083.63573" calcext:value-type="float">
            <text:p>1442779083.63573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5.25645804405212" calcext:value-type="float">
            <text:p>5.2564580441</text:p>
          </table:table-cell>
          <table:table-cell table:formula="of:=[.C52]/([.D52]-[.D51])" office:value-type="float" office:value="985990.143442506" calcext:value-type="float">
            <text:p>985990.143442506</text:p>
          </table:table-cell>
          <table:table-cell/>
          <table:table-cell office:value-type="float" office:value="1442779091.92742" calcext:value-type="float">
            <text:p>1442779091.92742</text:p>
          </table:table-cell>
          <table:table-cell table:formula="of:=[.G52]-[.B52]" office:value-type="float" office:value="8.29168200492859" calcext:value-type="float">
            <text:p>8.2916820049</text:p>
          </table:table-cell>
          <table:table-cell/>
          <table:table-cell office:value-type="float" office:value="1442779091.92745" calcext:value-type="float">
            <text:p>1442779091.92745</text:p>
          </table:table-cell>
          <table:table-cell table:formula="of:=[.J52]-[.$B52]" office:value-type="float" office:value="8.29171776771545" calcext:value-type="float">
            <text:p>8.291717767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79083.70222" calcext:value-type="float">
            <text:p>1442779083.70222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5.32294702529907" calcext:value-type="float">
            <text:p>5.3229470253</text:p>
          </table:table-cell>
          <table:table-cell table:formula="of:=[.C53]/([.D53]-[.D52])" office:value-type="float" office:value="987110.928294038" calcext:value-type="float">
            <text:p>987110.928294038</text:p>
          </table:table-cell>
          <table:table-cell/>
          <table:table-cell office:value-type="float" office:value="1442779092.02733" calcext:value-type="float">
            <text:p>1442779092.02733</text:p>
          </table:table-cell>
          <table:table-cell table:formula="of:=[.G53]-[.B53]" office:value-type="float" office:value="8.32510471343994" calcext:value-type="float">
            <text:p>8.3251047134</text:p>
          </table:table-cell>
          <table:table-cell/>
          <table:table-cell office:value-type="float" office:value="1442779092.02741" calcext:value-type="float">
            <text:p>1442779092.02741</text:p>
          </table:table-cell>
          <table:table-cell table:formula="of:=[.J53]-[.$B53]" office:value-type="float" office:value="8.32518911361694" calcext:value-type="float">
            <text:p>8.325189113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79083.76875" calcext:value-type="float">
            <text:p>1442779083.76875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5.38947439193726" calcext:value-type="float">
            <text:p>5.3894743919</text:p>
          </table:table-cell>
          <table:table-cell table:formula="of:=[.C54]/([.D54]-[.D53])" office:value-type="float" office:value="986541.378632148" calcext:value-type="float">
            <text:p>986541.378632148</text:p>
          </table:table-cell>
          <table:table-cell/>
          <table:table-cell office:value-type="float" office:value="1442779092.08765" calcext:value-type="float">
            <text:p>1442779092.08765</text:p>
          </table:table-cell>
          <table:table-cell table:formula="of:=[.G54]-[.B54]" office:value-type="float" office:value="8.31889939308167" calcext:value-type="float">
            <text:p>8.3188993931</text:p>
          </table:table-cell>
          <table:table-cell/>
          <table:table-cell office:value-type="float" office:value="1442779092.0877" calcext:value-type="float">
            <text:p>1442779092.0877</text:p>
          </table:table-cell>
          <table:table-cell table:formula="of:=[.J54]-[.$B54]" office:value-type="float" office:value="8.31894874572754" calcext:value-type="float">
            <text:p>8.318948745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79083.83519" calcext:value-type="float">
            <text:p>1442779083.83519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5.45591592788696" calcext:value-type="float">
            <text:p>5.4559159279</text:p>
          </table:table-cell>
          <table:table-cell table:formula="of:=[.C55]/([.D55]-[.D54])" office:value-type="float" office:value="987815.815240638" calcext:value-type="float">
            <text:p>987815.815240638</text:p>
          </table:table-cell>
          <table:table-cell/>
          <table:table-cell office:value-type="float" office:value="1442779092.16514" calcext:value-type="float">
            <text:p>1442779092.16514</text:p>
          </table:table-cell>
          <table:table-cell table:formula="of:=[.G55]-[.B55]" office:value-type="float" office:value="8.32994437217712" calcext:value-type="float">
            <text:p>8.3299443722</text:p>
          </table:table-cell>
          <table:table-cell/>
          <table:table-cell office:value-type="float" office:value="1442779092.16518" calcext:value-type="float">
            <text:p>1442779092.16518</text:p>
          </table:table-cell>
          <table:table-cell table:formula="of:=[.J55]-[.$B55]" office:value-type="float" office:value="8.32998895645142" calcext:value-type="float">
            <text:p>8.329988956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79083.90169" calcext:value-type="float">
            <text:p>1442779083.90169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5.52241635322571" calcext:value-type="float">
            <text:p>5.5224163532</text:p>
          </table:table-cell>
          <table:table-cell table:formula="of:=[.C56]/([.D56]-[.D55])" office:value-type="float" office:value="986941.055875636" calcext:value-type="float">
            <text:p>986941.055875636</text:p>
          </table:table-cell>
          <table:table-cell/>
          <table:table-cell office:value-type="float" office:value="1442779092.22824" calcext:value-type="float">
            <text:p>1442779092.22824</text:p>
          </table:table-cell>
          <table:table-cell table:formula="of:=[.G56]-[.B56]" office:value-type="float" office:value="8.32654595375061" calcext:value-type="float">
            <text:p>8.3265459538</text:p>
          </table:table-cell>
          <table:table-cell/>
          <table:table-cell office:value-type="float" office:value="1442779092.22829" calcext:value-type="float">
            <text:p>1442779092.22829</text:p>
          </table:table-cell>
          <table:table-cell table:formula="of:=[.J56]-[.$B56]" office:value-type="float" office:value="8.32659912109375" calcext:value-type="float">
            <text:p>8.326599121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79083.96818" calcext:value-type="float">
            <text:p>1442779083.96818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5.58890724182129" calcext:value-type="float">
            <text:p>5.5889072418</text:p>
          </table:table-cell>
          <table:table-cell table:formula="of:=[.C57]/([.D57]-[.D56])" office:value-type="float" office:value="987082.612163524" calcext:value-type="float">
            <text:p>987082.612163524</text:p>
          </table:table-cell>
          <table:table-cell/>
          <table:table-cell office:value-type="float" office:value="1442779092.2885" calcext:value-type="float">
            <text:p>1442779092.2885</text:p>
          </table:table-cell>
          <table:table-cell table:formula="of:=[.G57]-[.B57]" office:value-type="float" office:value="8.32031941413879" calcext:value-type="float">
            <text:p>8.3203194141</text:p>
          </table:table-cell>
          <table:table-cell/>
          <table:table-cell office:value-type="float" office:value="1442779092.28854" calcext:value-type="float">
            <text:p>1442779092.28854</text:p>
          </table:table-cell>
          <table:table-cell table:formula="of:=[.J57]-[.$B57]" office:value-type="float" office:value="8.32035946846008" calcext:value-type="float">
            <text:p>8.320359468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79084.03467" calcext:value-type="float">
            <text:p>1442779084.03467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5.6553943157196" calcext:value-type="float">
            <text:p>5.6553943157</text:p>
          </table:table-cell>
          <table:table-cell table:formula="of:=[.C58]/([.D58]-[.D57])" office:value-type="float" office:value="987139.246049192" calcext:value-type="float">
            <text:p>987139.246049192</text:p>
          </table:table-cell>
          <table:table-cell/>
          <table:table-cell office:value-type="float" office:value="1442779092.3664" calcext:value-type="float">
            <text:p>1442779092.3664</text:p>
          </table:table-cell>
          <table:table-cell table:formula="of:=[.G58]-[.B58]" office:value-type="float" office:value="8.33172535896301" calcext:value-type="float">
            <text:p>8.331725359</text:p>
          </table:table-cell>
          <table:table-cell/>
          <table:table-cell office:value-type="float" office:value="1442779092.36644" calcext:value-type="float">
            <text:p>1442779092.36644</text:p>
          </table:table-cell>
          <table:table-cell table:formula="of:=[.J58]-[.$B58]" office:value-type="float" office:value="8.33176469802856" calcext:value-type="float">
            <text:p>8.33176469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79084.10118" calcext:value-type="float">
            <text:p>1442779084.10118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5.72190761566162" calcext:value-type="float">
            <text:p>5.7219076157</text:p>
          </table:table-cell>
          <table:table-cell table:formula="of:=[.C59]/([.D59]-[.D58])" office:value-type="float" office:value="986750.019277575" calcext:value-type="float">
            <text:p>986750.019277575</text:p>
          </table:table-cell>
          <table:table-cell/>
          <table:table-cell office:value-type="float" office:value="1442779092.42927" calcext:value-type="float">
            <text:p>1442779092.42927</text:p>
          </table:table-cell>
          <table:table-cell table:formula="of:=[.G59]-[.B59]" office:value-type="float" office:value="8.32808828353882" calcext:value-type="float">
            <text:p>8.3280882835</text:p>
          </table:table-cell>
          <table:table-cell/>
          <table:table-cell office:value-type="float" office:value="1442779092.42932" calcext:value-type="float">
            <text:p>1442779092.42932</text:p>
          </table:table-cell>
          <table:table-cell table:formula="of:=[.J59]-[.$B59]" office:value-type="float" office:value="8.32813906669617" calcext:value-type="float">
            <text:p>8.32813906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79084.16769" calcext:value-type="float">
            <text:p>1442779084.16769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5.78841376304626" calcext:value-type="float">
            <text:p>5.788413763</text:p>
          </table:table-cell>
          <table:table-cell table:formula="of:=[.C60]/([.D60]-[.D59])" office:value-type="float" office:value="986856.141589621" calcext:value-type="float">
            <text:p>986856.141589621</text:p>
          </table:table-cell>
          <table:table-cell/>
          <table:table-cell office:value-type="float" office:value="1442779092.53008" calcext:value-type="float">
            <text:p>1442779092.53008</text:p>
          </table:table-cell>
          <table:table-cell table:formula="of:=[.G60]-[.B60]" office:value-type="float" office:value="8.36238503456116" calcext:value-type="float">
            <text:p>8.3623850346</text:p>
          </table:table-cell>
          <table:table-cell/>
          <table:table-cell office:value-type="float" office:value="1442779092.53012" calcext:value-type="float">
            <text:p>1442779092.53012</text:p>
          </table:table-cell>
          <table:table-cell table:formula="of:=[.J60]-[.$B60]" office:value-type="float" office:value="8.36242818832397" calcext:value-type="float">
            <text:p>8.36242818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79084.23414" calcext:value-type="float">
            <text:p>1442779084.23414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5.85486793518066" calcext:value-type="float">
            <text:p>5.8548679352</text:p>
          </table:table-cell>
          <table:table-cell table:formula="of:=[.C61]/([.D61]-[.D60])" office:value-type="float" office:value="987627.983195147" calcext:value-type="float">
            <text:p>987627.983195147</text:p>
          </table:table-cell>
          <table:table-cell/>
          <table:table-cell office:value-type="float" office:value="1442779092.59369" calcext:value-type="float">
            <text:p>1442779092.59369</text:p>
          </table:table-cell>
          <table:table-cell table:formula="of:=[.G61]-[.B61]" office:value-type="float" office:value="8.35954260826111" calcext:value-type="float">
            <text:p>8.3595426083</text:p>
          </table:table-cell>
          <table:table-cell/>
          <table:table-cell office:value-type="float" office:value="1442779092.59374" calcext:value-type="float">
            <text:p>1442779092.59374</text:p>
          </table:table-cell>
          <table:table-cell table:formula="of:=[.J61]-[.$B61]" office:value-type="float" office:value="8.35959696769714" calcext:value-type="float">
            <text:p>8.35959696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79084.30059" calcext:value-type="float">
            <text:p>1442779084.30059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5.92130947113037" calcext:value-type="float">
            <text:p>5.9213094711</text:p>
          </table:table-cell>
          <table:table-cell table:formula="of:=[.C62]/([.D62]-[.D61])" office:value-type="float" office:value="987815.815240638" calcext:value-type="float">
            <text:p>987815.815240638</text:p>
          </table:table-cell>
          <table:table-cell/>
          <table:table-cell office:value-type="float" office:value="1442779092.66055" calcext:value-type="float">
            <text:p>1442779092.66055</text:p>
          </table:table-cell>
          <table:table-cell table:formula="of:=[.G62]-[.B62]" office:value-type="float" office:value="8.35995936393738" calcext:value-type="float">
            <text:p>8.3599593639</text:p>
          </table:table-cell>
          <table:table-cell/>
          <table:table-cell office:value-type="float" office:value="1442779092.66064" calcext:value-type="float">
            <text:p>1442779092.66064</text:p>
          </table:table-cell>
          <table:table-cell table:formula="of:=[.J62]-[.$B62]" office:value-type="float" office:value="8.36005210876465" calcext:value-type="float">
            <text:p>8.36005210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79084.36705" calcext:value-type="float">
            <text:p>1442779084.36705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5.98777174949646" calcext:value-type="float">
            <text:p>5.9877717495</text:p>
          </table:table-cell>
          <table:table-cell table:formula="of:=[.C63]/([.D63]-[.D62])" office:value-type="float" office:value="987507.524771939" calcext:value-type="float">
            <text:p>987507.524771939</text:p>
          </table:table-cell>
          <table:table-cell/>
          <table:table-cell office:value-type="float" office:value="1442779092.73115" calcext:value-type="float">
            <text:p>1442779092.73115</text:p>
          </table:table-cell>
          <table:table-cell table:formula="of:=[.G63]-[.B63]" office:value-type="float" office:value="8.3641037940979" calcext:value-type="float">
            <text:p>8.3641037941</text:p>
          </table:table-cell>
          <table:table-cell/>
          <table:table-cell office:value-type="float" office:value="1442779092.73121" calcext:value-type="float">
            <text:p>1442779092.73121</text:p>
          </table:table-cell>
          <table:table-cell table:formula="of:=[.J63]-[.$B63]" office:value-type="float" office:value="8.36415767669678" calcext:value-type="float">
            <text:p>8.364157676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79084.43351" calcext:value-type="float">
            <text:p>1442779084.43351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6.05423212051392" calcext:value-type="float">
            <text:p>6.0542321205</text:p>
          </table:table-cell>
          <table:table-cell table:formula="of:=[.C64]/([.D64]-[.D63])" office:value-type="float" office:value="987535.865286721" calcext:value-type="float">
            <text:p>987535.865286721</text:p>
          </table:table-cell>
          <table:table-cell/>
          <table:table-cell office:value-type="float" office:value="1442779092.79466" calcext:value-type="float">
            <text:p>1442779092.79466</text:p>
          </table:table-cell>
          <table:table-cell table:formula="of:=[.G64]-[.B64]" office:value-type="float" office:value="8.3611490726471" calcext:value-type="float">
            <text:p>8.3611490726</text:p>
          </table:table-cell>
          <table:table-cell/>
          <table:table-cell office:value-type="float" office:value="1442779092.7947" calcext:value-type="float">
            <text:p>1442779092.7947</text:p>
          </table:table-cell>
          <table:table-cell table:formula="of:=[.J64]-[.$B64]" office:value-type="float" office:value="8.36118721961975" calcext:value-type="float">
            <text:p>8.36118721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79084.50009" calcext:value-type="float">
            <text:p>1442779084.50009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6.12080979347229" calcext:value-type="float">
            <text:p>6.1208097935</text:p>
          </table:table-cell>
          <table:table-cell table:formula="of:=[.C65]/([.D65]-[.D64])" office:value-type="float" office:value="985795.944550882" calcext:value-type="float">
            <text:p>985795.944550882</text:p>
          </table:table-cell>
          <table:table-cell/>
          <table:table-cell office:value-type="float" office:value="1442779092.8615" calcext:value-type="float">
            <text:p>1442779092.8615</text:p>
          </table:table-cell>
          <table:table-cell table:formula="of:=[.G65]-[.B65]" office:value-type="float" office:value="8.36141395568848" calcext:value-type="float">
            <text:p>8.3614139557</text:p>
          </table:table-cell>
          <table:table-cell/>
          <table:table-cell office:value-type="float" office:value="1442779092.86157" calcext:value-type="float">
            <text:p>1442779092.86157</text:p>
          </table:table-cell>
          <table:table-cell table:formula="of:=[.J65]-[.$B65]" office:value-type="float" office:value="8.36148571968079" calcext:value-type="float">
            <text:p>8.36148571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79084.56667" calcext:value-type="float">
            <text:p>1442779084.56667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6.18739795684814" calcext:value-type="float">
            <text:p>6.1873979568</text:p>
          </table:table-cell>
          <table:table-cell table:formula="of:=[.C66]/([.D66]-[.D65])" office:value-type="float" office:value="985640.640507571" calcext:value-type="float">
            <text:p>985640.640507571</text:p>
          </table:table-cell>
          <table:table-cell/>
          <table:table-cell office:value-type="float" office:value="1442779092.96933" calcext:value-type="float">
            <text:p>1442779092.96933</text:p>
          </table:table-cell>
          <table:table-cell table:formula="of:=[.G66]-[.B66]" office:value-type="float" office:value="8.4026563167572" calcext:value-type="float">
            <text:p>8.4026563168</text:p>
          </table:table-cell>
          <table:table-cell/>
          <table:table-cell office:value-type="float" office:value="1442779092.96937" calcext:value-type="float">
            <text:p>1442779092.96937</text:p>
          </table:table-cell>
          <table:table-cell table:formula="of:=[.J66]-[.$B66]" office:value-type="float" office:value="8.40269422531128" calcext:value-type="float">
            <text:p>8.40269422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79084.63317" calcext:value-type="float">
            <text:p>1442779084.63317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6.25389051437378" calcext:value-type="float">
            <text:p>6.2538905144</text:p>
          </table:table-cell>
          <table:table-cell table:formula="of:=[.C67]/([.D67]-[.D66])" office:value-type="float" office:value="987057.836881925" calcext:value-type="float">
            <text:p>987057.836881925</text:p>
          </table:table-cell>
          <table:table-cell/>
          <table:table-cell office:value-type="float" office:value="1442779093.03212" calcext:value-type="float">
            <text:p>1442779093.03212</text:p>
          </table:table-cell>
          <table:table-cell table:formula="of:=[.G67]-[.B67]" office:value-type="float" office:value="8.39895462989807" calcext:value-type="float">
            <text:p>8.3989546299</text:p>
          </table:table-cell>
          <table:table-cell/>
          <table:table-cell office:value-type="float" office:value="1442779093.03216" calcext:value-type="float">
            <text:p>1442779093.03216</text:p>
          </table:table-cell>
          <table:table-cell table:formula="of:=[.J67]-[.$B67]" office:value-type="float" office:value="8.39899206161499" calcext:value-type="float">
            <text:p>8.39899206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79084.69967" calcext:value-type="float">
            <text:p>1442779084.69967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6.32039570808411" calcext:value-type="float">
            <text:p>6.3203957081</text:p>
          </table:table-cell>
          <table:table-cell table:formula="of:=[.C68]/([.D68]-[.D67])" office:value-type="float" office:value="986870.292955909" calcext:value-type="float">
            <text:p>986870.292955909</text:p>
          </table:table-cell>
          <table:table-cell/>
          <table:table-cell office:value-type="float" office:value="1442779093.0929" calcext:value-type="float">
            <text:p>1442779093.0929</text:p>
          </table:table-cell>
          <table:table-cell table:formula="of:=[.G68]-[.B68]" office:value-type="float" office:value="8.39322996139526" calcext:value-type="float">
            <text:p>8.3932299614</text:p>
          </table:table-cell>
          <table:table-cell/>
          <table:table-cell office:value-type="float" office:value="1442779093.09295" calcext:value-type="float">
            <text:p>1442779093.09295</text:p>
          </table:table-cell>
          <table:table-cell table:formula="of:=[.J68]-[.$B68]" office:value-type="float" office:value="8.39327692985535" calcext:value-type="float">
            <text:p>8.393276929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79084.76614" calcext:value-type="float">
            <text:p>1442779084.76614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6.38686752319336" calcext:value-type="float">
            <text:p>6.3868675232</text:p>
          </table:table-cell>
          <table:table-cell table:formula="of:=[.C69]/([.D69]-[.D68])" office:value-type="float" office:value="987365.84659419" calcext:value-type="float">
            <text:p>987365.84659419</text:p>
          </table:table-cell>
          <table:table-cell/>
          <table:table-cell office:value-type="float" office:value="1442779093.13314" calcext:value-type="float">
            <text:p>1442779093.13314</text:p>
          </table:table-cell>
          <table:table-cell table:formula="of:=[.G69]-[.B69]" office:value-type="float" office:value="8.36699295043945" calcext:value-type="float">
            <text:p>8.3669929504</text:p>
          </table:table-cell>
          <table:table-cell/>
          <table:table-cell office:value-type="float" office:value="1442779093.1332" calcext:value-type="float">
            <text:p>1442779093.1332</text:p>
          </table:table-cell>
          <table:table-cell table:formula="of:=[.J69]-[.$B69]" office:value-type="float" office:value="8.3670597076416" calcext:value-type="float">
            <text:p>8.367059707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79084.83264" calcext:value-type="float">
            <text:p>1442779084.83264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6.45336580276489" calcext:value-type="float">
            <text:p>6.4533658028</text:p>
          </table:table-cell>
          <table:table-cell table:formula="of:=[.C70]/([.D70]-[.D69])" office:value-type="float" office:value="986972.902500412" calcext:value-type="float">
            <text:p>986972.902500412</text:p>
          </table:table-cell>
          <table:table-cell/>
          <table:table-cell office:value-type="float" office:value="1442779093.233" calcext:value-type="float">
            <text:p>1442779093.233</text:p>
          </table:table-cell>
          <table:table-cell table:formula="of:=[.G70]-[.B70]" office:value-type="float" office:value="8.4003586769104" calcext:value-type="float">
            <text:p>8.4003586769</text:p>
          </table:table-cell>
          <table:table-cell/>
          <table:table-cell office:value-type="float" office:value="1442779093.23304" calcext:value-type="float">
            <text:p>1442779093.23304</text:p>
          </table:table-cell>
          <table:table-cell table:formula="of:=[.J70]-[.$B70]" office:value-type="float" office:value="8.40040278434753" calcext:value-type="float">
            <text:p>8.400402784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79084.89913" calcext:value-type="float">
            <text:p>1442779084.89913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6.51985096931458" calcext:value-type="float">
            <text:p>6.5198509693</text:p>
          </table:table-cell>
          <table:table-cell table:formula="of:=[.C71]/([.D71]-[.D70])" office:value-type="float" office:value="987167.565429124" calcext:value-type="float">
            <text:p>987167.565429124</text:p>
          </table:table-cell>
          <table:table-cell/>
          <table:table-cell office:value-type="float" office:value="1442779093.26375" calcext:value-type="float">
            <text:p>1442779093.26375</text:p>
          </table:table-cell>
          <table:table-cell table:formula="of:=[.G71]-[.B71]" office:value-type="float" office:value="8.36462140083313" calcext:value-type="float">
            <text:p>8.3646214008</text:p>
          </table:table-cell>
          <table:table-cell/>
          <table:table-cell office:value-type="float" office:value="1442779093.26378" calcext:value-type="float">
            <text:p>1442779093.26378</text:p>
          </table:table-cell>
          <table:table-cell table:formula="of:=[.J71]-[.$B71]" office:value-type="float" office:value="8.36465549468994" calcext:value-type="float">
            <text:p>8.364655494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79084.96559" calcext:value-type="float">
            <text:p>1442779084.96559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6.58631157875061" calcext:value-type="float">
            <text:p>6.5863115788</text:p>
          </table:table-cell>
          <table:table-cell table:formula="of:=[.C72]/([.D72]-[.D71])" office:value-type="float" office:value="987532.322633414" calcext:value-type="float">
            <text:p>987532.322633414</text:p>
          </table:table-cell>
          <table:table-cell/>
          <table:table-cell office:value-type="float" office:value="1442779093.33409" calcext:value-type="float">
            <text:p>1442779093.33409</text:p>
          </table:table-cell>
          <table:table-cell table:formula="of:=[.G72]-[.B72]" office:value-type="float" office:value="8.36850118637085" calcext:value-type="float">
            <text:p>8.3685011864</text:p>
          </table:table-cell>
          <table:table-cell/>
          <table:table-cell office:value-type="float" office:value="1442779093.33413" calcext:value-type="float">
            <text:p>1442779093.33413</text:p>
          </table:table-cell>
          <table:table-cell table:formula="of:=[.J72]-[.$B72]" office:value-type="float" office:value="8.36854100227356" calcext:value-type="float">
            <text:p>8.368541002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79085.03025" calcext:value-type="float">
            <text:p>1442779085.03025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6.65097832679749" calcext:value-type="float">
            <text:p>6.6509783268</text:p>
          </table:table-cell>
          <table:table-cell table:formula="of:=[.C73]/([.D73]-[.D72])" office:value-type="float" office:value="1014926.55781029" calcext:value-type="float">
            <text:p>1014926.55781029</text:p>
          </table:table-cell>
          <table:table-cell/>
          <table:table-cell office:value-type="float" office:value="1442779093.43395" calcext:value-type="float">
            <text:p>1442779093.43395</text:p>
          </table:table-cell>
          <table:table-cell table:formula="of:=[.G73]-[.B73]" office:value-type="float" office:value="8.4036967754364" calcext:value-type="float">
            <text:p>8.4036967754</text:p>
          </table:table-cell>
          <table:table-cell/>
          <table:table-cell office:value-type="float" office:value="1442779093.43407" calcext:value-type="float">
            <text:p>1442779093.43407</text:p>
          </table:table-cell>
          <table:table-cell table:formula="of:=[.J73]-[.$B73]" office:value-type="float" office:value="8.40381574630737" calcext:value-type="float">
            <text:p>8.403815746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79085.09373" calcext:value-type="float">
            <text:p>1442779085.09373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6.71445560455322" calcext:value-type="float">
            <text:p>6.7144556046</text:p>
          </table:table-cell>
          <table:table-cell table:formula="of:=[.C74]/([.D74]-[.D73])" office:value-type="float" office:value="1033944.78024962" calcext:value-type="float">
            <text:p>1033944.78024962</text:p>
          </table:table-cell>
          <table:table-cell/>
          <table:table-cell office:value-type="float" office:value="1442779093.4949" calcext:value-type="float">
            <text:p>1442779093.4949</text:p>
          </table:table-cell>
          <table:table-cell table:formula="of:=[.G74]-[.B74]" office:value-type="float" office:value="8.40116381645203" calcext:value-type="float">
            <text:p>8.4011638165</text:p>
          </table:table-cell>
          <table:table-cell/>
          <table:table-cell office:value-type="float" office:value="1442779093.49493" calcext:value-type="float">
            <text:p>1442779093.49493</text:p>
          </table:table-cell>
          <table:table-cell table:formula="of:=[.J74]-[.$B74]" office:value-type="float" office:value="8.40119791030884" calcext:value-type="float">
            <text:p>8.401197910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79085.15723" calcext:value-type="float">
            <text:p>1442779085.15723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6.77795696258545" calcext:value-type="float">
            <text:p>6.7779569626</text:p>
          </table:table-cell>
          <table:table-cell table:formula="of:=[.C75]/([.D75]-[.D74])" office:value-type="float" office:value="1033552.69924609" calcext:value-type="float">
            <text:p>1033552.69924609</text:p>
          </table:table-cell>
          <table:table-cell/>
          <table:table-cell office:value-type="float" office:value="1442779093.5728" calcext:value-type="float">
            <text:p>1442779093.5728</text:p>
          </table:table-cell>
          <table:table-cell table:formula="of:=[.G75]-[.B75]" office:value-type="float" office:value="8.41556763648987" calcext:value-type="float">
            <text:p>8.4155676365</text:p>
          </table:table-cell>
          <table:table-cell/>
          <table:table-cell office:value-type="float" office:value="1442779093.57285" calcext:value-type="float">
            <text:p>1442779093.57285</text:p>
          </table:table-cell>
          <table:table-cell table:formula="of:=[.J75]-[.$B75]" office:value-type="float" office:value="8.41561698913574" calcext:value-type="float">
            <text:p>8.41561698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79085.22066" calcext:value-type="float">
            <text:p>1442779085.22066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6.84138178825378" calcext:value-type="float">
            <text:p>6.8413817883</text:p>
          </table:table-cell>
          <table:table-cell table:formula="of:=[.C76]/([.D76]-[.D75])" office:value-type="float" office:value="1034799.84861459" calcext:value-type="float">
            <text:p>1034799.84861459</text:p>
          </table:table-cell>
          <table:table-cell/>
          <table:table-cell office:value-type="float" office:value="1442779093.63505" calcext:value-type="float">
            <text:p>1442779093.63505</text:p>
          </table:table-cell>
          <table:table-cell table:formula="of:=[.G76]-[.B76]" office:value-type="float" office:value="8.41439008712769" calcext:value-type="float">
            <text:p>8.4143900871</text:p>
          </table:table-cell>
          <table:table-cell/>
          <table:table-cell office:value-type="float" office:value="1442779093.63509" calcext:value-type="float">
            <text:p>1442779093.63509</text:p>
          </table:table-cell>
          <table:table-cell table:formula="of:=[.J76]-[.$B76]" office:value-type="float" office:value="8.41443061828613" calcext:value-type="float">
            <text:p>8.414430618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79085.28409" calcext:value-type="float">
            <text:p>1442779085.28409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6.9048182964325" calcext:value-type="float">
            <text:p>6.9048182964</text:p>
          </table:table-cell>
          <table:table-cell table:formula="of:=[.C77]/([.D77]-[.D76])" office:value-type="float" office:value="1034609.27917255" calcext:value-type="float">
            <text:p>1034609.27917255</text:p>
          </table:table-cell>
          <table:table-cell/>
          <table:table-cell office:value-type="float" office:value="1442779093.69602" calcext:value-type="float">
            <text:p>1442779093.69602</text:p>
          </table:table-cell>
          <table:table-cell table:formula="of:=[.G77]-[.B77]" office:value-type="float" office:value="8.41192865371704" calcext:value-type="float">
            <text:p>8.4119286537</text:p>
          </table:table-cell>
          <table:table-cell/>
          <table:table-cell office:value-type="float" office:value="1442779093.69606" calcext:value-type="float">
            <text:p>1442779093.69606</text:p>
          </table:table-cell>
          <table:table-cell table:formula="of:=[.J77]-[.$B77]" office:value-type="float" office:value="8.41196489334106" calcext:value-type="float">
            <text:p>8.411964893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79085.34756" calcext:value-type="float">
            <text:p>1442779085.34756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6.96828365325928" calcext:value-type="float">
            <text:p>6.9682836533</text:p>
          </table:table-cell>
          <table:table-cell table:formula="of:=[.C78]/([.D78]-[.D77])" office:value-type="float" office:value="1034138.98986074" calcext:value-type="float">
            <text:p>1034138.98986074</text:p>
          </table:table-cell>
          <table:table-cell/>
          <table:table-cell office:value-type="float" office:value="1442779093.77338" calcext:value-type="float">
            <text:p>1442779093.77338</text:p>
          </table:table-cell>
          <table:table-cell table:formula="of:=[.G78]-[.B78]" office:value-type="float" office:value="8.42582273483276" calcext:value-type="float">
            <text:p>8.4258227348</text:p>
          </table:table-cell>
          <table:table-cell/>
          <table:table-cell office:value-type="float" office:value="1442779093.77342" calcext:value-type="float">
            <text:p>1442779093.77342</text:p>
          </table:table-cell>
          <table:table-cell table:formula="of:=[.J78]-[.$B78]" office:value-type="float" office:value="8.42586445808411" calcext:value-type="float">
            <text:p>8.425864458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79085.41108" calcext:value-type="float">
            <text:p>1442779085.41108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7.03179979324341" calcext:value-type="float">
            <text:p>7.0317997932</text:p>
          </table:table-cell>
          <table:table-cell table:formula="of:=[.C79]/([.D79]-[.D78])" office:value-type="float" office:value="1033312.16311945" calcext:value-type="float">
            <text:p>1033312.16311945</text:p>
          </table:table-cell>
          <table:table-cell/>
          <table:table-cell office:value-type="float" office:value="1442779093.83603" calcext:value-type="float">
            <text:p>1442779093.83603</text:p>
          </table:table-cell>
          <table:table-cell table:formula="of:=[.G79]-[.B79]" office:value-type="float" office:value="8.42495441436768" calcext:value-type="float">
            <text:p>8.4249544144</text:p>
          </table:table-cell>
          <table:table-cell/>
          <table:table-cell office:value-type="float" office:value="1442779093.83607" calcext:value-type="float">
            <text:p>1442779093.83607</text:p>
          </table:table-cell>
          <table:table-cell table:formula="of:=[.J79]-[.$B79]" office:value-type="float" office:value="8.42499351501465" calcext:value-type="float">
            <text:p>8.42499351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79085.47452" calcext:value-type="float">
            <text:p>1442779085.47452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7.09524393081665" calcext:value-type="float">
            <text:p>7.0952439308</text:p>
          </table:table-cell>
          <table:table-cell table:formula="of:=[.C80]/([.D80]-[.D79])" office:value-type="float" office:value="1034484.86354207" calcext:value-type="float">
            <text:p>1034484.86354207</text:p>
          </table:table-cell>
          <table:table-cell/>
          <table:table-cell office:value-type="float" office:value="1442779093.8971" calcext:value-type="float">
            <text:p>1442779093.8971</text:p>
          </table:table-cell>
          <table:table-cell table:formula="of:=[.G80]-[.B80]" office:value-type="float" office:value="8.42257571220398" calcext:value-type="float">
            <text:p>8.4225757122</text:p>
          </table:table-cell>
          <table:table-cell/>
          <table:table-cell office:value-type="float" office:value="1442779093.89715" calcext:value-type="float">
            <text:p>1442779093.89715</text:p>
          </table:table-cell>
          <table:table-cell table:formula="of:=[.J80]-[.$B80]" office:value-type="float" office:value="8.42263150215149" calcext:value-type="float">
            <text:p>8.42263150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79085.53805" calcext:value-type="float">
            <text:p>1442779085.53805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7.15877437591553" calcext:value-type="float">
            <text:p>7.1587743759</text:p>
          </table:table-cell>
          <table:table-cell table:formula="of:=[.C81]/([.D81]-[.D80])" office:value-type="float" office:value="1033079.49279833" calcext:value-type="float">
            <text:p>1033079.49279833</text:p>
          </table:table-cell>
          <table:table-cell/>
          <table:table-cell office:value-type="float" office:value="1442779093.97493" calcext:value-type="float">
            <text:p>1442779093.97493</text:p>
          </table:table-cell>
          <table:table-cell table:formula="of:=[.G81]-[.B81]" office:value-type="float" office:value="8.43688321113586" calcext:value-type="float">
            <text:p>8.4368832111</text:p>
          </table:table-cell>
          <table:table-cell/>
          <table:table-cell office:value-type="float" office:value="1442779093.97506" calcext:value-type="float">
            <text:p>1442779093.97506</text:p>
          </table:table-cell>
          <table:table-cell table:formula="of:=[.J81]-[.$B81]" office:value-type="float" office:value="8.43700480461121" calcext:value-type="float">
            <text:p>8.437004804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79085.60155" calcext:value-type="float">
            <text:p>1442779085.60155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7.22227287292481" calcext:value-type="float">
            <text:p>7.2222728729</text:p>
          </table:table-cell>
          <table:table-cell table:formula="of:=[.C82]/([.D82]-[.D81])" office:value-type="float" office:value="1033599.26756079" calcext:value-type="float">
            <text:p>1033599.26756079</text:p>
          </table:table-cell>
          <table:table-cell/>
          <table:table-cell office:value-type="float" office:value="1442779094.03717" calcext:value-type="float">
            <text:p>1442779094.03717</text:p>
          </table:table-cell>
          <table:table-cell table:formula="of:=[.G82]-[.B82]" office:value-type="float" office:value="8.4356210231781" calcext:value-type="float">
            <text:p>8.4356210232</text:p>
          </table:table-cell>
          <table:table-cell/>
          <table:table-cell office:value-type="float" office:value="1442779094.03721" calcext:value-type="float">
            <text:p>1442779094.03721</text:p>
          </table:table-cell>
          <table:table-cell table:formula="of:=[.J82]-[.$B82]" office:value-type="float" office:value="8.43566393852234" calcext:value-type="float">
            <text:p>8.435663938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79085.66506" calcext:value-type="float">
            <text:p>1442779085.66506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7.28578066825867" calcext:value-type="float">
            <text:p>7.2857806683</text:p>
          </table:table-cell>
          <table:table-cell table:formula="of:=[.C83]/([.D83]-[.D82])" office:value-type="float" office:value="1033447.93587891" calcext:value-type="float">
            <text:p>1033447.93587891</text:p>
          </table:table-cell>
          <table:table-cell/>
          <table:table-cell office:value-type="float" office:value="1442779094.09811" calcext:value-type="float">
            <text:p>1442779094.09811</text:p>
          </table:table-cell>
          <table:table-cell table:formula="of:=[.G83]-[.B83]" office:value-type="float" office:value="8.4330575466156" calcext:value-type="float">
            <text:p>8.4330575466</text:p>
          </table:table-cell>
          <table:table-cell/>
          <table:table-cell office:value-type="float" office:value="1442779094.09816" calcext:value-type="float">
            <text:p>1442779094.09816</text:p>
          </table:table-cell>
          <table:table-cell table:formula="of:=[.J83]-[.$B83]" office:value-type="float" office:value="8.43310022354126" calcext:value-type="float">
            <text:p>8.433100223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79085.72852" calcext:value-type="float">
            <text:p>1442779085.72852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7.34924697875977" calcext:value-type="float">
            <text:p>7.3492469788</text:p>
          </table:table-cell>
          <table:table-cell table:formula="of:=[.C84]/([.D84]-[.D83])" office:value-type="float" office:value="1034123.45040703" calcext:value-type="float">
            <text:p>1034123.45040703</text:p>
          </table:table-cell>
          <table:table-cell/>
          <table:table-cell office:value-type="float" office:value="1442779094.13633" calcext:value-type="float">
            <text:p>1442779094.13633</text:p>
          </table:table-cell>
          <table:table-cell table:formula="of:=[.G84]-[.B84]" office:value-type="float" office:value="8.40780997276306" calcext:value-type="float">
            <text:p>8.4078099728</text:p>
          </table:table-cell>
          <table:table-cell/>
          <table:table-cell office:value-type="float" office:value="1442779094.13638" calcext:value-type="float">
            <text:p>1442779094.13638</text:p>
          </table:table-cell>
          <table:table-cell table:formula="of:=[.J84]-[.$B84]" office:value-type="float" office:value="8.40785431861877" calcext:value-type="float">
            <text:p>8.407854318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79085.79203" calcext:value-type="float">
            <text:p>1442779085.79203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7.41274929046631" calcext:value-type="float">
            <text:p>7.4127492905</text:p>
          </table:table-cell>
          <table:table-cell table:formula="of:=[.C85]/([.D85]-[.D84])" office:value-type="float" office:value="1033537.177407" calcext:value-type="float">
            <text:p>1033537.177407</text:p>
          </table:table-cell>
          <table:table-cell/>
          <table:table-cell office:value-type="float" office:value="1442779094.23806" calcext:value-type="float">
            <text:p>1442779094.23806</text:p>
          </table:table-cell>
          <table:table-cell table:formula="of:=[.G85]-[.B85]" office:value-type="float" office:value="8.44603538513184" calcext:value-type="float">
            <text:p>8.4460353851</text:p>
          </table:table-cell>
          <table:table-cell/>
          <table:table-cell office:value-type="float" office:value="1442779094.2382" calcext:value-type="float">
            <text:p>1442779094.2382</text:p>
          </table:table-cell>
          <table:table-cell table:formula="of:=[.J85]-[.$B85]" office:value-type="float" office:value="8.44617581367493" calcext:value-type="float">
            <text:p>8.446175813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79085.85549" calcext:value-type="float">
            <text:p>1442779085.85549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7.47621488571167" calcext:value-type="float">
            <text:p>7.4762148857</text:p>
          </table:table-cell>
          <table:table-cell table:formula="of:=[.C86]/([.D86]-[.D85])" office:value-type="float" office:value="1034135.10495353" calcext:value-type="float">
            <text:p>1034135.10495353</text:p>
          </table:table-cell>
          <table:table-cell/>
          <table:table-cell office:value-type="float" office:value="1442779094.29883" calcext:value-type="float">
            <text:p>1442779094.29883</text:p>
          </table:table-cell>
          <table:table-cell table:formula="of:=[.G86]-[.B86]" office:value-type="float" office:value="8.44334220886231" calcext:value-type="float">
            <text:p>8.4433422089</text:p>
          </table:table-cell>
          <table:table-cell/>
          <table:table-cell office:value-type="float" office:value="1442779094.29887" calcext:value-type="float">
            <text:p>1442779094.29887</text:p>
          </table:table-cell>
          <table:table-cell table:formula="of:=[.J86]-[.$B86]" office:value-type="float" office:value="8.44337725639343" calcext:value-type="float">
            <text:p>8.44337725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79085.91901" calcext:value-type="float">
            <text:p>1442779085.91901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7.53973150253296" calcext:value-type="float">
            <text:p>7.5397315025</text:p>
          </table:table-cell>
          <table:table-cell table:formula="of:=[.C87]/([.D87]-[.D86])" office:value-type="float" office:value="1033304.40575358" calcext:value-type="float">
            <text:p>1033304.40575358</text:p>
          </table:table-cell>
          <table:table-cell/>
          <table:table-cell office:value-type="float" office:value="1442779094.37187" calcext:value-type="float">
            <text:p>1442779094.37187</text:p>
          </table:table-cell>
          <table:table-cell table:formula="of:=[.G87]-[.B87]" office:value-type="float" office:value="8.45286202430725" calcext:value-type="float">
            <text:p>8.4528620243</text:p>
          </table:table-cell>
          <table:table-cell/>
          <table:table-cell office:value-type="float" office:value="1442779094.37191" calcext:value-type="float">
            <text:p>1442779094.37191</text:p>
          </table:table-cell>
          <table:table-cell table:formula="of:=[.J87]-[.$B87]" office:value-type="float" office:value="8.45289969444275" calcext:value-type="float">
            <text:p>8.452899694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79085.98246" calcext:value-type="float">
            <text:p>1442779085.98246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7.60318565368652" calcext:value-type="float">
            <text:p>7.6031856537</text:p>
          </table:table-cell>
          <table:table-cell table:formula="of:=[.C88]/([.D88]-[.D87])" office:value-type="float" office:value="1034321.61343022" calcext:value-type="float">
            <text:p>1034321.61343022</text:p>
          </table:table-cell>
          <table:table-cell/>
          <table:table-cell office:value-type="float" office:value="1442779094.45271" calcext:value-type="float">
            <text:p>1442779094.45271</text:p>
          </table:table-cell>
          <table:table-cell table:formula="of:=[.G88]-[.B88]" office:value-type="float" office:value="8.47025156021118" calcext:value-type="float">
            <text:p>8.4702515602</text:p>
          </table:table-cell>
          <table:table-cell/>
          <table:table-cell office:value-type="float" office:value="1442779094.45275" calcext:value-type="float">
            <text:p>1442779094.45275</text:p>
          </table:table-cell>
          <table:table-cell table:formula="of:=[.J88]-[.$B88]" office:value-type="float" office:value="8.47029113769531" calcext:value-type="float">
            <text:p>8.47029113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79086.04398" calcext:value-type="float">
            <text:p>1442779086.04398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7.66470503807068" calcext:value-type="float">
            <text:p>7.6647050381</text:p>
          </table:table-cell>
          <table:table-cell table:formula="of:=[.C89]/([.D89]-[.D88])" office:value-type="float" office:value="1066850.72773426" calcext:value-type="float">
            <text:p>1066850.72773426</text:p>
          </table:table-cell>
          <table:table-cell/>
          <table:table-cell office:value-type="float" office:value="1442779094.51989" calcext:value-type="float">
            <text:p>1442779094.51989</text:p>
          </table:table-cell>
          <table:table-cell table:formula="of:=[.G89]-[.B89]" office:value-type="float" office:value="8.47591042518616" calcext:value-type="float">
            <text:p>8.4759104252</text:p>
          </table:table-cell>
          <table:table-cell/>
          <table:table-cell office:value-type="float" office:value="1442779094.51993" calcext:value-type="float">
            <text:p>1442779094.51993</text:p>
          </table:table-cell>
          <table:table-cell table:formula="of:=[.J89]-[.$B89]" office:value-type="float" office:value="8.47594976425171" calcext:value-type="float">
            <text:p>8.47594976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79086.10445" calcext:value-type="float">
            <text:p>1442779086.10445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7.7251718044281" calcext:value-type="float">
            <text:p>7.7251718044</text:p>
          </table:table-cell>
          <table:table-cell table:formula="of:=[.C90]/([.D90]-[.D89])" office:value-type="float" office:value="1085422.68677055" calcext:value-type="float">
            <text:p>1085422.68677055</text:p>
          </table:table-cell>
          <table:table-cell/>
          <table:table-cell office:value-type="float" office:value="1442779094.60074" calcext:value-type="float">
            <text:p>1442779094.60074</text:p>
          </table:table-cell>
          <table:table-cell table:formula="of:=[.G90]-[.B90]" office:value-type="float" office:value="8.49629616737366" calcext:value-type="float">
            <text:p>8.4962961674</text:p>
          </table:table-cell>
          <table:table-cell/>
          <table:table-cell office:value-type="float" office:value="1442779094.60079" calcext:value-type="float">
            <text:p>1442779094.60079</text:p>
          </table:table-cell>
          <table:table-cell table:formula="of:=[.J90]-[.$B90]" office:value-type="float" office:value="8.49633884429932" calcext:value-type="float">
            <text:p>8.496338844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79086.16488" calcext:value-type="float">
            <text:p>1442779086.16488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7.78559923171997" calcext:value-type="float">
            <text:p>7.7855992317</text:p>
          </table:table-cell>
          <table:table-cell table:formula="of:=[.C91]/([.D91]-[.D90])" office:value-type="float" office:value="1086129.31149611" calcext:value-type="float">
            <text:p>1086129.31149611</text:p>
          </table:table-cell>
          <table:table-cell/>
          <table:table-cell office:value-type="float" office:value="1442779094.68116" calcext:value-type="float">
            <text:p>1442779094.68116</text:p>
          </table:table-cell>
          <table:table-cell table:formula="of:=[.G91]-[.B91]" office:value-type="float" office:value="8.516282081604" calcext:value-type="float">
            <text:p>8.5162820816</text:p>
          </table:table-cell>
          <table:table-cell/>
          <table:table-cell office:value-type="float" office:value="1442779094.68121" calcext:value-type="float">
            <text:p>1442779094.68121</text:p>
          </table:table-cell>
          <table:table-cell table:formula="of:=[.J91]-[.$B91]" office:value-type="float" office:value="8.51632976531982" calcext:value-type="float">
            <text:p>8.51632976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79086.22533" calcext:value-type="float">
            <text:p>1442779086.22533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7.84605598449707" calcext:value-type="float">
            <text:p>7.8460559845</text:p>
          </table:table-cell>
          <table:table-cell table:formula="of:=[.C92]/([.D92]-[.D91])" office:value-type="float" office:value="1085602.46763469" calcext:value-type="float">
            <text:p>1085602.46763469</text:p>
          </table:table-cell>
          <table:table-cell/>
          <table:table-cell office:value-type="float" office:value="1442779094.74847" calcext:value-type="float">
            <text:p>1442779094.74847</text:p>
          </table:table-cell>
          <table:table-cell table:formula="of:=[.G92]-[.B92]" office:value-type="float" office:value="8.52314043045044" calcext:value-type="float">
            <text:p>8.5231404305</text:p>
          </table:table-cell>
          <table:table-cell/>
          <table:table-cell office:value-type="float" office:value="1442779094.74851" calcext:value-type="float">
            <text:p>1442779094.74851</text:p>
          </table:table-cell>
          <table:table-cell table:formula="of:=[.J92]-[.$B92]" office:value-type="float" office:value="8.52317881584168" calcext:value-type="float">
            <text:p>8.523178815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79086.2858" calcext:value-type="float">
            <text:p>1442779086.2858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7.90652751922607" calcext:value-type="float">
            <text:p>7.9065275192</text:p>
          </table:table-cell>
          <table:table-cell table:formula="of:=[.C93]/([.D93]-[.D92])" office:value-type="float" office:value="1085337.09776215" calcext:value-type="float">
            <text:p>1085337.09776215</text:p>
          </table:table-cell>
          <table:table-cell/>
          <table:table-cell office:value-type="float" office:value="1442779094.8291" calcext:value-type="float">
            <text:p>1442779094.8291</text:p>
          </table:table-cell>
          <table:table-cell table:formula="of:=[.G93]-[.B93]" office:value-type="float" office:value="8.54330015182495" calcext:value-type="float">
            <text:p>8.5433001518</text:p>
          </table:table-cell>
          <table:table-cell/>
          <table:table-cell office:value-type="float" office:value="1442779094.82915" calcext:value-type="float">
            <text:p>1442779094.82915</text:p>
          </table:table-cell>
          <table:table-cell table:formula="of:=[.J93]-[.$B93]" office:value-type="float" office:value="8.54334139823914" calcext:value-type="float">
            <text:p>8.543341398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79086.34629" calcext:value-type="float">
            <text:p>1442779086.34629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7.96701121330261" calcext:value-type="float">
            <text:p>7.9670112133</text:p>
          </table:table-cell>
          <table:table-cell table:formula="of:=[.C94]/([.D94]-[.D93])" office:value-type="float" office:value="1085118.90687343" calcext:value-type="float">
            <text:p>1085118.90687343</text:p>
          </table:table-cell>
          <table:table-cell/>
          <table:table-cell office:value-type="float" office:value="1442779094.90981" calcext:value-type="float">
            <text:p>1442779094.90981</text:p>
          </table:table-cell>
          <table:table-cell table:formula="of:=[.G94]-[.B94]" office:value-type="float" office:value="8.56352066993713" calcext:value-type="float">
            <text:p>8.5635206699</text:p>
          </table:table-cell>
          <table:table-cell/>
          <table:table-cell office:value-type="float" office:value="1442779094.90986" calcext:value-type="float">
            <text:p>1442779094.90986</text:p>
          </table:table-cell>
          <table:table-cell table:formula="of:=[.J94]-[.$B94]" office:value-type="float" office:value="8.56357431411743" calcext:value-type="float">
            <text:p>8.56357431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79086.40682" calcext:value-type="float">
            <text:p>1442779086.40682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8.02754163742065" calcext:value-type="float">
            <text:p>8.0275416374</text:p>
          </table:table-cell>
          <table:table-cell table:formula="of:=[.C95]/([.D95]-[.D94])" office:value-type="float" office:value="1084281.18514434" calcext:value-type="float">
            <text:p>1084281.18514434</text:p>
          </table:table-cell>
          <table:table-cell/>
          <table:table-cell office:value-type="float" office:value="1442779094.97696" calcext:value-type="float">
            <text:p>1442779094.97696</text:p>
          </table:table-cell>
          <table:table-cell table:formula="of:=[.G95]-[.B95]" office:value-type="float" office:value="8.57014584541321" calcext:value-type="float">
            <text:p>8.5701458454</text:p>
          </table:table-cell>
          <table:table-cell/>
          <table:table-cell office:value-type="float" office:value="1442779094.977" calcext:value-type="float">
            <text:p>1442779094.977</text:p>
          </table:table-cell>
          <table:table-cell table:formula="of:=[.J95]-[.$B95]" office:value-type="float" office:value="8.57018303871155" calcext:value-type="float">
            <text:p>8.570183038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79086.46726" calcext:value-type="float">
            <text:p>1442779086.46726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8.08798670768738" calcext:value-type="float">
            <text:p>8.0879867077</text:p>
          </table:table-cell>
          <table:table-cell table:formula="of:=[.C96]/([.D96]-[.D95])" office:value-type="float" office:value="1085812.28726161" calcext:value-type="float">
            <text:p>1085812.28726161</text:p>
          </table:table-cell>
          <table:table-cell/>
          <table:table-cell office:value-type="float" office:value="1442779095.05769" calcext:value-type="float">
            <text:p>1442779095.05769</text:p>
          </table:table-cell>
          <table:table-cell table:formula="of:=[.G96]-[.B96]" office:value-type="float" office:value="8.59043169021606" calcext:value-type="float">
            <text:p>8.5904316902</text:p>
          </table:table-cell>
          <table:table-cell/>
          <table:table-cell office:value-type="float" office:value="1442779095.05773" calcext:value-type="float">
            <text:p>1442779095.05773</text:p>
          </table:table-cell>
          <table:table-cell table:formula="of:=[.J96]-[.$B96]" office:value-type="float" office:value="8.59047150611877" calcext:value-type="float">
            <text:p>8.590471506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79086.52771" calcext:value-type="float">
            <text:p>1442779086.52771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8.14843678474426" calcext:value-type="float">
            <text:p>8.1484367847</text:p>
          </table:table-cell>
          <table:table-cell table:formula="of:=[.C97]/([.D97]-[.D96])" office:value-type="float" office:value="1085722.35463387" calcext:value-type="float">
            <text:p>1085722.35463387</text:p>
          </table:table-cell>
          <table:table-cell/>
          <table:table-cell office:value-type="float" office:value="1442779095.11181" calcext:value-type="float">
            <text:p>1442779095.11181</text:p>
          </table:table-cell>
          <table:table-cell table:formula="of:=[.G97]-[.B97]" office:value-type="float" office:value="8.58409547805786" calcext:value-type="float">
            <text:p>8.5840954781</text:p>
          </table:table-cell>
          <table:table-cell/>
          <table:table-cell office:value-type="float" office:value="1442779095.11194" calcext:value-type="float">
            <text:p>1442779095.11194</text:p>
          </table:table-cell>
          <table:table-cell table:formula="of:=[.J97]-[.$B97]" office:value-type="float" office:value="8.58423113822937" calcext:value-type="float">
            <text:p>8.584231138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79086.58824" calcext:value-type="float">
            <text:p>1442779086.58824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8.20895934104919" calcext:value-type="float">
            <text:p>8.208959341</text:p>
          </table:table-cell>
          <table:table-cell table:formula="of:=[.C98]/([.D98]-[.D97])" office:value-type="float" office:value="1084422.13956273" calcext:value-type="float">
            <text:p>1084422.13956273</text:p>
          </table:table-cell>
          <table:table-cell/>
          <table:table-cell office:value-type="float" office:value="1442779095.15181" calcext:value-type="float">
            <text:p>1442779095.15181</text:p>
          </table:table-cell>
          <table:table-cell table:formula="of:=[.G98]-[.B98]" office:value-type="float" office:value="8.56357192993164" calcext:value-type="float">
            <text:p>8.5635719299</text:p>
          </table:table-cell>
          <table:table-cell/>
          <table:table-cell office:value-type="float" office:value="1442779095.15184" calcext:value-type="float">
            <text:p>1442779095.15184</text:p>
          </table:table-cell>
          <table:table-cell table:formula="of:=[.J98]-[.$B98]" office:value-type="float" office:value="8.56360673904419" calcext:value-type="float">
            <text:p>8.56360673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79086.64878" calcext:value-type="float">
            <text:p>1442779086.64878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8.2695050239563" calcext:value-type="float">
            <text:p>8.269505024</text:p>
          </table:table-cell>
          <table:table-cell table:formula="of:=[.C99]/([.D99]-[.D98])" office:value-type="float" office:value="1084007.92341709" calcext:value-type="float">
            <text:p>1084007.92341709</text:p>
          </table:table-cell>
          <table:table-cell/>
          <table:table-cell office:value-type="float" office:value="1442779095.20589" calcext:value-type="float">
            <text:p>1442779095.20589</text:p>
          </table:table-cell>
          <table:table-cell table:formula="of:=[.G99]-[.B99]" office:value-type="float" office:value="8.55711126327515" calcext:value-type="float">
            <text:p>8.5571112633</text:p>
          </table:table-cell>
          <table:table-cell/>
          <table:table-cell office:value-type="float" office:value="1442779095.20593" calcext:value-type="float">
            <text:p>1442779095.20593</text:p>
          </table:table-cell>
          <table:table-cell table:formula="of:=[.J99]-[.$B99]" office:value-type="float" office:value="8.55715155601501" calcext:value-type="float">
            <text:p>8.55715155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79086.70924" calcext:value-type="float">
            <text:p>1442779086.70924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8.32996368408203" calcext:value-type="float">
            <text:p>8.3299636841</text:p>
          </table:table-cell>
          <table:table-cell table:formula="of:=[.C100]/([.D100]-[.D99])" office:value-type="float" office:value="1085568.21906918" calcext:value-type="float">
            <text:p>1085568.21906918</text:p>
          </table:table-cell>
          <table:table-cell/>
          <table:table-cell office:value-type="float" office:value="1442779095.27199" calcext:value-type="float">
            <text:p>1442779095.27199</text:p>
          </table:table-cell>
          <table:table-cell table:formula="of:=[.G100]-[.B100]" office:value-type="float" office:value="8.56274890899658" calcext:value-type="float">
            <text:p>8.562748909</text:p>
          </table:table-cell>
          <table:table-cell/>
          <table:table-cell office:value-type="float" office:value="1442779095.27203" calcext:value-type="float">
            <text:p>1442779095.27203</text:p>
          </table:table-cell>
          <table:table-cell table:formula="of:=[.J100]-[.$B100]" office:value-type="float" office:value="8.56279158592224" calcext:value-type="float">
            <text:p>8.562791585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79086.76967" calcext:value-type="float">
            <text:p>1442779086.76967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8.39039707183838" calcext:value-type="float">
            <text:p>8.3903970718</text:p>
          </table:table-cell>
          <table:table-cell table:formula="of:=[.C101]/([.D101]-[.D100])" office:value-type="float" office:value="1086022.18800991" calcext:value-type="float">
            <text:p>1086022.18800991</text:p>
          </table:table-cell>
          <table:table-cell/>
          <table:table-cell office:value-type="float" office:value="1442779095.32703" calcext:value-type="float">
            <text:p>1442779095.32703</text:p>
          </table:table-cell>
          <table:table-cell table:formula="of:=[.G101]-[.B101]" office:value-type="float" office:value="8.55735993385315" calcext:value-type="float">
            <text:p>8.5573599339</text:p>
          </table:table-cell>
          <table:table-cell/>
          <table:table-cell office:value-type="float" office:value="1442779095.3271" calcext:value-type="float">
            <text:p>1442779095.3271</text:p>
          </table:table-cell>
          <table:table-cell table:formula="of:=[.J101]-[.$B101]" office:value-type="float" office:value="8.55742740631104" calcext:value-type="float">
            <text:p>8.557427406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79086.83015" calcext:value-type="float">
            <text:p>1442779086.83015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8.45087289810181" calcext:value-type="float">
            <text:p>8.4508728981</text:p>
          </table:table-cell>
          <table:table-cell table:formula="of:=[.C102]/([.D102]-[.D101])" office:value-type="float" office:value="1085260.07919449" calcext:value-type="float">
            <text:p>1085260.07919449</text:p>
          </table:table-cell>
          <table:table-cell/>
          <table:table-cell office:value-type="float" office:value="1442779095.39298" calcext:value-type="float">
            <text:p>1442779095.39298</text:p>
          </table:table-cell>
          <table:table-cell table:formula="of:=[.G102]-[.B102]" office:value-type="float" office:value="8.56282758712769" calcext:value-type="float">
            <text:p>8.5628275871</text:p>
          </table:table-cell>
          <table:table-cell/>
          <table:table-cell office:value-type="float" office:value="1442779095.39302" calcext:value-type="float">
            <text:p>1442779095.39302</text:p>
          </table:table-cell>
          <table:table-cell table:formula="of:=[.J102]-[.$B102]" office:value-type="float" office:value="8.56286597251892" calcext:value-type="float">
            <text:p>8.56286597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79086.89063" calcext:value-type="float">
            <text:p>1442779086.89063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8.51135182380676" calcext:value-type="float">
            <text:p>8.5113518238</text:p>
          </table:table-cell>
          <table:table-cell table:formula="of:=[.C103]/([.D103]-[.D102])" office:value-type="float" office:value="1085204.46147114" calcext:value-type="float">
            <text:p>1085204.46147114</text:p>
          </table:table-cell>
          <table:table-cell/>
          <table:table-cell office:value-type="float" office:value="1442779095.45905" calcext:value-type="float">
            <text:p>1442779095.45905</text:p>
          </table:table-cell>
          <table:table-cell table:formula="of:=[.G103]-[.B103]" office:value-type="float" office:value="8.56842494010925" calcext:value-type="float">
            <text:p>8.5684249401</text:p>
          </table:table-cell>
          <table:table-cell/>
          <table:table-cell office:value-type="float" office:value="1442779095.4591" calcext:value-type="float">
            <text:p>1442779095.4591</text:p>
          </table:table-cell>
          <table:table-cell table:formula="of:=[.J103]-[.$B103]" office:value-type="float" office:value="8.56846833229065" calcext:value-type="float">
            <text:p>8.56846833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79086.95109" calcext:value-type="float">
            <text:p>1442779086.95109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8.57181334495544" calcext:value-type="float">
            <text:p>8.571813345</text:p>
          </table:table-cell>
          <table:table-cell table:formula="of:=[.C104]/([.D104]-[.D103])" office:value-type="float" office:value="1085516.85027248" calcext:value-type="float">
            <text:p>1085516.85027248</text:p>
          </table:table-cell>
          <table:table-cell/>
          <table:table-cell office:value-type="float" office:value="1442779095.5123" calcext:value-type="float">
            <text:p>1442779095.5123</text:p>
          </table:table-cell>
          <table:table-cell table:formula="of:=[.G104]-[.B104]" office:value-type="float" office:value="8.56121420860291" calcext:value-type="float">
            <text:p>8.5612142086</text:p>
          </table:table-cell>
          <table:table-cell/>
          <table:table-cell office:value-type="float" office:value="1442779095.51234" calcext:value-type="float">
            <text:p>1442779095.51234</text:p>
          </table:table-cell>
          <table:table-cell table:formula="of:=[.J104]-[.$B104]" office:value-type="float" office:value="8.56125235557556" calcext:value-type="float">
            <text:p>8.561252355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79100.01554" calcext:value-type="float">
            <text:p>1442779100.01554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21.6362593173981" calcext:value-type="float">
            <text:p>21.6362593174</text:p>
          </table:table-cell>
          <table:table-cell table:formula="of:=[.C105]/([.D105]-[.D104])" office:value-type="float" office:value="5023.71092799804" calcext:value-type="float">
            <text:p>5023.710927998</text:p>
          </table:table-cell>
          <table:table-cell/>
          <table:table-cell office:value-type="float" office:value="1442779100.37031" calcext:value-type="float">
            <text:p>1442779100.37031</text:p>
          </table:table-cell>
          <table:table-cell table:formula="of:=[.G105]-[.B105]" office:value-type="float" office:value="0.354776859283447" calcext:value-type="float">
            <text:p>0.3547768593</text:p>
          </table:table-cell>
          <table:table-cell/>
          <table:table-cell office:value-type="float" office:value="1442779100.37036" calcext:value-type="float">
            <text:p>1442779100.37036</text:p>
          </table:table-cell>
          <table:table-cell table:formula="of:=[.J105]-[.$B105]" office:value-type="float" office:value="0.354825973510742" calcext:value-type="float">
            <text:p>0.35482597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79100.09801" calcext:value-type="float">
            <text:p>1442779100.09801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21.7187299728394" calcext:value-type="float">
            <text:p>21.7187299728</text:p>
          </table:table-cell>
          <table:table-cell table:formula="of:=[.C106]/([.D106]-[.D105])" office:value-type="float" office:value="795822.461320528" calcext:value-type="float">
            <text:p>795822.461320528</text:p>
          </table:table-cell>
          <table:table-cell/>
          <table:table-cell office:value-type="float" office:value="1442779100.57124" calcext:value-type="float">
            <text:p>1442779100.57124</text:p>
          </table:table-cell>
          <table:table-cell table:formula="of:=[.G106]-[.B106]" office:value-type="float" office:value="0.473237752914429" calcext:value-type="float">
            <text:p>0.4732377529</text:p>
          </table:table-cell>
          <table:table-cell/>
          <table:table-cell office:value-type="float" office:value="1442779100.57131" calcext:value-type="float">
            <text:p>1442779100.57131</text:p>
          </table:table-cell>
          <table:table-cell table:formula="of:=[.J106]-[.$B106]" office:value-type="float" office:value="0.473308324813843" calcext:value-type="float">
            <text:p>0.473308324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79100.18046" calcext:value-type="float">
            <text:p>1442779100.18046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21.8011863231659" calcext:value-type="float">
            <text:p>21.8011863232</text:p>
          </table:table-cell>
          <table:table-cell table:formula="of:=[.C107]/([.D107]-[.D106])" office:value-type="float" office:value="795960.526267396" calcext:value-type="float">
            <text:p>795960.526267396</text:p>
          </table:table-cell>
          <table:table-cell/>
          <table:table-cell office:value-type="float" office:value="1442779100.69981" calcext:value-type="float">
            <text:p>1442779100.69981</text:p>
          </table:table-cell>
          <table:table-cell table:formula="of:=[.G107]-[.B107]" office:value-type="float" office:value="0.519345045089722" calcext:value-type="float">
            <text:p>0.5193450451</text:p>
          </table:table-cell>
          <table:table-cell/>
          <table:table-cell office:value-type="float" office:value="1442779100.69984" calcext:value-type="float">
            <text:p>1442779100.69984</text:p>
          </table:table-cell>
          <table:table-cell table:formula="of:=[.J107]-[.$B107]" office:value-type="float" office:value="0.519381046295166" calcext:value-type="float">
            <text:p>0.519381046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79100.26288" calcext:value-type="float">
            <text:p>1442779100.26288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21.8836009502411" calcext:value-type="float">
            <text:p>21.8836009502</text:p>
          </table:table-cell>
          <table:table-cell table:formula="of:=[.C108]/([.D108]-[.D107])" office:value-type="float" office:value="796363.489458215" calcext:value-type="float">
            <text:p>796363.489458215</text:p>
          </table:table-cell>
          <table:table-cell/>
          <table:table-cell office:value-type="float" office:value="1442779101.11215" calcext:value-type="float">
            <text:p>1442779101.11215</text:p>
          </table:table-cell>
          <table:table-cell table:formula="of:=[.G108]-[.B108]" office:value-type="float" office:value="0.849268674850464" calcext:value-type="float">
            <text:p>0.8492686749</text:p>
          </table:table-cell>
          <table:table-cell/>
          <table:table-cell office:value-type="float" office:value="1442779101.11219" calcext:value-type="float">
            <text:p>1442779101.11219</text:p>
          </table:table-cell>
          <table:table-cell table:formula="of:=[.J108]-[.$B108]" office:value-type="float" office:value="0.849310874938965" calcext:value-type="float">
            <text:p>0.849310874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79100.34528" calcext:value-type="float">
            <text:p>1442779100.34528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21.9660058021545" calcext:value-type="float">
            <text:p>21.9660058022</text:p>
          </table:table-cell>
          <table:table-cell table:formula="of:=[.C109]/([.D109]-[.D108])" office:value-type="float" office:value="796457.956977239" calcext:value-type="float">
            <text:p>796457.956977239</text:p>
          </table:table-cell>
          <table:table-cell/>
          <table:table-cell office:value-type="float" office:value="1442779101.35562" calcext:value-type="float">
            <text:p>1442779101.35562</text:p>
          </table:table-cell>
          <table:table-cell table:formula="of:=[.G109]-[.B109]" office:value-type="float" office:value="1.01034235954285" calcext:value-type="float">
            <text:p>1.0103423595</text:p>
          </table:table-cell>
          <table:table-cell/>
          <table:table-cell office:value-type="float" office:value="1442779101.35569" calcext:value-type="float">
            <text:p>1442779101.35569</text:p>
          </table:table-cell>
          <table:table-cell table:formula="of:=[.J109]-[.$B109]" office:value-type="float" office:value="1.01040887832642" calcext:value-type="float">
            <text:p>1.010408878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79100.42768" calcext:value-type="float">
            <text:p>1442779100.42768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22.0483989715576" calcext:value-type="float">
            <text:p>22.0483989716</text:p>
          </table:table-cell>
          <table:table-cell table:formula="of:=[.C110]/([.D110]-[.D109])" office:value-type="float" office:value="796570.886585528" calcext:value-type="float">
            <text:p>796570.886585528</text:p>
          </table:table-cell>
          <table:table-cell/>
          <table:table-cell office:value-type="float" office:value="1442779107.13913" calcext:value-type="float">
            <text:p>1442779107.13913</text:p>
          </table:table-cell>
          <table:table-cell table:formula="of:=[.G110]-[.B110]" office:value-type="float" office:value="6.71145224571228" calcext:value-type="float">
            <text:p>6.7114522457</text:p>
          </table:table-cell>
          <table:table-cell/>
          <table:table-cell office:value-type="float" office:value="1442779107.13917" calcext:value-type="float">
            <text:p>1442779107.13917</text:p>
          </table:table-cell>
          <table:table-cell table:formula="of:=[.J110]-[.$B110]" office:value-type="float" office:value="6.71149730682373" calcext:value-type="float">
            <text:p>6.71149730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79100.51011" calcext:value-type="float">
            <text:p>1442779100.51011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22.130836725235" calcext:value-type="float">
            <text:p>22.1308367252</text:p>
          </table:table-cell>
          <table:table-cell table:formula="of:=[.C111]/([.D111]-[.D110])" office:value-type="float" office:value="796140.082332424" calcext:value-type="float">
            <text:p>796140.082332424</text:p>
          </table:table-cell>
          <table:table-cell/>
          <table:table-cell office:value-type="float" office:value="1442779108.52644" calcext:value-type="float">
            <text:p>1442779108.52644</text:p>
          </table:table-cell>
          <table:table-cell table:formula="of:=[.G111]-[.B111]" office:value-type="float" office:value="8.01632308959961" calcext:value-type="float">
            <text:p>8.0163230896</text:p>
          </table:table-cell>
          <table:table-cell/>
          <table:table-cell office:value-type="float" office:value="1442779110.02754" calcext:value-type="float">
            <text:p>1442779110.02754</text:p>
          </table:table-cell>
          <table:table-cell table:formula="of:=[.J111]-[.$B111]" office:value-type="float" office:value="9.51743173599243" calcext:value-type="float">
            <text:p>9.51743173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79100.59264" calcext:value-type="float">
            <text:p>1442779100.59264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22.213362455368" calcext:value-type="float">
            <text:p>22.2133624554</text:p>
          </table:table-cell>
          <table:table-cell table:formula="of:=[.C112]/([.D112]-[.D111])" office:value-type="float" office:value="795291.358151951" calcext:value-type="float">
            <text:p>795291.358151951</text:p>
          </table:table-cell>
          <table:table-cell/>
          <table:table-cell office:value-type="float" office:value="1442779108.59366" calcext:value-type="float">
            <text:p>1442779108.59366</text:p>
          </table:table-cell>
          <table:table-cell table:formula="of:=[.G112]-[.B112]" office:value-type="float" office:value="8.00101923942566" calcext:value-type="float">
            <text:p>8.0010192394</text:p>
          </table:table-cell>
          <table:table-cell/>
          <table:table-cell office:value-type="float" office:value="1442779110.05506" calcext:value-type="float">
            <text:p>1442779110.05506</text:p>
          </table:table-cell>
          <table:table-cell table:formula="of:=[.J112]-[.$B112]" office:value-type="float" office:value="9.46242094039917" calcext:value-type="float">
            <text:p>9.46242094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79100.67506" calcext:value-type="float">
            <text:p>1442779100.67506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22.2957837581635" calcext:value-type="float">
            <text:p>22.2957837582</text:p>
          </table:table-cell>
          <table:table-cell table:formula="of:=[.C113]/([.D113]-[.D112])" office:value-type="float" office:value="796298.987931733" calcext:value-type="float">
            <text:p>796298.987931733</text:p>
          </table:table-cell>
          <table:table-cell/>
          <table:table-cell office:value-type="float" office:value="1442779108.7141" calcext:value-type="float">
            <text:p>1442779108.7141</text:p>
          </table:table-cell>
          <table:table-cell table:formula="of:=[.G113]-[.B113]" office:value-type="float" office:value="8.03904438018799" calcext:value-type="float">
            <text:p>8.0390443802</text:p>
          </table:table-cell>
          <table:table-cell/>
          <table:table-cell office:value-type="float" office:value="1442779110.08262" calcext:value-type="float">
            <text:p>1442779110.08262</text:p>
          </table:table-cell>
          <table:table-cell table:formula="of:=[.J113]-[.$B113]" office:value-type="float" office:value="9.40755534172058" calcext:value-type="float">
            <text:p>9.407555341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79100.7575" calcext:value-type="float">
            <text:p>1442779100.7575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22.3782205581665" calcext:value-type="float">
            <text:p>22.3782205582</text:p>
          </table:table-cell>
          <table:table-cell table:formula="of:=[.C114]/([.D114]-[.D113])" office:value-type="float" office:value="796149.292519486" calcext:value-type="float">
            <text:p>796149.292519486</text:p>
          </table:table-cell>
          <table:table-cell/>
          <table:table-cell office:value-type="float" office:value="1442779108.7946" calcext:value-type="float">
            <text:p>1442779108.7946</text:p>
          </table:table-cell>
          <table:table-cell table:formula="of:=[.G114]-[.B114]" office:value-type="float" office:value="8.03710174560547" calcext:value-type="float">
            <text:p>8.0371017456</text:p>
          </table:table-cell>
          <table:table-cell/>
          <table:table-cell office:value-type="float" office:value="1442779110.11016" calcext:value-type="float">
            <text:p>1442779110.11016</text:p>
          </table:table-cell>
          <table:table-cell table:formula="of:=[.J114]-[.$B114]" office:value-type="float" office:value="9.35266256332397" calcext:value-type="float">
            <text:p>9.352662563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79100.83992" calcext:value-type="float">
            <text:p>1442779100.83992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22.4606471061707" calcext:value-type="float">
            <text:p>22.4606471062</text:p>
          </table:table-cell>
          <table:table-cell table:formula="of:=[.C115]/([.D115]-[.D114])" office:value-type="float" office:value="796248.315490481" calcext:value-type="float">
            <text:p>796248.315490481</text:p>
          </table:table-cell>
          <table:table-cell/>
          <table:table-cell office:value-type="float" office:value="1442779108.9022" calcext:value-type="float">
            <text:p>1442779108.9022</text:p>
          </table:table-cell>
          <table:table-cell table:formula="of:=[.G115]-[.B115]" office:value-type="float" office:value="8.06228089332581" calcext:value-type="float">
            <text:p>8.0622808933</text:p>
          </table:table-cell>
          <table:table-cell/>
          <table:table-cell office:value-type="float" office:value="1442779110.1377" calcext:value-type="float">
            <text:p>1442779110.1377</text:p>
          </table:table-cell>
          <table:table-cell table:formula="of:=[.J115]-[.$B115]" office:value-type="float" office:value="9.29777574539185" calcext:value-type="float">
            <text:p>9.29777574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79100.92248" calcext:value-type="float">
            <text:p>1442779100.92248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22.5432004928589" calcext:value-type="float">
            <text:p>22.5432004929</text:p>
          </table:table-cell>
          <table:table-cell table:formula="of:=[.C116]/([.D116]-[.D115])" office:value-type="float" office:value="795024.924269467" calcext:value-type="float">
            <text:p>795024.924269467</text:p>
          </table:table-cell>
          <table:table-cell/>
          <table:table-cell office:value-type="float" office:value="1442779108.99555" calcext:value-type="float">
            <text:p>1442779108.99555</text:p>
          </table:table-cell>
          <table:table-cell table:formula="of:=[.G116]-[.B116]" office:value-type="float" office:value="8.07307100296021" calcext:value-type="float">
            <text:p>8.073071003</text:p>
          </table:table-cell>
          <table:table-cell/>
          <table:table-cell office:value-type="float" office:value="1442779110.16524" calcext:value-type="float">
            <text:p>1442779110.16524</text:p>
          </table:table-cell>
          <table:table-cell table:formula="of:=[.J116]-[.$B116]" office:value-type="float" office:value="9.24275851249695" calcext:value-type="float">
            <text:p>9.242758512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79101.005" calcext:value-type="float">
            <text:p>1442779101.005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22.6257259845734" calcext:value-type="float">
            <text:p>22.6257259846</text:p>
          </table:table-cell>
          <table:table-cell table:formula="of:=[.C117]/([.D117]-[.D116])" office:value-type="float" office:value="795293.655772137" calcext:value-type="float">
            <text:p>795293.655772137</text:p>
          </table:table-cell>
          <table:table-cell/>
          <table:table-cell office:value-type="float" office:value="1442779109.1033" calcext:value-type="float">
            <text:p>1442779109.1033</text:p>
          </table:table-cell>
          <table:table-cell table:formula="of:=[.G117]-[.B117]" office:value-type="float" office:value="8.09830164909363" calcext:value-type="float">
            <text:p>8.0983016491</text:p>
          </table:table-cell>
          <table:table-cell/>
          <table:table-cell office:value-type="float" office:value="1442779110.19279" calcext:value-type="float">
            <text:p>1442779110.19279</text:p>
          </table:table-cell>
          <table:table-cell table:formula="of:=[.J117]-[.$B117]" office:value-type="float" office:value="9.18778467178345" calcext:value-type="float">
            <text:p>9.187784671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79101.08359" calcext:value-type="float">
            <text:p>1442779101.08359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22.7043089866638" calcext:value-type="float">
            <text:p>22.7043089867</text:p>
          </table:table-cell>
          <table:table-cell table:formula="of:=[.C118]/([.D118]-[.D117])" office:value-type="float" office:value="835193.34021438" calcext:value-type="float">
            <text:p>835193.34021438</text:p>
          </table:table-cell>
          <table:table-cell/>
          <table:table-cell office:value-type="float" office:value="1442779109.16621" calcext:value-type="float">
            <text:p>1442779109.16621</text:p>
          </table:table-cell>
          <table:table-cell table:formula="of:=[.G118]-[.B118]" office:value-type="float" office:value="8.08261966705322" calcext:value-type="float">
            <text:p>8.0826196671</text:p>
          </table:table-cell>
          <table:table-cell/>
          <table:table-cell office:value-type="float" office:value="1442779110.22034" calcext:value-type="float">
            <text:p>1442779110.22034</text:p>
          </table:table-cell>
          <table:table-cell table:formula="of:=[.J118]-[.$B118]" office:value-type="float" office:value="9.13675713539124" calcext:value-type="float">
            <text:p>9.136757135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79101.16223" calcext:value-type="float">
            <text:p>1442779101.16223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22.7829518318176" calcext:value-type="float">
            <text:p>22.7829518318</text:p>
          </table:table-cell>
          <table:table-cell table:formula="of:=[.C119]/([.D119]-[.D118])" office:value-type="float" office:value="834557.802068807" calcext:value-type="float">
            <text:p>834557.802068807</text:p>
          </table:table-cell>
          <table:table-cell/>
          <table:table-cell office:value-type="float" office:value="1442779109.30438" calcext:value-type="float">
            <text:p>1442779109.30438</text:p>
          </table:table-cell>
          <table:table-cell table:formula="of:=[.G119]-[.B119]" office:value-type="float" office:value="8.14215421676636" calcext:value-type="float">
            <text:p>8.1421542168</text:p>
          </table:table-cell>
          <table:table-cell/>
          <table:table-cell office:value-type="float" office:value="1442779110.24789" calcext:value-type="float">
            <text:p>1442779110.24789</text:p>
          </table:table-cell>
          <table:table-cell table:formula="of:=[.J119]-[.$B119]" office:value-type="float" office:value="9.08566451072693" calcext:value-type="float">
            <text:p>9.085664510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79101.24081" calcext:value-type="float">
            <text:p>1442779101.24081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22.8615365028381" calcext:value-type="float">
            <text:p>22.8615365028</text:p>
          </table:table-cell>
          <table:table-cell table:formula="of:=[.C120]/([.D120]-[.D119])" office:value-type="float" office:value="835175.602922259" calcext:value-type="float">
            <text:p>835175.602922259</text:p>
          </table:table-cell>
          <table:table-cell/>
          <table:table-cell office:value-type="float" office:value="1442779109.36725" calcext:value-type="float">
            <text:p>1442779109.36725</text:p>
          </table:table-cell>
          <table:table-cell table:formula="of:=[.G120]-[.B120]" office:value-type="float" office:value="8.12644052505493" calcext:value-type="float">
            <text:p>8.1264405251</text:p>
          </table:table-cell>
          <table:table-cell/>
          <table:table-cell office:value-type="float" office:value="1442779110.27543" calcext:value-type="float">
            <text:p>1442779110.27543</text:p>
          </table:table-cell>
          <table:table-cell table:formula="of:=[.J120]-[.$B120]" office:value-type="float" office:value="9.03461980819702" calcext:value-type="float">
            <text:p>9.034619808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79101.31938" calcext:value-type="float">
            <text:p>1442779101.31938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22.9401035308838" calcext:value-type="float">
            <text:p>22.9401035309</text:p>
          </table:table-cell>
          <table:table-cell table:formula="of:=[.C121]/([.D121]-[.D120])" office:value-type="float" office:value="835363.149562716" calcext:value-type="float">
            <text:p>835363.149562716</text:p>
          </table:table-cell>
          <table:table-cell/>
          <table:table-cell office:value-type="float" office:value="1442779109.50539" calcext:value-type="float">
            <text:p>1442779109.50539</text:p>
          </table:table-cell>
          <table:table-cell table:formula="of:=[.G121]-[.B121]" office:value-type="float" office:value="8.18600988388062" calcext:value-type="float">
            <text:p>8.1860098839</text:p>
          </table:table-cell>
          <table:table-cell/>
          <table:table-cell office:value-type="float" office:value="1442779110.30297" calcext:value-type="float">
            <text:p>1442779110.30297</text:p>
          </table:table-cell>
          <table:table-cell table:formula="of:=[.J121]-[.$B121]" office:value-type="float" office:value="8.9835889339447" calcext:value-type="float">
            <text:p>8.98358893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79101.39791" calcext:value-type="float">
            <text:p>1442779101.39791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23.0186381340027" calcext:value-type="float">
            <text:p>23.018638134</text:p>
          </table:table-cell>
          <table:table-cell table:formula="of:=[.C122]/([.D122]-[.D121])" office:value-type="float" office:value="835708.049617788" calcext:value-type="float">
            <text:p>835708.049617788</text:p>
          </table:table-cell>
          <table:table-cell/>
          <table:table-cell office:value-type="float" office:value="1442779109.56835" calcext:value-type="float">
            <text:p>1442779109.56835</text:p>
          </table:table-cell>
          <table:table-cell table:formula="of:=[.G122]-[.B122]" office:value-type="float" office:value="8.1704318523407" calcext:value-type="float">
            <text:p>8.1704318523</text:p>
          </table:table-cell>
          <table:table-cell/>
          <table:table-cell office:value-type="float" office:value="1442779110.33048" calcext:value-type="float">
            <text:p>1442779110.33048</text:p>
          </table:table-cell>
          <table:table-cell table:formula="of:=[.J122]-[.$B122]" office:value-type="float" office:value="8.93256688117981" calcext:value-type="float">
            <text:p>8.93256688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79101.47653" calcext:value-type="float">
            <text:p>1442779101.47653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23.0972506999969" calcext:value-type="float">
            <text:p>23.0972507</text:p>
          </table:table-cell>
          <table:table-cell table:formula="of:=[.C123]/([.D123]-[.D122])" office:value-type="float" office:value="834879.248246266" calcext:value-type="float">
            <text:p>834879.248246266</text:p>
          </table:table-cell>
          <table:table-cell/>
          <table:table-cell office:value-type="float" office:value="1442779109.70658" calcext:value-type="float">
            <text:p>1442779109.70658</text:p>
          </table:table-cell>
          <table:table-cell table:formula="of:=[.G123]-[.B123]" office:value-type="float" office:value="8.23005747795105" calcext:value-type="float">
            <text:p>8.230057478</text:p>
          </table:table-cell>
          <table:table-cell/>
          <table:table-cell office:value-type="float" office:value="1442779110.35802" calcext:value-type="float">
            <text:p>1442779110.35802</text:p>
          </table:table-cell>
          <table:table-cell table:formula="of:=[.J123]-[.$B123]" office:value-type="float" office:value="8.88149690628052" calcext:value-type="float">
            <text:p>8.881496906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79101.55501" calcext:value-type="float">
            <text:p>1442779101.55501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23.1757287979126" calcext:value-type="float">
            <text:p>23.1757287979</text:p>
          </table:table-cell>
          <table:table-cell table:formula="of:=[.C124]/([.D124]-[.D123])" office:value-type="float" office:value="836309.769772239" calcext:value-type="float">
            <text:p>836309.769772239</text:p>
          </table:table-cell>
          <table:table-cell/>
          <table:table-cell office:value-type="float" office:value="1442779109.76934" calcext:value-type="float">
            <text:p>1442779109.76934</text:p>
          </table:table-cell>
          <table:table-cell table:formula="of:=[.G124]-[.B124]" office:value-type="float" office:value="8.21433115005493" calcext:value-type="float">
            <text:p>8.2143311501</text:p>
          </table:table-cell>
          <table:table-cell/>
          <table:table-cell office:value-type="float" office:value="1442779110.3856" calcext:value-type="float">
            <text:p>1442779110.3856</text:p>
          </table:table-cell>
          <table:table-cell table:formula="of:=[.J124]-[.$B124]" office:value-type="float" office:value="8.83059501647949" calcext:value-type="float">
            <text:p>8.83059501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79101.63349" calcext:value-type="float">
            <text:p>1442779101.63349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23.2542157173157" calcext:value-type="float">
            <text:p>23.2542157173</text:p>
          </table:table-cell>
          <table:table-cell table:formula="of:=[.C125]/([.D125]-[.D124])" office:value-type="float" office:value="836215.773267152" calcext:value-type="float">
            <text:p>836215.773267152</text:p>
          </table:table-cell>
          <table:table-cell/>
          <table:table-cell office:value-type="float" office:value="1442779109.90735" calcext:value-type="float">
            <text:p>1442779109.90735</text:p>
          </table:table-cell>
          <table:table-cell table:formula="of:=[.G125]-[.B125]" office:value-type="float" office:value="8.27386069297791" calcext:value-type="float">
            <text:p>8.273860693</text:p>
          </table:table-cell>
          <table:table-cell/>
          <table:table-cell office:value-type="float" office:value="1442779110.4131" calcext:value-type="float">
            <text:p>1442779110.4131</text:p>
          </table:table-cell>
          <table:table-cell table:formula="of:=[.J125]-[.$B125]" office:value-type="float" office:value="8.77960586547852" calcext:value-type="float">
            <text:p>8.779605865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79101.71199" calcext:value-type="float">
            <text:p>1442779101.71199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23.3327162265778" calcext:value-type="float">
            <text:p>23.3327162266</text:p>
          </table:table-cell>
          <table:table-cell table:formula="of:=[.C126]/([.D126]-[.D125])" office:value-type="float" office:value="836071.009181334" calcext:value-type="float">
            <text:p>836071.009181334</text:p>
          </table:table-cell>
          <table:table-cell/>
          <table:table-cell office:value-type="float" office:value="1442779109.97028" calcext:value-type="float">
            <text:p>1442779109.97028</text:p>
          </table:table-cell>
          <table:table-cell table:formula="of:=[.G126]-[.B126]" office:value-type="float" office:value="8.2582893371582" calcext:value-type="float">
            <text:p>8.2582893372</text:p>
          </table:table-cell>
          <table:table-cell/>
          <table:table-cell office:value-type="float" office:value="1442779110.44061" calcext:value-type="float">
            <text:p>1442779110.44061</text:p>
          </table:table-cell>
          <table:table-cell table:formula="of:=[.J126]-[.$B126]" office:value-type="float" office:value="8.72862124443054" calcext:value-type="float">
            <text:p>8.728621244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79101.79051" calcext:value-type="float">
            <text:p>1442779101.79051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23.4112379550934" calcext:value-type="float">
            <text:p>23.4112379551</text:p>
          </table:table-cell>
          <table:table-cell table:formula="of:=[.C127]/([.D127]-[.D126])" office:value-type="float" office:value="835845.074232414" calcext:value-type="float">
            <text:p>835845.074232414</text:p>
          </table:table-cell>
          <table:table-cell/>
          <table:table-cell office:value-type="float" office:value="1442779110.03835" calcext:value-type="float">
            <text:p>1442779110.03835</text:p>
          </table:table-cell>
          <table:table-cell table:formula="of:=[.G127]-[.B127]" office:value-type="float" office:value="8.24783968925476" calcext:value-type="float">
            <text:p>8.2478396893</text:p>
          </table:table-cell>
          <table:table-cell/>
          <table:table-cell office:value-type="float" office:value="1442779110.46815" calcext:value-type="float">
            <text:p>1442779110.46815</text:p>
          </table:table-cell>
          <table:table-cell table:formula="of:=[.J127]-[.$B127]" office:value-type="float" office:value="8.67763257026672" calcext:value-type="float">
            <text:p>8.677632570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79101.86906" calcext:value-type="float">
            <text:p>1442779101.86906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23.489786863327" calcext:value-type="float">
            <text:p>23.4897868633</text:p>
          </table:table-cell>
          <table:table-cell table:formula="of:=[.C128]/([.D128]-[.D127])" office:value-type="float" office:value="835555.852727814" calcext:value-type="float">
            <text:p>835555.852727814</text:p>
          </table:table-cell>
          <table:table-cell/>
          <table:table-cell office:value-type="float" office:value="1442779110.10886" calcext:value-type="float">
            <text:p>1442779110.10886</text:p>
          </table:table-cell>
          <table:table-cell table:formula="of:=[.G128]-[.B128]" office:value-type="float" office:value="8.2397952079773" calcext:value-type="float">
            <text:p>8.239795208</text:p>
          </table:table-cell>
          <table:table-cell/>
          <table:table-cell office:value-type="float" office:value="1442779110.49564" calcext:value-type="float">
            <text:p>1442779110.49564</text:p>
          </table:table-cell>
          <table:table-cell table:formula="of:=[.J128]-[.$B128]" office:value-type="float" office:value="8.6265721321106" calcext:value-type="float">
            <text:p>8.626572132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79101.94755" calcext:value-type="float">
            <text:p>1442779101.94755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23.5682721138" calcext:value-type="float">
            <text:p>23.5682721138</text:p>
          </table:table-cell>
          <table:table-cell table:formula="of:=[.C129]/([.D129]-[.D128])" office:value-type="float" office:value="836233.554769116" calcext:value-type="float">
            <text:p>836233.554769116</text:p>
          </table:table-cell>
          <table:table-cell/>
          <table:table-cell office:value-type="float" office:value="1442779110.23926" calcext:value-type="float">
            <text:p>1442779110.23926</text:p>
          </table:table-cell>
          <table:table-cell table:formula="of:=[.G129]-[.B129]" office:value-type="float" office:value="8.29171442985535" calcext:value-type="float">
            <text:p>8.2917144299</text:p>
          </table:table-cell>
          <table:table-cell/>
          <table:table-cell office:value-type="float" office:value="1442779110.5231" calcext:value-type="float">
            <text:p>1442779110.5231</text:p>
          </table:table-cell>
          <table:table-cell table:formula="of:=[.J129]-[.$B129]" office:value-type="float" office:value="8.57555627822876" calcext:value-type="float">
            <text:p>8.575556278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79102.02097" calcext:value-type="float">
            <text:p>1442779102.02097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23.6416923999786" calcext:value-type="float">
            <text:p>23.6416924</text:p>
          </table:table-cell>
          <table:table-cell table:formula="of:=[.C130]/([.D130]-[.D129])" office:value-type="float" office:value="893921.876582659" calcext:value-type="float">
            <text:p>893921.876582659</text:p>
          </table:table-cell>
          <table:table-cell/>
          <table:table-cell office:value-type="float" office:value="1442779110.30968" calcext:value-type="float">
            <text:p>1442779110.30968</text:p>
          </table:table-cell>
          <table:table-cell table:formula="of:=[.G130]-[.B130]" office:value-type="float" office:value="8.28870725631714" calcext:value-type="float">
            <text:p>8.2887072563</text:p>
          </table:table-cell>
          <table:table-cell/>
          <table:table-cell office:value-type="float" office:value="1442779110.55065" calcext:value-type="float">
            <text:p>1442779110.55065</text:p>
          </table:table-cell>
          <table:table-cell table:formula="of:=[.J130]-[.$B130]" office:value-type="float" office:value="8.52967929840088" calcext:value-type="float">
            <text:p>8.529679298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79102.08564" calcext:value-type="float">
            <text:p>1442779102.08564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23.7063653469086" calcext:value-type="float">
            <text:p>23.7063653469</text:p>
          </table:table-cell>
          <table:table-cell table:formula="of:=[.C131]/([.D131]-[.D130])" office:value-type="float" office:value="1014829.27739643" calcext:value-type="float">
            <text:p>1014829.27739643</text:p>
          </table:table-cell>
          <table:table-cell/>
          <table:table-cell office:value-type="float" office:value="1442779110.37214" calcext:value-type="float">
            <text:p>1442779110.37214</text:p>
          </table:table-cell>
          <table:table-cell table:formula="of:=[.G131]-[.B131]" office:value-type="float" office:value="8.28650093078613" calcext:value-type="float">
            <text:p>8.2865009308</text:p>
          </table:table-cell>
          <table:table-cell/>
          <table:table-cell office:value-type="float" office:value="1442779110.57814" calcext:value-type="float">
            <text:p>1442779110.57814</text:p>
          </table:table-cell>
          <table:table-cell table:formula="of:=[.J131]-[.$B131]" office:value-type="float" office:value="8.49249863624573" calcext:value-type="float">
            <text:p>8.49249863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79102.15006" calcext:value-type="float">
            <text:p>1442779102.15006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23.7707834243774" calcext:value-type="float">
            <text:p>23.7707834244</text:p>
          </table:table-cell>
          <table:table-cell table:formula="of:=[.C132]/([.D132]-[.D131])" office:value-type="float" office:value="1018844.43899641" calcext:value-type="float">
            <text:p>1018844.43899641</text:p>
          </table:table-cell>
          <table:table-cell/>
          <table:table-cell office:value-type="float" office:value="1442779110.44024" calcext:value-type="float">
            <text:p>1442779110.44024</text:p>
          </table:table-cell>
          <table:table-cell table:formula="of:=[.G132]-[.B132]" office:value-type="float" office:value="8.29018211364746" calcext:value-type="float">
            <text:p>8.2901821136</text:p>
          </table:table-cell>
          <table:table-cell/>
          <table:table-cell office:value-type="float" office:value="1442779110.60571" calcext:value-type="float">
            <text:p>1442779110.60571</text:p>
          </table:table-cell>
          <table:table-cell table:formula="of:=[.J132]-[.$B132]" office:value-type="float" office:value="8.45564746856689" calcext:value-type="float">
            <text:p>8.455647468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79102.21436" calcext:value-type="float">
            <text:p>1442779102.21436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23.8350830078125" calcext:value-type="float">
            <text:p>23.8350830078</text:p>
          </table:table-cell>
          <table:table-cell table:formula="of:=[.C133]/([.D133]-[.D132])" office:value-type="float" office:value="1020722.00928467" calcext:value-type="float">
            <text:p>1020722.00928467</text:p>
          </table:table-cell>
          <table:table-cell/>
          <table:table-cell office:value-type="float" office:value="1442779110.51083" calcext:value-type="float">
            <text:p>1442779110.51083</text:p>
          </table:table-cell>
          <table:table-cell table:formula="of:=[.G133]-[.B133]" office:value-type="float" office:value="8.29647207260132" calcext:value-type="float">
            <text:p>8.2964720726</text:p>
          </table:table-cell>
          <table:table-cell/>
          <table:table-cell office:value-type="float" office:value="1442779110.63323" calcext:value-type="float">
            <text:p>1442779110.63323</text:p>
          </table:table-cell>
          <table:table-cell table:formula="of:=[.J133]-[.$B133]" office:value-type="float" office:value="8.41887331008911" calcext:value-type="float">
            <text:p>8.418873310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79102.27872" calcext:value-type="float">
            <text:p>1442779102.27872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23.8994405269623" calcext:value-type="float">
            <text:p>23.899440527</text:p>
          </table:table-cell>
          <table:table-cell table:formula="of:=[.C134]/([.D134]-[.D133])" office:value-type="float" office:value="1019803.13826662" calcext:value-type="float">
            <text:p>1019803.13826662</text:p>
          </table:table-cell>
          <table:table-cell/>
          <table:table-cell office:value-type="float" office:value="1442779110.57332" calcext:value-type="float">
            <text:p>1442779110.57332</text:p>
          </table:table-cell>
          <table:table-cell table:formula="of:=[.G134]-[.B134]" office:value-type="float" office:value="8.29460453987122" calcext:value-type="float">
            <text:p>8.2946045399</text:p>
          </table:table-cell>
          <table:table-cell/>
          <table:table-cell office:value-type="float" office:value="1442779110.66071" calcext:value-type="float">
            <text:p>1442779110.66071</text:p>
          </table:table-cell>
          <table:table-cell table:formula="of:=[.J134]-[.$B134]" office:value-type="float" office:value="8.38199639320374" calcext:value-type="float">
            <text:p>8.38199639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79102.34305" calcext:value-type="float">
            <text:p>1442779102.34305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23.9637768268585" calcext:value-type="float">
            <text:p>23.9637768269</text:p>
          </table:table-cell>
          <table:table-cell table:formula="of:=[.C135]/([.D135]-[.D134])" office:value-type="float" office:value="1020139.48744098" calcext:value-type="float">
            <text:p>1020139.48744098</text:p>
          </table:table-cell>
          <table:table-cell/>
          <table:table-cell office:value-type="float" office:value="1442779110.64199" calcext:value-type="float">
            <text:p>1442779110.64199</text:p>
          </table:table-cell>
          <table:table-cell table:formula="of:=[.G135]-[.B135]" office:value-type="float" office:value="8.29893302917481" calcext:value-type="float">
            <text:p>8.2989330292</text:p>
          </table:table-cell>
          <table:table-cell/>
          <table:table-cell office:value-type="float" office:value="1442779110.68822" calcext:value-type="float">
            <text:p>1442779110.68822</text:p>
          </table:table-cell>
          <table:table-cell table:formula="of:=[.J135]-[.$B135]" office:value-type="float" office:value="8.34516978263855" calcext:value-type="float">
            <text:p>8.345169782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79102.40739" calcext:value-type="float">
            <text:p>1442779102.40739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24.0281114578247" calcext:value-type="float">
            <text:p>24.0281114578</text:p>
          </table:table-cell>
          <table:table-cell table:formula="of:=[.C136]/([.D136]-[.D135])" office:value-type="float" office:value="1020165.95128206" calcext:value-type="float">
            <text:p>1020165.95128206</text:p>
          </table:table-cell>
          <table:table-cell/>
          <table:table-cell office:value-type="float" office:value="1442779110.71196" calcext:value-type="float">
            <text:p>1442779110.71196</text:p>
          </table:table-cell>
          <table:table-cell table:formula="of:=[.G136]-[.B136]" office:value-type="float" office:value="8.30457425117493" calcext:value-type="float">
            <text:p>8.3045742512</text:p>
          </table:table-cell>
          <table:table-cell/>
          <table:table-cell office:value-type="float" office:value="1442779110.71575" calcext:value-type="float">
            <text:p>1442779110.71575</text:p>
          </table:table-cell>
          <table:table-cell table:formula="of:=[.J136]-[.$B136]" office:value-type="float" office:value="8.3083655834198" calcext:value-type="float">
            <text:p>8.30836558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79102.47175" calcext:value-type="float">
            <text:p>1442779102.47175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24.092472076416" calcext:value-type="float">
            <text:p>24.0924720764</text:p>
          </table:table-cell>
          <table:table-cell table:formula="of:=[.C137]/([.D137]-[.D136])" office:value-type="float" office:value="1019754.0271756" calcext:value-type="float">
            <text:p>1019754.0271756</text:p>
          </table:table-cell>
          <table:table-cell/>
          <table:table-cell office:value-type="float" office:value="1442779110.84264" calcext:value-type="float">
            <text:p>1442779110.84264</text:p>
          </table:table-cell>
          <table:table-cell table:formula="of:=[.G137]-[.B137]" office:value-type="float" office:value="8.37088942527771" calcext:value-type="float">
            <text:p>8.3708894253</text:p>
          </table:table-cell>
          <table:table-cell/>
          <table:table-cell office:value-type="float" office:value="1442779110.84274" calcext:value-type="float">
            <text:p>1442779110.84274</text:p>
          </table:table-cell>
          <table:table-cell table:formula="of:=[.J137]-[.$B137]" office:value-type="float" office:value="8.37099313735962" calcext:value-type="float">
            <text:p>8.370993137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79102.53612" calcext:value-type="float">
            <text:p>1442779102.53612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24.1568443775177" calcext:value-type="float">
            <text:p>24.1568443775</text:p>
          </table:table-cell>
          <table:table-cell table:formula="of:=[.C138]/([.D138]-[.D137])" office:value-type="float" office:value="1019568.95864769" calcext:value-type="float">
            <text:p>1019568.95864769</text:p>
          </table:table-cell>
          <table:table-cell/>
          <table:table-cell office:value-type="float" office:value="1442779110.91288" calcext:value-type="float">
            <text:p>1442779110.91288</text:p>
          </table:table-cell>
          <table:table-cell table:formula="of:=[.G138]-[.B138]" office:value-type="float" office:value="8.3767626285553" calcext:value-type="float">
            <text:p>8.3767626286</text:p>
          </table:table-cell>
          <table:table-cell/>
          <table:table-cell office:value-type="float" office:value="1442779110.91292" calcext:value-type="float">
            <text:p>1442779110.91292</text:p>
          </table:table-cell>
          <table:table-cell table:formula="of:=[.J138]-[.$B138]" office:value-type="float" office:value="8.37680101394653" calcext:value-type="float">
            <text:p>8.376801013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79102.60052" calcext:value-type="float">
            <text:p>1442779102.60052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24.2212438583374" calcext:value-type="float">
            <text:p>24.2212438583</text:p>
          </table:table-cell>
          <table:table-cell table:formula="of:=[.C139]/([.D139]-[.D138])" office:value-type="float" office:value="1019138.65088056" calcext:value-type="float">
            <text:p>1019138.65088056</text:p>
          </table:table-cell>
          <table:table-cell/>
          <table:table-cell office:value-type="float" office:value="1442779110.97508" calcext:value-type="float">
            <text:p>1442779110.97508</text:p>
          </table:table-cell>
          <table:table-cell table:formula="of:=[.G139]-[.B139]" office:value-type="float" office:value="8.37456059455872" calcext:value-type="float">
            <text:p>8.3745605946</text:p>
          </table:table-cell>
          <table:table-cell/>
          <table:table-cell office:value-type="float" office:value="1442779110.97522" calcext:value-type="float">
            <text:p>1442779110.97522</text:p>
          </table:table-cell>
          <table:table-cell table:formula="of:=[.J139]-[.$B139]" office:value-type="float" office:value="8.37470054626465" calcext:value-type="float">
            <text:p>8.374700546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79102.6649" calcext:value-type="float">
            <text:p>1442779102.6649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24.2856233119965" calcext:value-type="float">
            <text:p>24.285623312</text:p>
          </table:table-cell>
          <table:table-cell table:formula="of:=[.C140]/([.D140]-[.D139])" office:value-type="float" office:value="1019455.68453525" calcext:value-type="float">
            <text:p>1019455.68453525</text:p>
          </table:table-cell>
          <table:table-cell/>
          <table:table-cell office:value-type="float" office:value="1442779111.04423" calcext:value-type="float">
            <text:p>1442779111.04423</text:p>
          </table:table-cell>
          <table:table-cell table:formula="of:=[.G140]-[.B140]" office:value-type="float" office:value="8.37933135032654" calcext:value-type="float">
            <text:p>8.3793313503</text:p>
          </table:table-cell>
          <table:table-cell/>
          <table:table-cell office:value-type="float" office:value="1442779111.04427" calcext:value-type="float">
            <text:p>1442779111.04427</text:p>
          </table:table-cell>
          <table:table-cell table:formula="of:=[.J140]-[.$B140]" office:value-type="float" office:value="8.37937235832214" calcext:value-type="float">
            <text:p>8.37937235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79102.72935" calcext:value-type="float">
            <text:p>1442779102.72935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24.3500754833221" calcext:value-type="float">
            <text:p>24.3500754833</text:p>
          </table:table-cell>
          <table:table-cell table:formula="of:=[.C141]/([.D141]-[.D140])" office:value-type="float" office:value="1018305.49149934" calcext:value-type="float">
            <text:p>1018305.49149934</text:p>
          </table:table-cell>
          <table:table-cell/>
          <table:table-cell office:value-type="float" office:value="1442779111.11394" calcext:value-type="float">
            <text:p>1442779111.11394</text:p>
          </table:table-cell>
          <table:table-cell table:formula="of:=[.G141]-[.B141]" office:value-type="float" office:value="8.3845911026001" calcext:value-type="float">
            <text:p>8.3845911026</text:p>
          </table:table-cell>
          <table:table-cell/>
          <table:table-cell office:value-type="float" office:value="1442779111.11399" calcext:value-type="float">
            <text:p>1442779111.11399</text:p>
          </table:table-cell>
          <table:table-cell table:formula="of:=[.J141]-[.$B141]" office:value-type="float" office:value="8.38463473320007" calcext:value-type="float">
            <text:p>8.384634733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79102.79382" calcext:value-type="float">
            <text:p>1442779102.7938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24.4145426750183" calcext:value-type="float">
            <text:p>24.414542675</text:p>
          </table:table-cell>
          <table:table-cell table:formula="of:=[.C142]/([.D142]-[.D141])" office:value-type="float" office:value="1018068.23398362" calcext:value-type="float">
            <text:p>1018068.23398362</text:p>
          </table:table-cell>
          <table:table-cell/>
          <table:table-cell office:value-type="float" office:value="1442779111.17602" calcext:value-type="float">
            <text:p>1442779111.17602</text:p>
          </table:table-cell>
          <table:table-cell table:formula="of:=[.G142]-[.B142]" office:value-type="float" office:value="8.38220429420471" calcext:value-type="float">
            <text:p>8.3822042942</text:p>
          </table:table-cell>
          <table:table-cell/>
          <table:table-cell office:value-type="float" office:value="1442779111.17606" calcext:value-type="float">
            <text:p>1442779111.17606</text:p>
          </table:table-cell>
          <table:table-cell table:formula="of:=[.J142]-[.$B142]" office:value-type="float" office:value="8.38224506378174" calcext:value-type="float">
            <text:p>8.382245063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79102.8582" calcext:value-type="float">
            <text:p>1442779102.8582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24.4789249897003" calcext:value-type="float">
            <text:p>24.4789249897</text:p>
          </table:table-cell>
          <table:table-cell table:formula="of:=[.C143]/([.D143]-[.D142])" office:value-type="float" office:value="1019410.38193742" calcext:value-type="float">
            <text:p>1019410.38193742</text:p>
          </table:table-cell>
          <table:table-cell/>
          <table:table-cell office:value-type="float" office:value="1442779111.24555" calcext:value-type="float">
            <text:p>1442779111.24555</text:p>
          </table:table-cell>
          <table:table-cell table:formula="of:=[.G143]-[.B143]" office:value-type="float" office:value="8.38734936714172" calcext:value-type="float">
            <text:p>8.3873493671</text:p>
          </table:table-cell>
          <table:table-cell/>
          <table:table-cell office:value-type="float" office:value="1442779111.24559" calcext:value-type="float">
            <text:p>1442779111.24559</text:p>
          </table:table-cell>
          <table:table-cell table:formula="of:=[.J143]-[.$B143]" office:value-type="float" office:value="8.38739323616028" calcext:value-type="float">
            <text:p>8.387393236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79102.92257" calcext:value-type="float">
            <text:p>1442779102.92257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24.5432891845703" calcext:value-type="float">
            <text:p>24.5432891846</text:p>
          </table:table-cell>
          <table:table-cell table:formula="of:=[.C144]/([.D144]-[.D143])" office:value-type="float" office:value="1019697.36640947" calcext:value-type="float">
            <text:p>1019697.36640947</text:p>
          </table:table-cell>
          <table:table-cell/>
          <table:table-cell office:value-type="float" office:value="1442779111.31501" calcext:value-type="float">
            <text:p>1442779111.31501</text:p>
          </table:table-cell>
          <table:table-cell table:formula="of:=[.G144]-[.B144]" office:value-type="float" office:value="8.39244198799133" calcext:value-type="float">
            <text:p>8.392441988</text:p>
          </table:table-cell>
          <table:table-cell/>
          <table:table-cell office:value-type="float" office:value="1442779111.31505" calcext:value-type="float">
            <text:p>1442779111.31505</text:p>
          </table:table-cell>
          <table:table-cell table:formula="of:=[.J144]-[.$B144]" office:value-type="float" office:value="8.39248514175415" calcext:value-type="float">
            <text:p>8.392485141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79102.98697" calcext:value-type="float">
            <text:p>1442779102.9869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24.6076946258545" calcext:value-type="float">
            <text:p>24.6076946259</text:p>
          </table:table-cell>
          <table:table-cell table:formula="of:=[.C145]/([.D145]-[.D144])" office:value-type="float" office:value="1019044.33369858" calcext:value-type="float">
            <text:p>1019044.33369858</text:p>
          </table:table-cell>
          <table:table-cell/>
          <table:table-cell office:value-type="float" office:value="1442779111.44638" calcext:value-type="float">
            <text:p>1442779111.44638</text:p>
          </table:table-cell>
          <table:table-cell table:formula="of:=[.G145]-[.B145]" office:value-type="float" office:value="8.45941090583801" calcext:value-type="float">
            <text:p>8.4594109058</text:p>
          </table:table-cell>
          <table:table-cell/>
          <table:table-cell office:value-type="float" office:value="1442779111.44655" calcext:value-type="float">
            <text:p>1442779111.44655</text:p>
          </table:table-cell>
          <table:table-cell table:formula="of:=[.J145]-[.$B145]" office:value-type="float" office:value="8.45957398414612" calcext:value-type="float">
            <text:p>8.459573984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79103.05336" calcext:value-type="float">
            <text:p>1442779103.05336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24.6740822792053" calcext:value-type="float">
            <text:p>24.6740822792</text:p>
          </table:table-cell>
          <table:table-cell table:formula="of:=[.C146]/([.D146]-[.D145])" office:value-type="float" office:value="988617.561960855" calcext:value-type="float">
            <text:p>988617.561960855</text:p>
          </table:table-cell>
          <table:table-cell/>
          <table:table-cell office:value-type="float" office:value="1442779111.48788" calcext:value-type="float">
            <text:p>1442779111.48788</text:p>
          </table:table-cell>
          <table:table-cell table:formula="of:=[.G146]-[.B146]" office:value-type="float" office:value="8.43452334403992" calcext:value-type="float">
            <text:p>8.434523344</text:p>
          </table:table-cell>
          <table:table-cell/>
          <table:table-cell office:value-type="float" office:value="1442779111.48793" calcext:value-type="float">
            <text:p>1442779111.48793</text:p>
          </table:table-cell>
          <table:table-cell table:formula="of:=[.J146]-[.$B146]" office:value-type="float" office:value="8.43456983566284" calcext:value-type="float">
            <text:p>8.434569835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79103.11978" calcext:value-type="float">
            <text:p>1442779103.11978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24.7405006885529" calcext:value-type="float">
            <text:p>24.7405006886</text:p>
          </table:table-cell>
          <table:table-cell table:formula="of:=[.C147]/([.D147]-[.D146])" office:value-type="float" office:value="988159.768424756" calcext:value-type="float">
            <text:p>988159.768424756</text:p>
          </table:table-cell>
          <table:table-cell/>
          <table:table-cell office:value-type="float" office:value="1442779111.5632" calcext:value-type="float">
            <text:p>1442779111.5632</text:p>
          </table:table-cell>
          <table:table-cell table:formula="of:=[.G147]-[.B147]" office:value-type="float" office:value="8.44342589378357" calcext:value-type="float">
            <text:p>8.4434258938</text:p>
          </table:table-cell>
          <table:table-cell/>
          <table:table-cell office:value-type="float" office:value="1442779111.56327" calcext:value-type="float">
            <text:p>1442779111.56327</text:p>
          </table:table-cell>
          <table:table-cell table:formula="of:=[.J147]-[.$B147]" office:value-type="float" office:value="8.44348859786987" calcext:value-type="float">
            <text:p>8.443488597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79103.1863" calcext:value-type="float">
            <text:p>1442779103.1863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24.8070242404938" calcext:value-type="float">
            <text:p>24.8070242405</text:p>
          </table:table-cell>
          <table:table-cell table:formula="of:=[.C148]/([.D148]-[.D147])" office:value-type="float" office:value="986597.950426493" calcext:value-type="float">
            <text:p>986597.950426493</text:p>
          </table:table-cell>
          <table:table-cell/>
          <table:table-cell office:value-type="float" office:value="1442779111.64764" calcext:value-type="float">
            <text:p>1442779111.64764</text:p>
          </table:table-cell>
          <table:table-cell table:formula="of:=[.G148]-[.B148]" office:value-type="float" office:value="8.46133470535278" calcext:value-type="float">
            <text:p>8.4613347054</text:p>
          </table:table-cell>
          <table:table-cell/>
          <table:table-cell office:value-type="float" office:value="1442779111.64768" calcext:value-type="float">
            <text:p>1442779111.64768</text:p>
          </table:table-cell>
          <table:table-cell table:formula="of:=[.J148]-[.$B148]" office:value-type="float" office:value="8.46137523651123" calcext:value-type="float">
            <text:p>8.461375236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79103.25281" calcext:value-type="float">
            <text:p>1442779103.25281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24.8735303878784" calcext:value-type="float">
            <text:p>24.8735303879</text:p>
          </table:table-cell>
          <table:table-cell table:formula="of:=[.C149]/([.D149]-[.D148])" office:value-type="float" office:value="986856.141589621" calcext:value-type="float">
            <text:p>986856.141589621</text:p>
          </table:table-cell>
          <table:table-cell/>
          <table:table-cell office:value-type="float" office:value="1442779111.7169" calcext:value-type="float">
            <text:p>1442779111.7169</text:p>
          </table:table-cell>
          <table:table-cell table:formula="of:=[.G149]-[.B149]" office:value-type="float" office:value="8.46409726142883" calcext:value-type="float">
            <text:p>8.4640972614</text:p>
          </table:table-cell>
          <table:table-cell/>
          <table:table-cell office:value-type="float" office:value="1442779111.71695" calcext:value-type="float">
            <text:p>1442779111.71695</text:p>
          </table:table-cell>
          <table:table-cell table:formula="of:=[.J149]-[.$B149]" office:value-type="float" office:value="8.46414160728455" calcext:value-type="float">
            <text:p>8.464141607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79103.31926" calcext:value-type="float">
            <text:p>1442779103.31926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24.9399874210358" calcext:value-type="float">
            <text:p>24.939987421</text:p>
          </table:table-cell>
          <table:table-cell table:formula="of:=[.C150]/([.D150]-[.D149])" office:value-type="float" office:value="987585.465102012" calcext:value-type="float">
            <text:p>987585.465102012</text:p>
          </table:table-cell>
          <table:table-cell/>
          <table:table-cell office:value-type="float" office:value="1442779111.8181" calcext:value-type="float">
            <text:p>1442779111.8181</text:p>
          </table:table-cell>
          <table:table-cell table:formula="of:=[.G150]-[.B150]" office:value-type="float" office:value="8.49883460998535" calcext:value-type="float">
            <text:p>8.49883461</text:p>
          </table:table-cell>
          <table:table-cell/>
          <table:table-cell office:value-type="float" office:value="1442779111.81814" calcext:value-type="float">
            <text:p>1442779111.81814</text:p>
          </table:table-cell>
          <table:table-cell table:formula="of:=[.J150]-[.$B150]" office:value-type="float" office:value="8.49887752532959" calcext:value-type="float">
            <text:p>8.498877525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79103.38574" calcext:value-type="float">
            <text:p>1442779103.38574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25.006466627121" calcext:value-type="float">
            <text:p>25.0064666271</text:p>
          </table:table-cell>
          <table:table-cell table:formula="of:=[.C151]/([.D151]-[.D150])" office:value-type="float" office:value="987256.073965155" calcext:value-type="float">
            <text:p>987256.073965155</text:p>
          </table:table-cell>
          <table:table-cell/>
          <table:table-cell office:value-type="float" office:value="1442779111.88946" calcext:value-type="float">
            <text:p>1442779111.88946</text:p>
          </table:table-cell>
          <table:table-cell table:formula="of:=[.G151]-[.B151]" office:value-type="float" office:value="8.50371289253235" calcext:value-type="float">
            <text:p>8.5037128925</text:p>
          </table:table-cell>
          <table:table-cell/>
          <table:table-cell office:value-type="float" office:value="1442779111.88953" calcext:value-type="float">
            <text:p>1442779111.88953</text:p>
          </table:table-cell>
          <table:table-cell table:formula="of:=[.J151]-[.$B151]" office:value-type="float" office:value="8.50378727912903" calcext:value-type="float">
            <text:p>8.503787279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79103.45224" calcext:value-type="float">
            <text:p>1442779103.45224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25.0729591846466" calcext:value-type="float">
            <text:p>25.0729591846</text:p>
          </table:table-cell>
          <table:table-cell table:formula="of:=[.C152]/([.D152]-[.D151])" office:value-type="float" office:value="987057.836881925" calcext:value-type="float">
            <text:p>987057.836881925</text:p>
          </table:table-cell>
          <table:table-cell/>
          <table:table-cell office:value-type="float" office:value="1442779111.9656" calcext:value-type="float">
            <text:p>1442779111.9656</text:p>
          </table:table-cell>
          <table:table-cell table:formula="of:=[.G152]-[.B152]" office:value-type="float" office:value="8.51336264610291" calcext:value-type="float">
            <text:p>8.5133626461</text:p>
          </table:table-cell>
          <table:table-cell/>
          <table:table-cell office:value-type="float" office:value="1442779111.96565" calcext:value-type="float">
            <text:p>1442779111.96565</text:p>
          </table:table-cell>
          <table:table-cell table:formula="of:=[.J152]-[.$B152]" office:value-type="float" office:value="8.5134174823761" calcext:value-type="float">
            <text:p>8.51341748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79103.51877" calcext:value-type="float">
            <text:p>1442779103.51877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25.139488697052" calcext:value-type="float">
            <text:p>25.1394886971</text:p>
          </table:table-cell>
          <table:table-cell table:formula="of:=[.C153]/([.D153]-[.D152])" office:value-type="float" office:value="986509.55984877" calcext:value-type="float">
            <text:p>986509.55984877</text:p>
          </table:table-cell>
          <table:table-cell/>
          <table:table-cell office:value-type="float" office:value="1442779112.04965" calcext:value-type="float">
            <text:p>1442779112.04965</text:p>
          </table:table-cell>
          <table:table-cell table:formula="of:=[.G153]-[.B153]" office:value-type="float" office:value="8.53088688850403" calcext:value-type="float">
            <text:p>8.5308868885</text:p>
          </table:table-cell>
          <table:table-cell/>
          <table:table-cell office:value-type="float" office:value="1442779112.04976" calcext:value-type="float">
            <text:p>1442779112.04976</text:p>
          </table:table-cell>
          <table:table-cell table:formula="of:=[.J153]-[.$B153]" office:value-type="float" office:value="8.53099393844605" calcext:value-type="float">
            <text:p>8.530993938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79103.58531" calcext:value-type="float">
            <text:p>1442779103.58531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25.2060341835022" calcext:value-type="float">
            <text:p>25.2060341835</text:p>
          </table:table-cell>
          <table:table-cell table:formula="of:=[.C154]/([.D154]-[.D153])" office:value-type="float" office:value="986272.751182321" calcext:value-type="float">
            <text:p>986272.751182321</text:p>
          </table:table-cell>
          <table:table-cell/>
          <table:table-cell office:value-type="float" office:value="1442779112.11891" calcext:value-type="float">
            <text:p>1442779112.11891</text:p>
          </table:table-cell>
          <table:table-cell table:formula="of:=[.G154]-[.B154]" office:value-type="float" office:value="8.53359699249268" calcext:value-type="float">
            <text:p>8.5335969925</text:p>
          </table:table-cell>
          <table:table-cell/>
          <table:table-cell office:value-type="float" office:value="1442779112.11895" calcext:value-type="float">
            <text:p>1442779112.11895</text:p>
          </table:table-cell>
          <table:table-cell table:formula="of:=[.J154]-[.$B154]" office:value-type="float" office:value="8.53364038467407" calcext:value-type="float">
            <text:p>8.533640384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79103.6518" calcext:value-type="float">
            <text:p>1442779103.6518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25.2725276947021" calcext:value-type="float">
            <text:p>25.2725276947</text:p>
          </table:table-cell>
          <table:table-cell table:formula="of:=[.C155]/([.D155]-[.D154])" office:value-type="float" office:value="987043.680136539" calcext:value-type="float">
            <text:p>987043.680136539</text:p>
          </table:table-cell>
          <table:table-cell/>
          <table:table-cell office:value-type="float" office:value="1442779112.16654" calcext:value-type="float">
            <text:p>1442779112.16654</text:p>
          </table:table-cell>
          <table:table-cell table:formula="of:=[.G155]-[.B155]" office:value-type="float" office:value="8.51473808288574" calcext:value-type="float">
            <text:p>8.5147380829</text:p>
          </table:table-cell>
          <table:table-cell/>
          <table:table-cell office:value-type="float" office:value="1442779112.16667" calcext:value-type="float">
            <text:p>1442779112.16667</text:p>
          </table:table-cell>
          <table:table-cell table:formula="of:=[.J155]-[.$B155]" office:value-type="float" office:value="8.51486849784851" calcext:value-type="float">
            <text:p>8.514868497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79103.71826" calcext:value-type="float">
            <text:p>1442779103.71826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25.3389835357666" calcext:value-type="float">
            <text:p>25.3389835358</text:p>
          </table:table-cell>
          <table:table-cell table:formula="of:=[.C156]/([.D156]-[.D155])" office:value-type="float" office:value="987603.180529246" calcext:value-type="float">
            <text:p>987603.180529246</text:p>
          </table:table-cell>
          <table:table-cell/>
          <table:table-cell office:value-type="float" office:value="1442779112.22006" calcext:value-type="float">
            <text:p>1442779112.22006</text:p>
          </table:table-cell>
          <table:table-cell table:formula="of:=[.G156]-[.B156]" office:value-type="float" office:value="8.50179529190064" calcext:value-type="float">
            <text:p>8.5017952919</text:p>
          </table:table-cell>
          <table:table-cell/>
          <table:table-cell office:value-type="float" office:value="1442779112.22011" calcext:value-type="float">
            <text:p>1442779112.22011</text:p>
          </table:table-cell>
          <table:table-cell table:formula="of:=[.J156]-[.$B156]" office:value-type="float" office:value="8.50184726715088" calcext:value-type="float">
            <text:p>8.50184726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79103.78475" calcext:value-type="float">
            <text:p>1442779103.78475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25.4054708480835" calcext:value-type="float">
            <text:p>25.4054708481</text:p>
          </table:table-cell>
          <table:table-cell table:formula="of:=[.C157]/([.D157]-[.D156])" office:value-type="float" office:value="987135.706240946" calcext:value-type="float">
            <text:p>987135.706240946</text:p>
          </table:table-cell>
          <table:table-cell/>
          <table:table-cell office:value-type="float" office:value="1442779112.29167" calcext:value-type="float">
            <text:p>1442779112.29167</text:p>
          </table:table-cell>
          <table:table-cell table:formula="of:=[.G157]-[.B157]" office:value-type="float" office:value="8.5069272518158" calcext:value-type="float">
            <text:p>8.5069272518</text:p>
          </table:table-cell>
          <table:table-cell/>
          <table:table-cell office:value-type="float" office:value="1442779112.29173" calcext:value-type="float">
            <text:p>1442779112.29173</text:p>
          </table:table-cell>
          <table:table-cell table:formula="of:=[.J157]-[.$B157]" office:value-type="float" office:value="8.50698637962341" calcext:value-type="float">
            <text:p>8.50698637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79103.8512" calcext:value-type="float">
            <text:p>1442779103.8512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25.4719243049622" calcext:value-type="float">
            <text:p>25.471924305</text:p>
          </table:table-cell>
          <table:table-cell table:formula="of:=[.C158]/([.D158]-[.D157])" office:value-type="float" office:value="987638.613290472" calcext:value-type="float">
            <text:p>987638.613290472</text:p>
          </table:table-cell>
          <table:table-cell/>
          <table:table-cell office:value-type="float" office:value="1442779112.36761" calcext:value-type="float">
            <text:p>1442779112.36761</text:p>
          </table:table-cell>
          <table:table-cell table:formula="of:=[.G158]-[.B158]" office:value-type="float" office:value="8.51640772819519" calcext:value-type="float">
            <text:p>8.5164077282</text:p>
          </table:table-cell>
          <table:table-cell/>
          <table:table-cell office:value-type="float" office:value="1442779112.36765" calcext:value-type="float">
            <text:p>1442779112.36765</text:p>
          </table:table-cell>
          <table:table-cell table:formula="of:=[.J158]-[.$B158]" office:value-type="float" office:value="8.51644492149353" calcext:value-type="float">
            <text:p>8.516444921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79103.91768" calcext:value-type="float">
            <text:p>1442779103.91768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25.538400888443" calcext:value-type="float">
            <text:p>25.5384008884</text:p>
          </table:table-cell>
          <table:table-cell table:formula="of:=[.C159]/([.D159]-[.D158])" office:value-type="float" office:value="987295.022749199" calcext:value-type="float">
            <text:p>987295.022749199</text:p>
          </table:table-cell>
          <table:table-cell/>
          <table:table-cell office:value-type="float" office:value="1442779112.45187" calcext:value-type="float">
            <text:p>1442779112.45187</text:p>
          </table:table-cell>
          <table:table-cell table:formula="of:=[.G159]-[.B159]" office:value-type="float" office:value="8.53419089317322" calcext:value-type="float">
            <text:p>8.5341908932</text:p>
          </table:table-cell>
          <table:table-cell/>
          <table:table-cell office:value-type="float" office:value="1442779112.45192" calcext:value-type="float">
            <text:p>1442779112.45192</text:p>
          </table:table-cell>
          <table:table-cell table:formula="of:=[.J159]-[.$B159]" office:value-type="float" office:value="8.53424406051636" calcext:value-type="float">
            <text:p>8.534244060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79103.98419" calcext:value-type="float">
            <text:p>1442779103.98419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25.6049122810364" calcext:value-type="float">
            <text:p>25.604912281</text:p>
          </table:table-cell>
          <table:table-cell table:formula="of:=[.C160]/([.D160]-[.D159])" office:value-type="float" office:value="986778.316329055" calcext:value-type="float">
            <text:p>986778.316329055</text:p>
          </table:table-cell>
          <table:table-cell/>
          <table:table-cell office:value-type="float" office:value="1442779112.52082" calcext:value-type="float">
            <text:p>1442779112.52082</text:p>
          </table:table-cell>
          <table:table-cell table:formula="of:=[.G160]-[.B160]" office:value-type="float" office:value="8.53663015365601" calcext:value-type="float">
            <text:p>8.5366301537</text:p>
          </table:table-cell>
          <table:table-cell/>
          <table:table-cell office:value-type="float" office:value="1442779112.52087" calcext:value-type="float">
            <text:p>1442779112.52087</text:p>
          </table:table-cell>
          <table:table-cell table:formula="of:=[.J160]-[.$B160]" office:value-type="float" office:value="8.53667736053467" calcext:value-type="float">
            <text:p>8.536677360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79104.0507" calcext:value-type="float">
            <text:p>1442779104.0507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25.6714270114899" calcext:value-type="float">
            <text:p>25.6714270115</text:p>
          </table:table-cell>
          <table:table-cell table:formula="of:=[.C161]/([.D161]-[.D160])" office:value-type="float" office:value="986728.797553973" calcext:value-type="float">
            <text:p>986728.797553973</text:p>
          </table:table-cell>
          <table:table-cell/>
          <table:table-cell office:value-type="float" office:value="1442779112.6216" calcext:value-type="float">
            <text:p>1442779112.6216</text:p>
          </table:table-cell>
          <table:table-cell table:formula="of:=[.G161]-[.B161]" office:value-type="float" office:value="8.57089757919312" calcext:value-type="float">
            <text:p>8.5708975792</text:p>
          </table:table-cell>
          <table:table-cell/>
          <table:table-cell office:value-type="float" office:value="1442779112.62165" calcext:value-type="float">
            <text:p>1442779112.62165</text:p>
          </table:table-cell>
          <table:table-cell table:formula="of:=[.J161]-[.$B161]" office:value-type="float" office:value="8.57094192504883" calcext:value-type="float">
            <text:p>8.57094192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79104.1172" calcext:value-type="float">
            <text:p>1442779104.1172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25.7379238605499" calcext:value-type="float">
            <text:p>25.7379238606</text:p>
          </table:table-cell>
          <table:table-cell table:formula="of:=[.C162]/([.D162]-[.D161])" office:value-type="float" office:value="986994.134725429" calcext:value-type="float">
            <text:p>986994.134725429</text:p>
          </table:table-cell>
          <table:table-cell/>
          <table:table-cell office:value-type="float" office:value="1442779112.69385" calcext:value-type="float">
            <text:p>1442779112.69385</text:p>
          </table:table-cell>
          <table:table-cell table:formula="of:=[.G162]-[.B162]" office:value-type="float" office:value="8.57664632797241" calcext:value-type="float">
            <text:p>8.576646328</text:p>
          </table:table-cell>
          <table:table-cell/>
          <table:table-cell office:value-type="float" office:value="1442779112.69388" calcext:value-type="float">
            <text:p>1442779112.69388</text:p>
          </table:table-cell>
          <table:table-cell table:formula="of:=[.J162]-[.$B162]" office:value-type="float" office:value="8.57668447494507" calcext:value-type="float">
            <text:p>8.576684474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79104.1836" calcext:value-type="float">
            <text:p>1442779104.1836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25.8043246269226" calcext:value-type="float">
            <text:p>25.8043246269</text:p>
          </table:table-cell>
          <table:table-cell table:formula="of:=[.C163]/([.D163]-[.D162])" office:value-type="float" office:value="988422.326809214" calcext:value-type="float">
            <text:p>988422.326809214</text:p>
          </table:table-cell>
          <table:table-cell/>
          <table:table-cell office:value-type="float" office:value="1442779112.72169" calcext:value-type="float">
            <text:p>1442779112.72169</text:p>
          </table:table-cell>
          <table:table-cell table:formula="of:=[.G163]-[.B163]" office:value-type="float" office:value="8.5380847454071" calcext:value-type="float">
            <text:p>8.5380847454</text:p>
          </table:table-cell>
          <table:table-cell/>
          <table:table-cell office:value-type="float" office:value="1442779112.72173" calcext:value-type="float">
            <text:p>1442779112.72173</text:p>
          </table:table-cell>
          <table:table-cell table:formula="of:=[.J163]-[.$B163]" office:value-type="float" office:value="8.53812432289124" calcext:value-type="float">
            <text:p>8.53812432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79104.2501" calcext:value-type="float">
            <text:p>1442779104.2501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25.8708264827728" calcext:value-type="float">
            <text:p>25.8708264828</text:p>
          </table:table-cell>
          <table:table-cell table:formula="of:=[.C164]/([.D164]-[.D163])" office:value-type="float" office:value="986919.825934198" calcext:value-type="float">
            <text:p>986919.825934198</text:p>
          </table:table-cell>
          <table:table-cell/>
          <table:table-cell office:value-type="float" office:value="1442779112.82279" calcext:value-type="float">
            <text:p>1442779112.82279</text:p>
          </table:table-cell>
          <table:table-cell table:formula="of:=[.G164]-[.B164]" office:value-type="float" office:value="8.57268285751343" calcext:value-type="float">
            <text:p>8.5726828575</text:p>
          </table:table-cell>
          <table:table-cell/>
          <table:table-cell office:value-type="float" office:value="1442779112.82283" calcext:value-type="float">
            <text:p>1442779112.82283</text:p>
          </table:table-cell>
          <table:table-cell table:formula="of:=[.J164]-[.$B164]" office:value-type="float" office:value="8.57272434234619" calcext:value-type="float">
            <text:p>8.572724342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79104.31651" calcext:value-type="float">
            <text:p>1442779104.31651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25.9372346401215" calcext:value-type="float">
            <text:p>25.9372346401</text:p>
          </table:table-cell>
          <table:table-cell table:formula="of:=[.C165]/([.D165]-[.D164])" office:value-type="float" office:value="988312.319154436" calcext:value-type="float">
            <text:p>988312.319154436</text:p>
          </table:table-cell>
          <table:table-cell/>
          <table:table-cell office:value-type="float" office:value="1442779112.89458" calcext:value-type="float">
            <text:p>1442779112.89458</text:p>
          </table:table-cell>
          <table:table-cell table:formula="of:=[.G165]-[.B165]" office:value-type="float" office:value="8.57806944847107" calcext:value-type="float">
            <text:p>8.5780694485</text:p>
          </table:table-cell>
          <table:table-cell/>
          <table:table-cell office:value-type="float" office:value="1442779112.89463" calcext:value-type="float">
            <text:p>1442779112.89463</text:p>
          </table:table-cell>
          <table:table-cell table:formula="of:=[.J165]-[.$B165]" office:value-type="float" office:value="8.57812142372131" calcext:value-type="float">
            <text:p>8.57812142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79104.38296" calcext:value-type="float">
            <text:p>1442779104.3829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26.0036795139313" calcext:value-type="float">
            <text:p>26.0036795139</text:p>
          </table:table-cell>
          <table:table-cell table:formula="of:=[.C166]/([.D166]-[.D165])" office:value-type="float" office:value="987766.192285335" calcext:value-type="float">
            <text:p>987766.192285335</text:p>
          </table:table-cell>
          <table:table-cell/>
          <table:table-cell office:value-type="float" office:value="1442779112.97048" calcext:value-type="float">
            <text:p>1442779112.97048</text:p>
          </table:table-cell>
          <table:table-cell table:formula="of:=[.G166]-[.B166]" office:value-type="float" office:value="8.58752155303955" calcext:value-type="float">
            <text:p>8.587521553</text:p>
          </table:table-cell>
          <table:table-cell/>
          <table:table-cell office:value-type="float" office:value="1442779112.97054" calcext:value-type="float">
            <text:p>1442779112.97054</text:p>
          </table:table-cell>
          <table:table-cell table:formula="of:=[.J166]-[.$B166]" office:value-type="float" office:value="8.58758282661438" calcext:value-type="float">
            <text:p>8.58758282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79104.44937" calcext:value-type="float">
            <text:p>1442779104.44937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26.0700929164886" calcext:value-type="float">
            <text:p>26.0700929165</text:p>
          </table:table-cell>
          <table:table-cell table:formula="of:=[.C167]/([.D167]-[.D166])" office:value-type="float" office:value="988234.264059909" calcext:value-type="float">
            <text:p>988234.264059909</text:p>
          </table:table-cell>
          <table:table-cell/>
          <table:table-cell office:value-type="float" office:value="1442779113.02347" calcext:value-type="float">
            <text:p>1442779113.02347</text:p>
          </table:table-cell>
          <table:table-cell table:formula="of:=[.G167]-[.B167]" office:value-type="float" office:value="8.57410192489624" calcext:value-type="float">
            <text:p>8.5741019249</text:p>
          </table:table-cell>
          <table:table-cell/>
          <table:table-cell office:value-type="float" office:value="1442779113.02351" calcext:value-type="float">
            <text:p>1442779113.02351</text:p>
          </table:table-cell>
          <table:table-cell table:formula="of:=[.J167]-[.$B167]" office:value-type="float" office:value="8.57414078712463" calcext:value-type="float">
            <text:p>8.574140787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79104.51588" calcext:value-type="float">
            <text:p>1442779104.51588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26.1365993022919" calcext:value-type="float">
            <text:p>26.1365993023</text:p>
          </table:table-cell>
          <table:table-cell table:formula="of:=[.C168]/([.D168]-[.D167])" office:value-type="float" office:value="986852.603811463" calcext:value-type="float">
            <text:p>986852.603811463</text:p>
          </table:table-cell>
          <table:table-cell/>
          <table:table-cell office:value-type="float" office:value="1442779113.0958" calcext:value-type="float">
            <text:p>1442779113.0958</text:p>
          </table:table-cell>
          <table:table-cell table:formula="of:=[.G168]-[.B168]" office:value-type="float" office:value="8.57992029190064" calcext:value-type="float">
            <text:p>8.5799202919</text:p>
          </table:table-cell>
          <table:table-cell/>
          <table:table-cell office:value-type="float" office:value="1442779113.09584" calcext:value-type="float">
            <text:p>1442779113.09584</text:p>
          </table:table-cell>
          <table:table-cell table:formula="of:=[.J168]-[.$B168]" office:value-type="float" office:value="8.57996296882629" calcext:value-type="float">
            <text:p>8.579962968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79104.58233" calcext:value-type="float">
            <text:p>1442779104.58233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26.2030503749847" calcext:value-type="float">
            <text:p>26.203050375</text:p>
          </table:table-cell>
          <table:table-cell table:formula="of:=[.C169]/([.D169]-[.D168])" office:value-type="float" office:value="987674.048594268" calcext:value-type="float">
            <text:p>987674.048594268</text:p>
          </table:table-cell>
          <table:table-cell/>
          <table:table-cell office:value-type="float" office:value="1442779113.12423" calcext:value-type="float">
            <text:p>1442779113.12423</text:p>
          </table:table-cell>
          <table:table-cell table:formula="of:=[.G169]-[.B169]" office:value-type="float" office:value="8.54190158843994" calcext:value-type="float">
            <text:p>8.5419015884</text:p>
          </table:table-cell>
          <table:table-cell/>
          <table:table-cell office:value-type="float" office:value="1442779113.12427" calcext:value-type="float">
            <text:p>1442779113.12427</text:p>
          </table:table-cell>
          <table:table-cell table:formula="of:=[.J169]-[.$B169]" office:value-type="float" office:value="8.54194164276123" calcext:value-type="float">
            <text:p>8.541941642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79104.64873" calcext:value-type="float">
            <text:p>1442779104.64873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26.2694554328918" calcext:value-type="float">
            <text:p>26.2694554329</text:p>
          </table:table-cell>
          <table:table-cell table:formula="of:=[.C170]/([.D170]-[.D169])" office:value-type="float" office:value="988358.448415391" calcext:value-type="float">
            <text:p>988358.448415391</text:p>
          </table:table-cell>
          <table:table-cell/>
          <table:table-cell office:value-type="float" office:value="1442779113.21102" calcext:value-type="float">
            <text:p>1442779113.21102</text:p>
          </table:table-cell>
          <table:table-cell table:formula="of:=[.G170]-[.B170]" office:value-type="float" office:value="8.56229043006897" calcext:value-type="float">
            <text:p>8.5622904301</text:p>
          </table:table-cell>
          <table:table-cell/>
          <table:table-cell office:value-type="float" office:value="1442779113.21106" calcext:value-type="float">
            <text:p>1442779113.21106</text:p>
          </table:table-cell>
          <table:table-cell table:formula="of:=[.J170]-[.$B170]" office:value-type="float" office:value="8.56233072280884" calcext:value-type="float">
            <text:p>8.562330722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79104.71518" calcext:value-type="float">
            <text:p>1442779104.71518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26.3358998298645" calcext:value-type="float">
            <text:p>26.3358998299</text:p>
          </table:table-cell>
          <table:table-cell table:formula="of:=[.C171]/([.D171]-[.D170])" office:value-type="float" office:value="987773.280973705" calcext:value-type="float">
            <text:p>987773.280973705</text:p>
          </table:table-cell>
          <table:table-cell/>
          <table:table-cell office:value-type="float" office:value="1442779113.29669" calcext:value-type="float">
            <text:p>1442779113.29669</text:p>
          </table:table-cell>
          <table:table-cell table:formula="of:=[.G171]-[.B171]" office:value-type="float" office:value="8.58151316642761" calcext:value-type="float">
            <text:p>8.5815131664</text:p>
          </table:table-cell>
          <table:table-cell/>
          <table:table-cell office:value-type="float" office:value="1442779113.29674" calcext:value-type="float">
            <text:p>1442779113.29674</text:p>
          </table:table-cell>
          <table:table-cell table:formula="of:=[.J171]-[.$B171]" office:value-type="float" office:value="8.58155918121338" calcext:value-type="float">
            <text:p>8.581559181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79104.78163" calcext:value-type="float">
            <text:p>1442779104.78163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26.4023516178131" calcext:value-type="float">
            <text:p>26.4023516178</text:p>
          </table:table-cell>
          <table:table-cell table:formula="of:=[.C172]/([.D172]-[.D171])" office:value-type="float" office:value="987663.417736143" calcext:value-type="float">
            <text:p>987663.417736143</text:p>
          </table:table-cell>
          <table:table-cell/>
          <table:table-cell office:value-type="float" office:value="1442779113.32506" calcext:value-type="float">
            <text:p>1442779113.32506</text:p>
          </table:table-cell>
          <table:table-cell table:formula="of:=[.G172]-[.B172]" office:value-type="float" office:value="8.54343581199646" calcext:value-type="float">
            <text:p>8.543435812</text:p>
          </table:table-cell>
          <table:table-cell/>
          <table:table-cell office:value-type="float" office:value="1442779113.32512" calcext:value-type="float">
            <text:p>1442779113.32512</text:p>
          </table:table-cell>
          <table:table-cell table:formula="of:=[.J172]-[.$B172]" office:value-type="float" office:value="8.54349184036255" calcext:value-type="float">
            <text:p>8.54349184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79104.8481" calcext:value-type="float">
            <text:p>1442779104.8481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26.4688282012939" calcext:value-type="float">
            <text:p>26.4688282013</text:p>
          </table:table-cell>
          <table:table-cell table:formula="of:=[.C173]/([.D173]-[.D172])" office:value-type="float" office:value="987295.022749199" calcext:value-type="float">
            <text:p>987295.022749199</text:p>
          </table:table-cell>
          <table:table-cell/>
          <table:table-cell office:value-type="float" office:value="1442779113.41028" calcext:value-type="float">
            <text:p>1442779113.41028</text:p>
          </table:table-cell>
          <table:table-cell table:formula="of:=[.G173]-[.B173]" office:value-type="float" office:value="8.56217503547668" calcext:value-type="float">
            <text:p>8.5621750355</text:p>
          </table:table-cell>
          <table:table-cell/>
          <table:table-cell office:value-type="float" office:value="1442779113.41033" calcext:value-type="float">
            <text:p>1442779113.41033</text:p>
          </table:table-cell>
          <table:table-cell table:formula="of:=[.J173]-[.$B173]" office:value-type="float" office:value="8.5622284412384" calcext:value-type="float">
            <text:p>8.562228441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79104.91453" calcext:value-type="float">
            <text:p>1442779104.91453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26.5352485179901" calcext:value-type="float">
            <text:p>26.535248518</text:p>
          </table:table-cell>
          <table:table-cell table:formula="of:=[.C174]/([.D174]-[.D173])" office:value-type="float" office:value="988131.392089365" calcext:value-type="float">
            <text:p>988131.392089365</text:p>
          </table:table-cell>
          <table:table-cell/>
          <table:table-cell office:value-type="float" office:value="1442779113.49773" calcext:value-type="float">
            <text:p>1442779113.49773</text:p>
          </table:table-cell>
          <table:table-cell table:formula="of:=[.G174]-[.B174]" office:value-type="float" office:value="8.5832085609436" calcext:value-type="float">
            <text:p>8.5832085609</text:p>
          </table:table-cell>
          <table:table-cell/>
          <table:table-cell office:value-type="float" office:value="1442779113.49777" calcext:value-type="float">
            <text:p>1442779113.49777</text:p>
          </table:table-cell>
          <table:table-cell table:formula="of:=[.J174]-[.$B174]" office:value-type="float" office:value="8.58324646949768" calcext:value-type="float">
            <text:p>8.583246469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79104.98104" calcext:value-type="float">
            <text:p>1442779104.98104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26.6017589569092" calcext:value-type="float">
            <text:p>26.6017589569</text:p>
          </table:table-cell>
          <table:table-cell table:formula="of:=[.C175]/([.D175]-[.D174])" office:value-type="float" office:value="986792.46546341" calcext:value-type="float">
            <text:p>986792.46546341</text:p>
          </table:table-cell>
          <table:table-cell/>
          <table:table-cell office:value-type="float" office:value="1442779113.5733" calcext:value-type="float">
            <text:p>1442779113.5733</text:p>
          </table:table-cell>
          <table:table-cell table:formula="of:=[.G175]-[.B175]" office:value-type="float" office:value="8.59226155281067" calcext:value-type="float">
            <text:p>8.5922615528</text:p>
          </table:table-cell>
          <table:table-cell/>
          <table:table-cell office:value-type="float" office:value="1442779113.57333" calcext:value-type="float">
            <text:p>1442779113.57333</text:p>
          </table:table-cell>
          <table:table-cell table:formula="of:=[.J175]-[.$B175]" office:value-type="float" office:value="8.59229850769043" calcext:value-type="float">
            <text:p>8.592298507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79105.04553" calcext:value-type="float">
            <text:p>1442779105.04553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26.6662540435791" calcext:value-type="float">
            <text:p>26.6662540436</text:p>
          </table:table-cell>
          <table:table-cell table:formula="of:=[.C176]/([.D176]-[.D175])" office:value-type="float" office:value="1017627.90607441" calcext:value-type="float">
            <text:p>1017627.90607441</text:p>
          </table:table-cell>
          <table:table-cell/>
          <table:table-cell office:value-type="float" office:value="1442779113.61005" calcext:value-type="float">
            <text:p>1442779113.61005</text:p>
          </table:table-cell>
          <table:table-cell table:formula="of:=[.G176]-[.B176]" office:value-type="float" office:value="8.56452345848084" calcext:value-type="float">
            <text:p>8.5645234585</text:p>
          </table:table-cell>
          <table:table-cell/>
          <table:table-cell office:value-type="float" office:value="1442779113.61009" calcext:value-type="float">
            <text:p>1442779113.61009</text:p>
          </table:table-cell>
          <table:table-cell table:formula="of:=[.J176]-[.$B176]" office:value-type="float" office:value="8.5645546913147" calcext:value-type="float">
            <text:p>8.564554691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79105.10903" calcext:value-type="float">
            <text:p>1442779105.10903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26.7297494411468" calcext:value-type="float">
            <text:p>26.7297494411</text:p>
          </table:table-cell>
          <table:table-cell table:formula="of:=[.C177]/([.D177]-[.D176])" office:value-type="float" office:value="1033649.72130415" calcext:value-type="float">
            <text:p>1033649.72130415</text:p>
          </table:table-cell>
          <table:table-cell/>
          <table:table-cell office:value-type="float" office:value="1442779113.69852" calcext:value-type="float">
            <text:p>1442779113.69852</text:p>
          </table:table-cell>
          <table:table-cell table:formula="of:=[.G177]-[.B177]" office:value-type="float" office:value="8.5894935131073" calcext:value-type="float">
            <text:p>8.5894935131</text:p>
          </table:table-cell>
          <table:table-cell/>
          <table:table-cell office:value-type="float" office:value="1442779113.69859" calcext:value-type="float">
            <text:p>1442779113.69859</text:p>
          </table:table-cell>
          <table:table-cell table:formula="of:=[.J177]-[.$B177]" office:value-type="float" office:value="8.58956408500671" calcext:value-type="float">
            <text:p>8.58956408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79105.17255" calcext:value-type="float">
            <text:p>1442779105.17255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26.7932705879211" calcext:value-type="float">
            <text:p>26.7932705879</text:p>
          </table:table-cell>
          <table:table-cell table:formula="of:=[.C178]/([.D178]-[.D177])" office:value-type="float" office:value="1033230.71658653" calcext:value-type="float">
            <text:p>1033230.71658653</text:p>
          </table:table-cell>
          <table:table-cell/>
          <table:table-cell office:value-type="float" office:value="1442779113.77436" calcext:value-type="float">
            <text:p>1442779113.77436</text:p>
          </table:table-cell>
          <table:table-cell table:formula="of:=[.G178]-[.B178]" office:value-type="float" office:value="8.6018123626709" calcext:value-type="float">
            <text:p>8.6018123627</text:p>
          </table:table-cell>
          <table:table-cell/>
          <table:table-cell office:value-type="float" office:value="1442779113.77447" calcext:value-type="float">
            <text:p>1442779113.77447</text:p>
          </table:table-cell>
          <table:table-cell table:formula="of:=[.J178]-[.$B178]" office:value-type="float" office:value="8.6019275188446" calcext:value-type="float">
            <text:p>8.601927518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79105.23594" calcext:value-type="float">
            <text:p>1442779105.23594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26.8566627502441" calcext:value-type="float">
            <text:p>26.8566627502</text:p>
          </table:table-cell>
          <table:table-cell table:formula="of:=[.C179]/([.D179]-[.D178])" office:value-type="float" office:value="1035333.03794859" calcext:value-type="float">
            <text:p>1035333.03794859</text:p>
          </table:table-cell>
          <table:table-cell/>
          <table:table-cell office:value-type="float" office:value="1442779113.81088" calcext:value-type="float">
            <text:p>1442779113.81088</text:p>
          </table:table-cell>
          <table:table-cell table:formula="of:=[.G179]-[.B179]" office:value-type="float" office:value="8.57493877410889" calcext:value-type="float">
            <text:p>8.5749387741</text:p>
          </table:table-cell>
          <table:table-cell/>
          <table:table-cell office:value-type="float" office:value="1442779113.81091" calcext:value-type="float">
            <text:p>1442779113.81091</text:p>
          </table:table-cell>
          <table:table-cell table:formula="of:=[.J179]-[.$B179]" office:value-type="float" office:value="8.57497262954712" calcext:value-type="float">
            <text:p>8.574972629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79105.29942" calcext:value-type="float">
            <text:p>1442779105.29942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26.9201481342316" calcext:value-type="float">
            <text:p>26.9201481342</text:p>
          </table:table-cell>
          <table:table-cell table:formula="of:=[.C180]/([.D180]-[.D179])" office:value-type="float" office:value="1033812.75937464" calcext:value-type="float">
            <text:p>1033812.75937464</text:p>
          </table:table-cell>
          <table:table-cell/>
          <table:table-cell office:value-type="float" office:value="1442779113.8996" calcext:value-type="float">
            <text:p>1442779113.8996</text:p>
          </table:table-cell>
          <table:table-cell table:formula="of:=[.G180]-[.B180]" office:value-type="float" office:value="8.60017466545105" calcext:value-type="float">
            <text:p>8.6001746655</text:p>
          </table:table-cell>
          <table:table-cell/>
          <table:table-cell office:value-type="float" office:value="1442779113.89964" calcext:value-type="float">
            <text:p>1442779113.89964</text:p>
          </table:table-cell>
          <table:table-cell table:formula="of:=[.J180]-[.$B180]" office:value-type="float" office:value="8.60021495819092" calcext:value-type="float">
            <text:p>8.600214958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79105.36289" calcext:value-type="float">
            <text:p>1442779105.36289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26.9836118221283" calcext:value-type="float">
            <text:p>26.9836118221</text:p>
          </table:table-cell>
          <table:table-cell table:formula="of:=[.C181]/([.D181]-[.D180])" office:value-type="float" office:value="1034166.18502851" calcext:value-type="float">
            <text:p>1034166.18502851</text:p>
          </table:table-cell>
          <table:table-cell/>
          <table:table-cell office:value-type="float" office:value="1442779113.97555" calcext:value-type="float">
            <text:p>1442779113.97555</text:p>
          </table:table-cell>
          <table:table-cell table:formula="of:=[.G181]-[.B181]" office:value-type="float" office:value="8.6126663684845" calcext:value-type="float">
            <text:p>8.6126663685</text:p>
          </table:table-cell>
          <table:table-cell/>
          <table:table-cell office:value-type="float" office:value="1442779113.97572" calcext:value-type="float">
            <text:p>1442779113.97572</text:p>
          </table:table-cell>
          <table:table-cell table:formula="of:=[.J181]-[.$B181]" office:value-type="float" office:value="8.61282873153687" calcext:value-type="float">
            <text:p>8.612828731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79105.42633" calcext:value-type="float">
            <text:p>1442779105.4263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27.0470507144928" calcext:value-type="float">
            <text:p>27.0470507145</text:p>
          </table:table-cell>
          <table:table-cell table:formula="of:=[.C182]/([.D182]-[.D181])" office:value-type="float" office:value="1034570.39607339" calcext:value-type="float">
            <text:p>1034570.39607339</text:p>
          </table:table-cell>
          <table:table-cell/>
          <table:table-cell office:value-type="float" office:value="1442779114.05386" calcext:value-type="float">
            <text:p>1442779114.05386</text:p>
          </table:table-cell>
          <table:table-cell table:formula="of:=[.G182]-[.B182]" office:value-type="float" office:value="8.6275360584259" calcext:value-type="float">
            <text:p>8.6275360584</text:p>
          </table:table-cell>
          <table:table-cell/>
          <table:table-cell office:value-type="float" office:value="1442779114.0539" calcext:value-type="float">
            <text:p>1442779114.0539</text:p>
          </table:table-cell>
          <table:table-cell table:formula="of:=[.J182]-[.$B182]" office:value-type="float" office:value="8.62757301330566" calcext:value-type="float">
            <text:p>8.627573013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79105.48981" calcext:value-type="float">
            <text:p>1442779105.4898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27.1105356216431" calcext:value-type="float">
            <text:p>27.1105356216</text:p>
          </table:table-cell>
          <table:table-cell table:formula="of:=[.C183]/([.D183]-[.D182])" office:value-type="float" office:value="1033820.52437518" calcext:value-type="float">
            <text:p>1033820.52437518</text:p>
          </table:table-cell>
          <table:table-cell/>
          <table:table-cell office:value-type="float" office:value="1442779114.08921" calcext:value-type="float">
            <text:p>1442779114.08921</text:p>
          </table:table-cell>
          <table:table-cell table:formula="of:=[.G183]-[.B183]" office:value-type="float" office:value="8.59939646720886" calcext:value-type="float">
            <text:p>8.5993964672</text:p>
          </table:table-cell>
          <table:table-cell/>
          <table:table-cell office:value-type="float" office:value="1442779114.08925" calcext:value-type="float">
            <text:p>1442779114.08925</text:p>
          </table:table-cell>
          <table:table-cell table:formula="of:=[.J183]-[.$B183]" office:value-type="float" office:value="8.59943890571594" calcext:value-type="float">
            <text:p>8.599438905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79105.55341" calcext:value-type="float">
            <text:p>1442779105.55341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27.1741328239441" calcext:value-type="float">
            <text:p>27.1741328239</text:p>
          </table:table-cell>
          <table:table-cell table:formula="of:=[.C184]/([.D184]-[.D183])" office:value-type="float" office:value="1031995.08194312" calcext:value-type="float">
            <text:p>1031995.08194312</text:p>
          </table:table-cell>
          <table:table-cell/>
          <table:table-cell office:value-type="float" office:value="1442779114.11393" calcext:value-type="float">
            <text:p>1442779114.11393</text:p>
          </table:table-cell>
          <table:table-cell table:formula="of:=[.G184]-[.B184]" office:value-type="float" office:value="8.56052350997925" calcext:value-type="float">
            <text:p>8.56052351</text:p>
          </table:table-cell>
          <table:table-cell/>
          <table:table-cell office:value-type="float" office:value="1442779114.11397" calcext:value-type="float">
            <text:p>1442779114.11397</text:p>
          </table:table-cell>
          <table:table-cell table:formula="of:=[.J184]-[.$B184]" office:value-type="float" office:value="8.56056475639343" calcext:value-type="float">
            <text:p>8.560564756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79105.61688" calcext:value-type="float">
            <text:p>1442779105.61688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27.2376012802124" calcext:value-type="float">
            <text:p>27.2376012802</text:p>
          </table:table-cell>
          <table:table-cell table:formula="of:=[.C185]/([.D185]-[.D184])" office:value-type="float" office:value="1034088.48834361" calcext:value-type="float">
            <text:p>1034088.48834361</text:p>
          </table:table-cell>
          <table:table-cell/>
          <table:table-cell office:value-type="float" office:value="1442779114.18608" calcext:value-type="float">
            <text:p>1442779114.18608</text:p>
          </table:table-cell>
          <table:table-cell table:formula="of:=[.G185]-[.B185]" office:value-type="float" office:value="8.56920671463013" calcext:value-type="float">
            <text:p>8.5692067146</text:p>
          </table:table-cell>
          <table:table-cell/>
          <table:table-cell office:value-type="float" office:value="1442779114.18612" calcext:value-type="float">
            <text:p>1442779114.18612</text:p>
          </table:table-cell>
          <table:table-cell table:formula="of:=[.J185]-[.$B185]" office:value-type="float" office:value="8.56924343109131" calcext:value-type="float">
            <text:p>8.569243431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79105.68036" calcext:value-type="float">
            <text:p>1442779105.68036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27.3010866641998" calcext:value-type="float">
            <text:p>27.3010866642</text:p>
          </table:table-cell>
          <table:table-cell table:formula="of:=[.C186]/([.D186]-[.D185])" office:value-type="float" office:value="1033812.75937464" calcext:value-type="float">
            <text:p>1033812.75937464</text:p>
          </table:table-cell>
          <table:table-cell/>
          <table:table-cell office:value-type="float" office:value="1442779114.26132" calcext:value-type="float">
            <text:p>1442779114.26132</text:p>
          </table:table-cell>
          <table:table-cell table:formula="of:=[.G186]-[.B186]" office:value-type="float" office:value="8.58095598220825" calcext:value-type="float">
            <text:p>8.5809559822</text:p>
          </table:table-cell>
          <table:table-cell/>
          <table:table-cell office:value-type="float" office:value="1442779114.26137" calcext:value-type="float">
            <text:p>1442779114.26137</text:p>
          </table:table-cell>
          <table:table-cell table:formula="of:=[.J186]-[.$B186]" office:value-type="float" office:value="8.5810112953186" calcext:value-type="float">
            <text:p>8.581011295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79105.74387" calcext:value-type="float">
            <text:p>1442779105.74387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27.3645889759064" calcext:value-type="float">
            <text:p>27.3645889759</text:p>
          </table:table-cell>
          <table:table-cell table:formula="of:=[.C187]/([.D187]-[.D186])" office:value-type="float" office:value="1033537.177407" calcext:value-type="float">
            <text:p>1033537.177407</text:p>
          </table:table-cell>
          <table:table-cell/>
          <table:table-cell office:value-type="float" office:value="1442779114.32844" calcext:value-type="float">
            <text:p>1442779114.32844</text:p>
          </table:table-cell>
          <table:table-cell table:formula="of:=[.G187]-[.B187]" office:value-type="float" office:value="8.58457088470459" calcext:value-type="float">
            <text:p>8.5845708847</text:p>
          </table:table-cell>
          <table:table-cell/>
          <table:table-cell office:value-type="float" office:value="1442779114.32847" calcext:value-type="float">
            <text:p>1442779114.32847</text:p>
          </table:table-cell>
          <table:table-cell table:formula="of:=[.J187]-[.$B187]" office:value-type="float" office:value="8.58460664749146" calcext:value-type="float">
            <text:p>8.58460664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79105.80726" calcext:value-type="float">
            <text:p>1442779105.80726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27.427987575531" calcext:value-type="float">
            <text:p>27.4279875755</text:p>
          </table:table-cell>
          <table:table-cell table:formula="of:=[.C188]/([.D188]-[.D187])" office:value-type="float" office:value="1035227.91337016" calcext:value-type="float">
            <text:p>1035227.91337016</text:p>
          </table:table-cell>
          <table:table-cell/>
          <table:table-cell office:value-type="float" office:value="1442779114.40918" calcext:value-type="float">
            <text:p>1442779114.40918</text:p>
          </table:table-cell>
          <table:table-cell table:formula="of:=[.G188]-[.B188]" office:value-type="float" office:value="8.60191798210144" calcext:value-type="float">
            <text:p>8.6019179821</text:p>
          </table:table-cell>
          <table:table-cell/>
          <table:table-cell office:value-type="float" office:value="1442779114.40923" calcext:value-type="float">
            <text:p>1442779114.40923</text:p>
          </table:table-cell>
          <table:table-cell table:formula="of:=[.J188]-[.$B188]" office:value-type="float" office:value="8.60196900367737" calcext:value-type="float">
            <text:p>8.601969003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79105.87075" calcext:value-type="float">
            <text:p>1442779105.87075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27.49147605896" calcext:value-type="float">
            <text:p>27.491476059</text:p>
          </table:table-cell>
          <table:table-cell table:formula="of:=[.C189]/([.D189]-[.D188])" office:value-type="float" office:value="1033762.28971422" calcext:value-type="float">
            <text:p>1033762.28971422</text:p>
          </table:table-cell>
          <table:table-cell/>
          <table:table-cell office:value-type="float" office:value="1442779114.48985" calcext:value-type="float">
            <text:p>1442779114.48985</text:p>
          </table:table-cell>
          <table:table-cell table:formula="of:=[.G189]-[.B189]" office:value-type="float" office:value="8.61909794807434" calcext:value-type="float">
            <text:p>8.6190979481</text:p>
          </table:table-cell>
          <table:table-cell/>
          <table:table-cell office:value-type="float" office:value="1442779114.48989" calcext:value-type="float">
            <text:p>1442779114.48989</text:p>
          </table:table-cell>
          <table:table-cell table:formula="of:=[.J189]-[.$B189]" office:value-type="float" office:value="8.61913919448853" calcext:value-type="float">
            <text:p>8.619139194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79105.93418" calcext:value-type="float">
            <text:p>1442779105.93418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27.5549018383026" calcext:value-type="float">
            <text:p>27.5549018383</text:p>
          </table:table-cell>
          <table:table-cell table:formula="of:=[.C190]/([.D190]-[.D189])" office:value-type="float" office:value="1034784.28929394" calcext:value-type="float">
            <text:p>1034784.28929394</text:p>
          </table:table-cell>
          <table:table-cell/>
          <table:table-cell office:value-type="float" office:value="1442779114.55706" calcext:value-type="float">
            <text:p>1442779114.55706</text:p>
          </table:table-cell>
          <table:table-cell table:formula="of:=[.G190]-[.B190]" office:value-type="float" office:value="8.62288618087769" calcext:value-type="float">
            <text:p>8.6228861809</text:p>
          </table:table-cell>
          <table:table-cell/>
          <table:table-cell office:value-type="float" office:value="1442779114.55714" calcext:value-type="float">
            <text:p>1442779114.55714</text:p>
          </table:table-cell>
          <table:table-cell table:formula="of:=[.J190]-[.$B190]" office:value-type="float" office:value="8.62295913696289" calcext:value-type="float">
            <text:p>8.62295913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79105.99764" calcext:value-type="float">
            <text:p>1442779105.99764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27.6183650493622" calcext:value-type="float">
            <text:p>27.6183650494</text:p>
          </table:table-cell>
          <table:table-cell table:formula="of:=[.C191]/([.D191]-[.D190])" office:value-type="float" office:value="1034173.95533916" calcext:value-type="float">
            <text:p>1034173.95533916</text:p>
          </table:table-cell>
          <table:table-cell/>
          <table:table-cell office:value-type="float" office:value="1442779114.63786" calcext:value-type="float">
            <text:p>1442779114.63786</text:p>
          </table:table-cell>
          <table:table-cell table:formula="of:=[.G191]-[.B191]" office:value-type="float" office:value="8.64021635055542" calcext:value-type="float">
            <text:p>8.6402163506</text:p>
          </table:table-cell>
          <table:table-cell/>
          <table:table-cell office:value-type="float" office:value="1442779114.6379" calcext:value-type="float">
            <text:p>1442779114.6379</text:p>
          </table:table-cell>
          <table:table-cell table:formula="of:=[.J191]-[.$B191]" office:value-type="float" office:value="8.64026045799255" calcext:value-type="float">
            <text:p>8.64026045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79106.05827" calcext:value-type="float">
            <text:p>1442779106.05827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27.6789889335632" calcext:value-type="float">
            <text:p>27.6789889336</text:p>
          </table:table-cell>
          <table:table-cell table:formula="of:=[.C192]/([.D192]-[.D191])" office:value-type="float" office:value="1082609.61607708" calcext:value-type="float">
            <text:p>1082609.61607708</text:p>
          </table:table-cell>
          <table:table-cell/>
          <table:table-cell office:value-type="float" office:value="1442779114.71843" calcext:value-type="float">
            <text:p>1442779114.71843</text:p>
          </table:table-cell>
          <table:table-cell table:formula="of:=[.G192]-[.B192]" office:value-type="float" office:value="8.66016125679016" calcext:value-type="float">
            <text:p>8.6601612568</text:p>
          </table:table-cell>
          <table:table-cell/>
          <table:table-cell office:value-type="float" office:value="1442779114.71849" calcext:value-type="float">
            <text:p>1442779114.71849</text:p>
          </table:table-cell>
          <table:table-cell table:formula="of:=[.J192]-[.$B192]" office:value-type="float" office:value="8.66022920608521" calcext:value-type="float">
            <text:p>8.660229206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79106.11878" calcext:value-type="float">
            <text:p>1442779106.11878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27.7395062446594" calcext:value-type="float">
            <text:p>27.7395062447</text:p>
          </table:table-cell>
          <table:table-cell table:formula="of:=[.C193]/([.D193]-[.D192])" office:value-type="float" office:value="1084516.12953654" calcext:value-type="float">
            <text:p>1084516.12953654</text:p>
          </table:table-cell>
          <table:table-cell/>
          <table:table-cell office:value-type="float" office:value="1442779114.78565" calcext:value-type="float">
            <text:p>1442779114.78565</text:p>
          </table:table-cell>
          <table:table-cell table:formula="of:=[.G193]-[.B193]" office:value-type="float" office:value="8.66686630249023" calcext:value-type="float">
            <text:p>8.6668663025</text:p>
          </table:table-cell>
          <table:table-cell/>
          <table:table-cell office:value-type="float" office:value="1442779114.78569" calcext:value-type="float">
            <text:p>1442779114.78569</text:p>
          </table:table-cell>
          <table:table-cell table:formula="of:=[.J193]-[.$B193]" office:value-type="float" office:value="8.66690421104431" calcext:value-type="float">
            <text:p>8.6669042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79106.17925" calcext:value-type="float">
            <text:p>1442779106.17925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27.7999708652496" calcext:value-type="float">
            <text:p>27.7999708652</text:p>
          </table:table-cell>
          <table:table-cell table:formula="of:=[.C194]/([.D194]-[.D193])" office:value-type="float" office:value="1085461.20622853" calcext:value-type="float">
            <text:p>1085461.20622853</text:p>
          </table:table-cell>
          <table:table-cell/>
          <table:table-cell office:value-type="float" office:value="1442779114.86631" calcext:value-type="float">
            <text:p>1442779114.86631</text:p>
          </table:table-cell>
          <table:table-cell table:formula="of:=[.G194]-[.B194]" office:value-type="float" office:value="8.68706059455872" calcext:value-type="float">
            <text:p>8.6870605946</text:p>
          </table:table-cell>
          <table:table-cell/>
          <table:table-cell office:value-type="float" office:value="1442779114.86635" calcext:value-type="float">
            <text:p>1442779114.86635</text:p>
          </table:table-cell>
          <table:table-cell table:formula="of:=[.J194]-[.$B194]" office:value-type="float" office:value="8.68710160255432" calcext:value-type="float">
            <text:p>8.687101602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79106.23971" calcext:value-type="float">
            <text:p>1442779106.23971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27.8604338169098" calcext:value-type="float">
            <text:p>27.8604338169</text:p>
          </table:table-cell>
          <table:table-cell table:formula="of:=[.C195]/([.D195]-[.D194])" office:value-type="float" office:value="1085491.16769716" calcext:value-type="float">
            <text:p>1085491.16769716</text:p>
          </table:table-cell>
          <table:table-cell/>
          <table:table-cell office:value-type="float" office:value="1442779114.94688" calcext:value-type="float">
            <text:p>1442779114.94688</text:p>
          </table:table-cell>
          <table:table-cell table:formula="of:=[.G195]-[.B195]" office:value-type="float" office:value="8.70716738700867" calcext:value-type="float">
            <text:p>8.707167387</text:p>
          </table:table-cell>
          <table:table-cell/>
          <table:table-cell office:value-type="float" office:value="1442779114.94692" calcext:value-type="float">
            <text:p>1442779114.94692</text:p>
          </table:table-cell>
          <table:table-cell table:formula="of:=[.J195]-[.$B195]" office:value-type="float" office:value="8.70720839500427" calcext:value-type="float">
            <text:p>8.70720839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79106.3002" calcext:value-type="float">
            <text:p>1442779106.3002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27.920919418335" calcext:value-type="float">
            <text:p>27.9209194183</text:p>
          </table:table-cell>
          <table:table-cell table:formula="of:=[.C196]/([.D196]-[.D195])" office:value-type="float" office:value="1085084.68881137" calcext:value-type="float">
            <text:p>1085084.68881137</text:p>
          </table:table-cell>
          <table:table-cell/>
          <table:table-cell office:value-type="float" office:value="1442779115.0088" calcext:value-type="float">
            <text:p>1442779115.0088</text:p>
          </table:table-cell>
          <table:table-cell table:formula="of:=[.G196]-[.B196]" office:value-type="float" office:value="8.70860075950623" calcext:value-type="float">
            <text:p>8.7086007595</text:p>
          </table:table-cell>
          <table:table-cell/>
          <table:table-cell office:value-type="float" office:value="1442779115.00885" calcext:value-type="float">
            <text:p>1442779115.00885</text:p>
          </table:table-cell>
          <table:table-cell table:formula="of:=[.J196]-[.$B196]" office:value-type="float" office:value="8.70864963531494" calcext:value-type="float">
            <text:p>8.708649635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79106.36068" calcext:value-type="float">
            <text:p>1442779106.36068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27.9813992977142" calcext:value-type="float">
            <text:p>27.9813992977</text:p>
          </table:table-cell>
          <table:table-cell table:formula="of:=[.C197]/([.D197]-[.D196])" office:value-type="float" office:value="1085187.34947235" calcext:value-type="float">
            <text:p>1085187.34947235</text:p>
          </table:table-cell>
          <table:table-cell/>
          <table:table-cell office:value-type="float" office:value="1442779115.08939" calcext:value-type="float">
            <text:p>1442779115.08939</text:p>
          </table:table-cell>
          <table:table-cell table:formula="of:=[.G197]-[.B197]" office:value-type="float" office:value="8.72871804237366" calcext:value-type="float">
            <text:p>8.7287180424</text:p>
          </table:table-cell>
          <table:table-cell/>
          <table:table-cell office:value-type="float" office:value="1442779115.08944" calcext:value-type="float">
            <text:p>1442779115.08944</text:p>
          </table:table-cell>
          <table:table-cell table:formula="of:=[.J197]-[.$B197]" office:value-type="float" office:value="8.72876310348511" calcext:value-type="float">
            <text:p>8.728763103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79106.42116" calcext:value-type="float">
            <text:p>1442779106.42116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28.0418865680695" calcext:value-type="float">
            <text:p>28.0418865681</text:p>
          </table:table-cell>
          <table:table-cell table:formula="of:=[.C198]/([.D198]-[.D197])" office:value-type="float" office:value="1085054.7497773" calcext:value-type="float">
            <text:p>1085054.7497773</text:p>
          </table:table-cell>
          <table:table-cell/>
          <table:table-cell office:value-type="float" office:value="1442779115.11685" calcext:value-type="float">
            <text:p>1442779115.11685</text:p>
          </table:table-cell>
          <table:table-cell table:formula="of:=[.G198]-[.B198]" office:value-type="float" office:value="8.69569087028503" calcext:value-type="float">
            <text:p>8.6956908703</text:p>
          </table:table-cell>
          <table:table-cell/>
          <table:table-cell office:value-type="float" office:value="1442779115.11691" calcext:value-type="float">
            <text:p>1442779115.11691</text:p>
          </table:table-cell>
          <table:table-cell table:formula="of:=[.J198]-[.$B198]" office:value-type="float" office:value="8.69574308395386" calcext:value-type="float">
            <text:p>8.6957430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79106.48167" calcext:value-type="float">
            <text:p>1442779106.48167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28.1023895740509" calcext:value-type="float">
            <text:p>28.1023895741</text:p>
          </table:table-cell>
          <table:table-cell table:formula="of:=[.C199]/([.D199]-[.D198])" office:value-type="float" office:value="1084772.54865862" calcext:value-type="float">
            <text:p>1084772.54865862</text:p>
          </table:table-cell>
          <table:table-cell/>
          <table:table-cell office:value-type="float" office:value="1442779115.16691" calcext:value-type="float">
            <text:p>1442779115.16691</text:p>
          </table:table-cell>
          <table:table-cell table:formula="of:=[.G199]-[.B199]" office:value-type="float" office:value="8.68524670600891" calcext:value-type="float">
            <text:p>8.685246706</text:p>
          </table:table-cell>
          <table:table-cell/>
          <table:table-cell office:value-type="float" office:value="1442779115.16697" calcext:value-type="float">
            <text:p>1442779115.16697</text:p>
          </table:table-cell>
          <table:table-cell table:formula="of:=[.J199]-[.$B199]" office:value-type="float" office:value="8.68530702590942" calcext:value-type="float">
            <text:p>8.685307025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79106.54213" calcext:value-type="float">
            <text:p>1442779106.54213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28.1628506183624" calcext:value-type="float">
            <text:p>28.1628506184</text:p>
          </table:table-cell>
          <table:table-cell table:formula="of:=[.C200]/([.D200]-[.D199])" office:value-type="float" office:value="1085525.41140099" calcext:value-type="float">
            <text:p>1085525.41140099</text:p>
          </table:table-cell>
          <table:table-cell/>
          <table:table-cell office:value-type="float" office:value="1442779115.23287" calcext:value-type="float">
            <text:p>1442779115.23287</text:p>
          </table:table-cell>
          <table:table-cell table:formula="of:=[.G200]-[.B200]" office:value-type="float" office:value="8.69074583053589" calcext:value-type="float">
            <text:p>8.6907458305</text:p>
          </table:table-cell>
          <table:table-cell/>
          <table:table-cell office:value-type="float" office:value="1442779115.23291" calcext:value-type="float">
            <text:p>1442779115.23291</text:p>
          </table:table-cell>
          <table:table-cell table:formula="of:=[.J200]-[.$B200]" office:value-type="float" office:value="8.69078397750855" calcext:value-type="float">
            <text:p>8.690783977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79106.60259" calcext:value-type="float">
            <text:p>1442779106.60259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28.2233119010925" calcext:value-type="float">
            <text:p>28.2233119011</text:p>
          </table:table-cell>
          <table:table-cell table:formula="of:=[.C201]/([.D201]-[.D200])" office:value-type="float" office:value="1085521.13081986" calcext:value-type="float">
            <text:p>1085521.13081986</text:p>
          </table:table-cell>
          <table:table-cell/>
          <table:table-cell office:value-type="float" office:value="1442779115.29889" calcext:value-type="float">
            <text:p>1442779115.29889</text:p>
          </table:table-cell>
          <table:table-cell table:formula="of:=[.G201]-[.B201]" office:value-type="float" office:value="8.69630599021912" calcext:value-type="float">
            <text:p>8.6963059902</text:p>
          </table:table-cell>
          <table:table-cell/>
          <table:table-cell office:value-type="float" office:value="1442779115.29894" calcext:value-type="float">
            <text:p>1442779115.29894</text:p>
          </table:table-cell>
          <table:table-cell table:formula="of:=[.J201]-[.$B201]" office:value-type="float" office:value="8.69635438919067" calcext:value-type="float">
            <text:p>8.69635438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79106.66312" calcext:value-type="float">
            <text:p>1442779106.66312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28.2838418483734" calcext:value-type="float">
            <text:p>28.2838418484</text:p>
          </table:table-cell>
          <table:table-cell table:formula="of:=[.C202]/([.D202]-[.D201])" office:value-type="float" office:value="1084289.72679326" calcext:value-type="float">
            <text:p>1084289.72679326</text:p>
          </table:table-cell>
          <table:table-cell/>
          <table:table-cell office:value-type="float" office:value="1442779115.35387" calcext:value-type="float">
            <text:p>1442779115.35387</text:p>
          </table:table-cell>
          <table:table-cell table:formula="of:=[.G202]-[.B202]" office:value-type="float" office:value="8.690749168396" calcext:value-type="float">
            <text:p>8.6907491684</text:p>
          </table:table-cell>
          <table:table-cell/>
          <table:table-cell office:value-type="float" office:value="1442779115.35391" calcext:value-type="float">
            <text:p>1442779115.35391</text:p>
          </table:table-cell>
          <table:table-cell table:formula="of:=[.J202]-[.$B202]" office:value-type="float" office:value="8.69079113006592" calcext:value-type="float">
            <text:p>8.690791130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79106.7236" calcext:value-type="float">
            <text:p>1442779106.7236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28.3443276882172" calcext:value-type="float">
            <text:p>28.3443276882</text:p>
          </table:table-cell>
          <table:table-cell table:formula="of:=[.C203]/([.D203]-[.D202])" office:value-type="float" office:value="1085080.41170535" calcext:value-type="float">
            <text:p>1085080.41170535</text:p>
          </table:table-cell>
          <table:table-cell/>
          <table:table-cell office:value-type="float" office:value="1442779115.41974" calcext:value-type="float">
            <text:p>1442779115.41974</text:p>
          </table:table-cell>
          <table:table-cell table:formula="of:=[.G203]-[.B203]" office:value-type="float" office:value="8.69614005088806" calcext:value-type="float">
            <text:p>8.6961400509</text:p>
          </table:table-cell>
          <table:table-cell/>
          <table:table-cell office:value-type="float" office:value="1442779115.41978" calcext:value-type="float">
            <text:p>1442779115.41978</text:p>
          </table:table-cell>
          <table:table-cell table:formula="of:=[.J203]-[.$B203]" office:value-type="float" office:value="8.69617533683777" calcext:value-type="float">
            <text:p>8.696175336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79106.78411" calcext:value-type="float">
            <text:p>1442779106.78411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28.404834985733" calcext:value-type="float">
            <text:p>28.4048349857</text:p>
          </table:table-cell>
          <table:table-cell table:formula="of:=[.C204]/([.D204]-[.D203])" office:value-type="float" office:value="1084695.61019126" calcext:value-type="float">
            <text:p>1084695.61019126</text:p>
          </table:table-cell>
          <table:table-cell/>
          <table:table-cell office:value-type="float" office:value="1442779115.48594" calcext:value-type="float">
            <text:p>1442779115.48594</text:p>
          </table:table-cell>
          <table:table-cell table:formula="of:=[.G204]-[.B204]" office:value-type="float" office:value="8.70183110237122" calcext:value-type="float">
            <text:p>8.7018311024</text:p>
          </table:table-cell>
          <table:table-cell/>
          <table:table-cell office:value-type="float" office:value="1442779115.48599" calcext:value-type="float">
            <text:p>1442779115.48599</text:p>
          </table:table-cell>
          <table:table-cell table:formula="of:=[.J204]-[.$B204]" office:value-type="float" office:value="8.70188331604004" calcext:value-type="float">
            <text:p>8.7018833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79106.8446" calcext:value-type="float">
            <text:p>1442779106.8446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28.4653258323669" calcext:value-type="float">
            <text:p>28.4653258324</text:p>
          </table:table-cell>
          <table:table-cell table:formula="of:=[.C205]/([.D205]-[.D204])" office:value-type="float" office:value="1084990.60026723" calcext:value-type="float">
            <text:p>1084990.60026723</text:p>
          </table:table-cell>
          <table:table-cell/>
          <table:table-cell office:value-type="float" office:value="1442779115.54092" calcext:value-type="float">
            <text:p>1442779115.54092</text:p>
          </table:table-cell>
          <table:table-cell table:formula="of:=[.G205]-[.B205]" office:value-type="float" office:value="8.69632053375244" calcext:value-type="float">
            <text:p>8.6963205338</text:p>
          </table:table-cell>
          <table:table-cell/>
          <table:table-cell office:value-type="float" office:value="1442779115.54096" calcext:value-type="float">
            <text:p>1442779115.54096</text:p>
          </table:table-cell>
          <table:table-cell table:formula="of:=[.J205]-[.$B205]" office:value-type="float" office:value="8.69636249542236" calcext:value-type="float">
            <text:p>8.696362495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79106.90509" calcext:value-type="float">
            <text:p>1442779106.90509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28.5258164405823" calcext:value-type="float">
            <text:p>28.5258164406</text:p>
          </table:table-cell>
          <table:table-cell table:formula="of:=[.C206]/([.D206]-[.D205])" office:value-type="float" office:value="1084994.87666525" calcext:value-type="float">
            <text:p>1084994.87666525</text:p>
          </table:table-cell>
          <table:table-cell/>
          <table:table-cell office:value-type="float" office:value="1442779115.60689" calcext:value-type="float">
            <text:p>1442779115.60689</text:p>
          </table:table-cell>
          <table:table-cell table:formula="of:=[.G206]-[.B206]" office:value-type="float" office:value="8.70180034637451" calcext:value-type="float">
            <text:p>8.7018003464</text:p>
          </table:table-cell>
          <table:table-cell/>
          <table:table-cell office:value-type="float" office:value="1442779115.60694" calcext:value-type="float">
            <text:p>1442779115.60694</text:p>
          </table:table-cell>
          <table:table-cell table:formula="of:=[.J206]-[.$B206]" office:value-type="float" office:value="8.70184278488159" calcext:value-type="float">
            <text:p>8.701842784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79106.96555" calcext:value-type="float">
            <text:p>1442779106.96555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28.5862689018249" calcext:value-type="float">
            <text:p>28.5862689018</text:p>
          </table:table-cell>
          <table:table-cell table:formula="of:=[.C207]/([.D207]-[.D206])" office:value-type="float" office:value="1085679.53480888" calcext:value-type="float">
            <text:p>1085679.53480888</text:p>
          </table:table-cell>
          <table:table-cell/>
          <table:table-cell office:value-type="float" office:value="1442779115.66411" calcext:value-type="float">
            <text:p>1442779115.66411</text:p>
          </table:table-cell>
          <table:table-cell table:formula="of:=[.G207]-[.B207]" office:value-type="float" office:value="8.69856643676758" calcext:value-type="float">
            <text:p>8.6985664368</text:p>
          </table:table-cell>
          <table:table-cell/>
          <table:table-cell office:value-type="float" office:value="1442779115.66416" calcext:value-type="float">
            <text:p>1442779115.66416</text:p>
          </table:table-cell>
          <table:table-cell table:formula="of:=[.J207]-[.$B207]" office:value-type="float" office:value="8.69861888885498" calcext:value-type="float">
            <text:p>8.698618888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79120.03492" calcext:value-type="float">
            <text:p>1442779120.03492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41.6556413173676" calcext:value-type="float">
            <text:p>41.6556413174</text:p>
          </table:table-cell>
          <table:table-cell table:formula="of:=[.C208]/([.D208]-[.D207])" office:value-type="float" office:value="5021.8172620093" calcext:value-type="float">
            <text:p>5021.8172620093</text:p>
          </table:table-cell>
          <table:table-cell/>
          <table:table-cell office:value-type="float" office:value="1442779120.31034" calcext:value-type="float">
            <text:p>1442779120.31034</text:p>
          </table:table-cell>
          <table:table-cell table:formula="of:=[.G208]-[.B208]" office:value-type="float" office:value="0.275424957275391" calcext:value-type="float">
            <text:p>0.2754249573</text:p>
          </table:table-cell>
          <table:table-cell/>
          <table:table-cell office:value-type="float" office:value="1442779120.31041" calcext:value-type="float">
            <text:p>1442779120.31041</text:p>
          </table:table-cell>
          <table:table-cell table:formula="of:=[.J208]-[.$B208]" office:value-type="float" office:value="0.275495052337646" calcext:value-type="float">
            <text:p>0.27549505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0T15:06:45.253092657</dc:date>
    <meta:editing-duration>PT7M13S</meta:editing-duration>
    <meta:editing-cycles>1</meta:editing-cycles>
    <meta:document-statistic meta:table-count="1" meta:cell-count="1872" meta:object-count="0"/>
    <meta:generator>LibreOffice/4.4.2.2$Linux_X86_64 LibreOffice_project/40m0$Build-2</meta:generator>
  </office:meta>
</office:document-meta>
</file>